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58.79pt"/>
    </style:style>
    <style:style style:name="co44" style:family="table-column">
      <style:table-column-properties fo:break-before="auto" style:column-width="66.56pt"/>
    </style:style>
    <style:style style:name="co45" style:family="table-column">
      <style:table-column-properties fo:break-before="auto" style:column-width="43.34pt"/>
    </style:style>
    <style:style style:name="co46" style:family="table-column">
      <style:table-column-properties fo:break-before="auto" style:column-width="60.49pt"/>
    </style:style>
    <style:style style:name="co47" style:family="table-column">
      <style:table-column-properties fo:break-before="auto" style:column-width="33.45pt"/>
    </style:style>
    <style:style style:name="co48" style:family="table-column">
      <style:table-column-properties fo:break-before="auto" style:column-width="35.66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fo:color="#6666ff"/>
    </style:style>
    <style:style style:name="ce103" style:family="table-cell" style:parent-style-name="Default" style:data-style-name="N129">
      <style:text-properties style:font-name="Liberation Sans1"/>
    </style:style>
    <style:style style:name="ce104" style:family="table-cell" style:parent-style-name="Default" style:data-style-name="N129"/>
    <style:style style:name="ce10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7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129">
      <style:table-cell-properties fo:border="none"/>
    </style:style>
    <style:style style:name="ce113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7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0" style:family="table-cell" style:parent-style-name="Default" style:data-style-name="N128">
      <style:text-properties fo:color="#808080"/>
    </style:style>
    <style:style style:name="ce12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22" style:family="table-cell" style:parent-style-name="Default" style:data-style-name="N2">
      <style:text-properties fo:color="#666666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8" style:family="table-cell" style:parent-style-name="Default" style:data-style-name="N126">
      <style:text-properties fo:color="#808080"/>
    </style:style>
    <style:style style:name="ce12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26">
      <style:table-cell-properties fo:border="none"/>
      <style:text-properties fo:color="#808080"/>
    </style:style>
    <style:style style:name="ce13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3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3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4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5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7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4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5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6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50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51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2" style:family="table-cell" style:parent-style-name="Default" style:data-style-name="N10"/>
    <style:style style:name="ce15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7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9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60" style:family="table-cell" style:parent-style-name="Default" style:data-style-name="N126">
      <style:table-cell-properties fo:border="none"/>
      <style:text-properties fo:color="#666666"/>
    </style:style>
    <style:style style:name="ce161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3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6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69" style:family="table-cell" style:parent-style-name="Default" style:data-style-name="N2"/>
    <style:style style:name="ce170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7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7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74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7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7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8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83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8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88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8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9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91" style:family="table-cell" style:parent-style-name="Default" style:data-style-name="N128">
      <style:table-cell-properties fo:border="none"/>
      <style:text-properties fo:color="#666666"/>
    </style:style>
    <style:style style:name="ce19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99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00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202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03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208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7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21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22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2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22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22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2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2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2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3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6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3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/>
    <style:style style:name="ce240" style:family="table-cell" style:parent-style-name="Default" style:data-style-name="N128">
      <style:table-cell-properties fo:border="none"/>
    </style:style>
    <style:style style:name="ce24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45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4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53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4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5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7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5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59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61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62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6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6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5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8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69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70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71" style:family="table-cell" style:parent-style-name="Default" style:data-style-name="N126">
      <style:text-properties fo:color="#6666ff"/>
    </style:style>
    <style:style style:name="ce27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73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74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5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77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8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8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8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8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88" style:family="table-cell" style:parent-style-name="Default" style:data-style-name="N127">
      <style:text-properties fo:color="#808080"/>
    </style:style>
    <style:style style:name="ce28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90" style:family="table-cell" style:parent-style-name="Default" style:data-style-name="N127">
      <style:table-cell-properties fo:border="none"/>
      <style:text-properties fo:color="#666666"/>
    </style:style>
    <style:style style:name="ce29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9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9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7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9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30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30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304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0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30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30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30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31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12" style:family="table-cell" style:parent-style-name="Default" style:data-style-name="N126">
      <style:table-cell-properties style:vertical-align="automatic"/>
      <style:text-properties fo:color="#6666ff"/>
    </style:style>
    <style:style style:name="ce3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3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3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6" style:family="table-cell" style:parent-style-name="Default" style:data-style-name="N10">
      <style:table-cell-properties fo:border="none"/>
      <style:text-properties fo:color="#6666ff"/>
    </style:style>
    <style:style style:name="ce31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3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3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3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3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32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32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32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32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32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2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2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2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3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3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33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/>
    </style:style>
    <style:style style:name="ce334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/>
    </style:style>
    <style:style style:name="ce335" style:family="table-cell" style:parent-style-name="Default" style:data-style-name="N125">
      <style:table-cell-properties fo:border-bottom="none" fo:border-left="0.06pt solid #6666ff" fo:border-right="0.06pt solid #6666ff" fo:border-top="none"/>
      <style:text-properties fo:color="#6666ff"/>
    </style:style>
    <style:style style:name="ce336" style:family="table-cell" style:parent-style-name="Default" style:data-style-name="N125">
      <style:table-cell-properties fo:border-bottom="0.06pt solid #6666ff" fo:border-left="0.06pt solid #6666ff" fo:border-right="0.06pt solid #6666ff" fo:border-top="none"/>
      <style:text-properties fo:color="#6666ff"/>
    </style:style>
    <style:style style:name="ce337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38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339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40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41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/>
    </style:style>
    <style:style style:name="ce342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/>
    </style:style>
    <style:style style:name="ce343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/>
    </style:style>
    <style:style style:name="ce34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45" style:family="table-cell" style:parent-style-name="Default" style:data-style-name="N125">
      <style:table-cell-properties fo:border-bottom="none" fo:border-left="none" fo:border-right="none" fo:border-top="0.06pt solid #6666ff"/>
      <style:text-properties fo:color="#6666ff"/>
    </style:style>
    <style:style style:name="ce346" style:family="table-cell" style:parent-style-name="Default" style:data-style-name="N125">
      <style:table-cell-properties fo:border="none"/>
      <style:text-properties fo:color="#6666ff"/>
    </style:style>
    <style:style style:name="ce347" style:family="table-cell" style:parent-style-name="Default" style:data-style-name="N125">
      <style:table-cell-properties fo:border-bottom="0.06pt solid #6666ff" fo:border-left="none" fo:border-right="none" fo:border-top="none"/>
      <style:text-properties fo:color="#6666ff"/>
    </style:style>
    <style:style style:name="ce348" style:family="table-cell" style:parent-style-name="Default" style:data-style-name="N125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49" style:family="table-cell" style:parent-style-name="Default" style:data-style-name="N125">
      <style:table-cell-properties fo:border-bottom="none" fo:border-left="none" fo:border-right="0.06pt solid #6666ff" fo:border-top="0.06pt solid #6666ff"/>
      <style:text-properties fo:color="#6666ff"/>
    </style:style>
    <style:style style:name="ce350" style:family="table-cell" style:parent-style-name="Default" style:data-style-name="N125">
      <style:table-cell-properties fo:border-bottom="none" fo:border-left="none" fo:border-right="0.06pt solid #6666ff" fo:border-top="none"/>
      <style:text-properties fo:color="#6666ff"/>
    </style:style>
    <style:style style:name="ce351" style:family="table-cell" style:parent-style-name="Default" style:data-style-name="N125">
      <style:table-cell-properties fo:border-bottom="0.06pt solid #6666ff" fo:border-left="none" fo:border-right="0.06pt solid #6666ff" fo:border-top="none"/>
      <style:text-properties fo:color="#6666ff"/>
    </style:style>
    <style:style style:name="ce352" style:family="table-cell" style:parent-style-name="Default" style:data-style-name="N2">
      <style:text-properties fo:color="#808080"/>
    </style:style>
    <style:style style:name="ce353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54" style:family="table-cell" style:parent-style-name="Default">
      <style:table-cell-properties fo:border-bottom="none" fo:border-left="0.06pt solid #999999" fo:border-right="0.06pt solid #999999" fo:border-top="0.06pt solid #999999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355" style:family="table-cell" style:parent-style-name="Default">
      <style:table-cell-properties fo:border-bottom="none" fo:border-left="0.06pt solid #999999" fo:border-right="0.06pt solid #999999" fo:border-top="none"/>
      <style:text-properties fo:color="#666666"/>
    </style:style>
    <style:style style:name="ce356" style:family="table-cell" style:parent-style-name="Default">
      <style:table-cell-properties fo:border-bottom="0.06pt solid #999999" fo:border-left="0.06pt solid #999999" fo:border-right="0.06pt solid #999999" fo:border-top="none"/>
      <style:text-properties fo:color="#666666"/>
    </style:style>
    <style:style style:name="ce357" style:family="table-cell" style:parent-style-name="Default" style:data-style-name="N125">
      <style:text-properties fo:color="#6666ff"/>
    </style:style>
    <style:style style:name="ce358" style:family="table-cell" style:parent-style-name="Default" style:data-style-name="N125">
      <style:table-cell-properties fo:border-bottom="none" fo:border-left="0.06pt solid #999999" fo:border-right="0.06pt solid #999999" fo:border-top="0.06pt solid #999999"/>
      <style:text-properties fo:color="#666666"/>
    </style:style>
    <style:style style:name="ce359" style:family="table-cell" style:parent-style-name="Default" style:data-style-name="N125">
      <style:table-cell-properties fo:border-bottom="none" fo:border-left="0.06pt solid #999999" fo:border-right="0.06pt solid #999999" fo:border-top="none"/>
      <style:text-properties fo:color="#666666"/>
    </style:style>
    <style:style style:name="ce360" style:family="table-cell" style:parent-style-name="Default" style:data-style-name="N125">
      <style:table-cell-properties fo:border-bottom="0.06pt solid #999999" fo:border-left="0.06pt solid #999999" fo:border-right="0.06pt solid #999999" fo:border-top="none"/>
      <style:text-properties fo:color="#666666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62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63" style:family="table-cell" style:parent-style-name="Default" style:data-style-name="N128">
      <style:table-cell-properties fo:border="none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64" style:family="table-cell" style:parent-style-name="Default" style:data-style-name="N128">
      <style:table-cell-properties fo:border="none"/>
      <style:text-properties fo:color="#666666" style:font-name="Liberation Sans" fo:font-size="10pt" style:font-size-asian="10pt" style:font-size-complex="10pt"/>
    </style:style>
    <style:style style:name="ce365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66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67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68" style:family="table-cell" style:parent-style-name="Default" style:data-style-name="N125">
      <style:text-properties fo:color="#808080"/>
    </style:style>
    <style:style style:name="ce369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0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71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72" style:family="table-cell" style:parent-style-name="Default" style:data-style-name="N10">
      <style:table-cell-properties fo:border="none"/>
      <style:text-properties fo:color="#6666ff" style:font-name="Liberation Sans" style:font-name-asian="WenQuanYi Micro Hei" style:font-name-complex="Lohit Devanagari"/>
    </style:style>
    <style:style style:name="ce373" style:family="table-cell" style:parent-style-name="Default" style:data-style-name="N11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4" style:family="table-cell" style:parent-style-name="Default" style:data-style-name="N11">
      <style:table-cell-properties fo:border-bottom="none" fo:border-left="0.06pt solid #6666ff" fo:border-right="0.06pt solid #6666ff" fo:border-top="none"/>
      <style:text-properties fo:color="#6666ff"/>
    </style:style>
    <style:style style:name="ce375" style:family="table-cell" style:parent-style-name="Default" style:data-style-name="N11">
      <style:table-cell-properties fo:border-bottom="0.06pt solid #6666ff" fo:border-left="0.06pt solid #6666ff" fo:border-right="0.06pt solid #6666ff" fo:border-top="none"/>
      <style:text-properties fo:color="#6666ff"/>
    </style:style>
    <style:style style:name="ce376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378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79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8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81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82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83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Simple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Simple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Simple Forward'.M5:.M9]-[.M5:.M9])*(1-['Simple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Simple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Simple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Simple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Simple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Simple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Simple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4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2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09" office:value-type="string" calcext:value-type="string" table:number-columns-spanned="5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covered-table-cell table:style-name="ce29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3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9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5" office:value-type="float" office:value="0.197900256179923" calcext:value-type="float">
            <text:p>0.19790</text:p>
          </table:table-cell>
          <table:table-cell table:style-name="ce145" office:value-type="float" office:value="-0.193050089961273" calcext:value-type="float">
            <text:p>-0.19305</text:p>
          </table:table-cell>
          <table:table-cell table:style-name="ce145" office:value-type="float" office:value="0.756297870199025" calcext:value-type="float">
            <text:p>0.75630</text:p>
          </table:table-cell>
          <table:table-cell table:style-name="ce153" office:value-type="float" office:value="0.504825739187494" calcext:value-type="float">
            <text:p>0.50483</text:p>
          </table:table-cell>
          <table:table-cell table:style-name="ce120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6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9" office:value-type="float" office:value="0.0572265072539778" calcext:value-type="float">
            <text:p>0.05723</text:p>
          </table:table-cell>
          <table:table-cell table:style-name="ce159" office:value-type="float" office:value="-0.0546929232006655" calcext:value-type="float">
            <text:p>-0.05469</text:p>
          </table:table-cell>
          <table:table-cell table:style-name="ce159" office:value-type="float" office:value="0.217081955765791" calcext:value-type="float">
            <text:p>0.21708</text:p>
          </table:table-cell>
          <table:table-cell table:style-name="ce162" office:value-type="float" office:value="0.145091694199784" calcext:value-type="float">
            <text:p>0.14509</text:p>
          </table:table-cell>
          <table:table-cell/>
          <table:table-cell table:style-name="ce149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40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4" office:value-type="float" office:value="-0.464825739187494" calcext:value-type="float">
            <text:p>-0.46483</text:p>
          </table:table-cell>
          <table:table-cell table:style-name="ce120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7" office:value-type="float" office:value="-0.0215384464987768" calcext:value-type="float">
            <text:p>-0.02154</text:p>
          </table:table-cell>
          <table:table-cell table:style-name="ce160" office:value-type="float" office:value="0.0252932888511395" calcext:value-type="float">
            <text:p>0.02529</text:p>
          </table:table-cell>
          <table:table-cell table:style-name="ce160" office:value-type="float" office:value="0.00953242618029834" calcext:value-type="float">
            <text:p>0.00953</text:p>
          </table:table-cell>
          <table:table-cell table:style-name="ce160" office:value-type="float" office:value="-0.0789972697865116" calcext:value-type="float">
            <text:p>-0.07900</text:p>
          </table:table-cell>
          <table:table-cell table:style-name="ce163" office:value-type="float" office:value="0.0738432729659289" calcext:value-type="float">
            <text:p>0.07384</text:p>
          </table:table-cell>
          <table:table-cell/>
          <table:table-cell table:style-name="ce150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40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4" office:value-type="float" office:value="-0.362018385133925" calcext:value-type="float">
            <text:p>-0.36202</text:p>
          </table:table-cell>
          <table:table-cell table:style-name="ce120" table:formula="of:=SUM([.N11:.R11])" office:value-type="float" office:value="0.0274872976543012" calcext:value-type="float">
            <text:p>0.02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138333982318532" calcext:value-type="float">
            <text:p>0.13833</text:p>
          </table:table-cell>
          <table:table-cell table:style-name="ce160" office:value-type="float" office:value="0.138333982318532" calcext:value-type="float">
            <text:p>0.13833</text:p>
          </table:table-cell>
          <table:table-cell table:style-name="ce160" office:value-type="float" office:value="-0.21439942100422" calcext:value-type="float">
            <text:p>-0.21440</text:p>
          </table:table-cell>
          <table:table-cell table:style-name="ce160" office:value-type="float" office:value="0.305209115285503" calcext:value-type="float">
            <text:p>0.30521</text:p>
          </table:table-cell>
          <table:table-cell table:style-name="ce163" office:value-type="float" office:value="-0.332822193656693" calcext:value-type="float">
            <text:p>-0.33282</text:p>
          </table:table-cell>
          <table:table-cell/>
          <table:table-cell table:style-name="ce150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40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4" office:value-type="float" office:value="0.611229416214279" calcext:value-type="float">
            <text:p>0.61123</text:p>
          </table:table-cell>
          <table:table-cell table:style-name="ce120" table:formula="of:=SUM([.N12:.R12])" office:value-type="float" office:value="0.909095152005798" calcext:value-type="float">
            <text:p>0.909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0117420191070906" calcext:value-type="float">
            <text:p>0.01174</text:p>
          </table:table-cell>
          <table:table-cell table:style-name="ce160" office:value-type="float" office:value="0.00891569620300655" calcext:value-type="float">
            <text:p>0.00892</text:p>
          </table:table-cell>
          <table:table-cell table:style-name="ce160" office:value-type="float" office:value="-0.00911528736573297" calcext:value-type="float">
            <text:p>-0.00912</text:p>
          </table:table-cell>
          <table:table-cell table:style-name="ce160" office:value-type="float" office:value="0.0322561246637864" calcext:value-type="float">
            <text:p>0.03226</text:p>
          </table:table-cell>
          <table:table-cell table:style-name="ce163" office:value-type="float" office:value="0.0878116039294891" calcext:value-type="float">
            <text:p>0.08781</text:p>
          </table:table-cell>
          <table:table-cell/>
          <table:table-cell table:style-name="ce150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41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6" office:value-type="float" office:value="0.0784251921349424" calcext:value-type="float">
            <text:p>0.07843</text:p>
          </table:table-cell>
          <table:table-cell table:style-name="ce146" office:value-type="float" office:value="-0.273050089961273" calcext:value-type="float">
            <text:p>-0.27305</text:p>
          </table:table-cell>
          <table:table-cell table:style-name="ce146" office:value-type="float" office:value="0.0316297870199025" calcext:value-type="float">
            <text:p>0.03163</text:p>
          </table:table-cell>
          <table:table-cell table:style-name="ce155" office:value-type="float" office:value="0.159211031080355" calcext:value-type="float">
            <text:p>0.15921</text:p>
          </table:table-cell>
          <table:table-cell table:style-name="ce120" table:formula="of:=SUM([.N13:.R13])" office:value-type="float" office:value="0.0746411124088693" calcext:value-type="float">
            <text:p>0.0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8" office:value-type="float" office:value="0.159918321005219" calcext:value-type="float">
            <text:p>0.15992</text:p>
          </table:table-cell>
          <table:table-cell table:style-name="ce161" office:value-type="float" office:value="0.159918321005219" calcext:value-type="float">
            <text:p>0.15992</text:p>
          </table:table-cell>
          <table:table-cell table:style-name="ce161" office:value-type="float" office:value="-0.538958927473768" calcext:value-type="float">
            <text:p>-0.53896</text:p>
          </table:table-cell>
          <table:table-cell table:style-name="ce161" office:value-type="float" office:value="0.0668698318676358" calcext:value-type="float">
            <text:p>0.06687</text:p>
          </table:table-cell>
          <table:table-cell table:style-name="ce164" office:value-type="float" office:value="0.32055375602503" calcext:value-type="float">
            <text:p>0.32055</text:p>
          </table:table-cell>
          <table:table-cell/>
          <table:table-cell table:style-name="ce151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formula="of:=SUM([.V9:.V13])" office:value-type="float" office:value="0.300479438835875" calcext:value-type="float">
            <text:p>0.30048</text:p>
          </table:table-cell>
          <table:table-cell table:style-name="ce128" table:formula="of:=SUM([.W9:.W13])" office:value-type="float" office:value="0.389687795631875" calcext:value-type="float">
            <text:p>0.38969</text:p>
          </table:table-cell>
          <table:table-cell table:style-name="ce128" table:formula="of:=SUM([.X9:.X13])" office:value-type="float" office:value="-0.807634132864088" calcext:value-type="float">
            <text:p>-0.80763</text:p>
          </table:table-cell>
          <table:table-cell table:style-name="ce128" table:formula="of:=SUM([.Y9:.Y13])" office:value-type="float" office:value="0.542419757796205" calcext:value-type="float">
            <text:p>0.54242</text:p>
          </table:table-cell>
          <table:table-cell table:style-name="ce128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3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2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7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959333641439608" calcext:value-type="percentage">
            <text:p>96%</text:p>
          </table:table-cell>
          <table:table-cell table:style-name="ce148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826722673691724" calcext:value-type="percentage">
            <text:p>83%</text:p>
          </table:table-cell>
          <table:table-cell table:style-name="ce143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341949217311801" calcext:value-type="percentage">
            <text:p>34%</text:p>
          </table:table-cell>
          <table:table-cell table:style-name="ce143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5" office:value-type="float" office:value="0.2" calcext:value-type="float">
            <text:p>0.2</text:p>
          </table:table-cell>
          <table:table-cell table:style-name="ce144" office:value-type="percentage" office:value="0.158493487853322" calcext:value-type="percentage">
            <text:p>16%</text:p>
          </table:table-cell>
          <table:table-cell table:style-name="ce144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9" office:value-type="string" calcext:value-type="string" table:number-columns-spanned="4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 table:style-name="ce8"/>
          <table:table-cell table:style-name="ce12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102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20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2"/>
          <table:table-cell table:style-name="ce12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9" office:value-type="float" office:value="-0.138158599181632" calcext:value-type="float">
            <text:p>-0.13816</text:p>
          </table:table-cell>
          <table:table-cell table:style-name="ce129" office:value-type="float" office:value="0.215302994663762" calcext:value-type="float">
            <text:p>0.21530</text:p>
          </table:table-cell>
          <table:table-cell table:style-name="ce136" office:value-type="float" office:value="-0.154990103650461" calcext:value-type="float">
            <text:p>-0.15499</text:p>
          </table:table-cell>
          <table:table-cell/>
          <table:table-cell table:style-name="ce149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102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20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102"/>
          <table:table-cell table:style-name="ce126" office:value-type="float" office:value="0.0981136678745054" calcext:value-type="float">
            <text:p>0.09811</text:p>
          </table:table-cell>
          <table:table-cell table:style-name="ce130" office:value-type="float" office:value="-0.0623566866935745" calcext:value-type="float">
            <text:p>-0.06236</text:p>
          </table:table-cell>
          <table:table-cell table:style-name="ce130" office:value-type="float" office:value="0.0161342476060298" calcext:value-type="float">
            <text:p>0.01613</text:p>
          </table:table-cell>
          <table:table-cell table:style-name="ce137" office:value-type="float" office:value="0.139975499500961" calcext:value-type="float">
            <text:p>0.13998</text:p>
          </table:table-cell>
          <table:table-cell/>
          <table:table-cell table:style-name="ce150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102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20" table:formula="of:=SUM([.C26:.F26])" office:value-type="float" office:value="0.15" calcext:value-type="float">
            <text:p>0.15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61487498855822" calcext:value-type="float">
            <text:p>-0.61487</text:p>
          </table:table-cell>
          <table:table-cell table:style-name="ce130" office:value-type="float" office:value="0.61487498855822" calcext:value-type="float">
            <text:p>0.61487</text:p>
          </table:table-cell>
          <table:table-cell table:style-name="ce130" office:value-type="float" office:value="-0.31518801934497" calcext:value-type="float">
            <text:p>-0.31519</text:p>
          </table:table-cell>
          <table:table-cell table:style-name="ce137" office:value-type="float" office:value="0.480532554083314" calcext:value-type="float">
            <text:p>0.48053</text:p>
          </table:table-cell>
          <table:table-cell/>
          <table:table-cell table:style-name="ce150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102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20" table:formula="of:=SUM([.C27:.F27])" office:value-type="float" office:value="0.47" calcext:value-type="float">
            <text:p>0.47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0765823767937888" calcext:value-type="float">
            <text:p>-0.07658</text:p>
          </table:table-cell>
          <table:table-cell table:style-name="ce130" office:value-type="float" office:value="0.130011941998758" calcext:value-type="float">
            <text:p>0.13001</text:p>
          </table:table-cell>
          <table:table-cell table:style-name="ce130" office:value-type="float" office:value="0.0146040811560248" calcext:value-type="float">
            <text:p>0.01460</text:p>
          </table:table-cell>
          <table:table-cell table:style-name="ce137" office:value-type="float" office:value="0.000356197101366459" calcext:value-type="float">
            <text:p>0.00036</text:p>
          </table:table-cell>
          <table:table-cell/>
          <table:table-cell table:style-name="ce150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102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20" table:formula="of:=SUM([.C28:.F28])" office:value-type="float" office:value="0.00999999999999995" calcext:value-type="float">
            <text:p>0.01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7" office:value-type="float" office:value="-0.582463567860958" calcext:value-type="float">
            <text:p>-0.58246</text:p>
          </table:table-cell>
          <table:table-cell table:style-name="ce131" office:value-type="float" office:value="-1.50172579741023" calcext:value-type="float">
            <text:p>-1.50173</text:p>
          </table:table-cell>
          <table:table-cell table:style-name="ce131" office:value-type="float" office:value="0.9232245667456" calcext:value-type="float">
            <text:p>0.92322</text:p>
          </table:table-cell>
          <table:table-cell table:style-name="ce138" office:value-type="float" office:value="1.19266349609625" calcext:value-type="float">
            <text:p>1.19266</text:p>
          </table:table-cell>
          <table:table-cell/>
          <table:table-cell table:style-name="ce151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8" table:formula="of:=SUM([.J24:.J28])" office:value-type="float" office:value="-1.27469235409283" calcext:value-type="float">
            <text:p>-1.27469</text:p>
          </table:table-cell>
          <table:table-cell table:style-name="ce128" table:formula="of:=SUM([.K24:.K28])" office:value-type="float" office:value="-0.957354152728455" calcext:value-type="float">
            <text:p>-0.95735</text:p>
          </table:table-cell>
          <table:table-cell table:style-name="ce128" table:formula="of:=SUM([.L24:.L28])" office:value-type="float" office:value="0.854077870826447" calcext:value-type="float">
            <text:p>0.85408</text:p>
          </table:table-cell>
          <table:table-cell table:style-name="ce128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2" table:number-columns-repeated="2"/>
          <table:table-cell table:style-name="ce79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76" table:number-columns-repeated="2"/>
          <table:table-cell table:style-name="ce79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76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76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982" table:default-cell-style-name="Default"/>
        <table:table-row table:style-name="ro3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66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77" office:value-type="float" office:value="0.0363608929476794" calcext:value-type="float">
            <text:p>0.03636</text:p>
          </table:table-cell>
          <table:table-cell table:style-name="ce177" office:value-type="float" office:value="-0.053666216746812" calcext:value-type="float">
            <text:p>-0.05367</text:p>
          </table:table-cell>
          <table:table-cell table:style-name="ce177" office:value-type="float" office:value="-0.131957886868934" calcext:value-type="float">
            <text:p>-0.13196</text:p>
          </table:table-cell>
          <table:table-cell table:style-name="ce184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132197703414832" calcext:value-type="float">
            <text:p>0.13220</text:p>
          </table:table-cell>
          <table:table-cell table:style-name="ce178" office:value-type="float" office:value="-0.132197703414832" calcext:value-type="float">
            <text:p>-0.13220</text:p>
          </table:table-cell>
          <table:table-cell table:style-name="ce178" office:value-type="float" office:value="0.195114861868207" calcext:value-type="float">
            <text:p>0.19511</text:p>
          </table:table-cell>
          <table:table-cell table:style-name="ce178" office:value-type="float" office:value="0.479760758808884" calcext:value-type="float">
            <text:p>0.47976</text:p>
          </table:table-cell>
          <table:table-cell table:style-name="ce185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-0.112025991639541" calcext:value-type="float">
            <text:p>-0.11203</text:p>
          </table:table-cell>
          <table:table-cell table:style-name="ce178" office:value-type="float" office:value="0.112025991639541" calcext:value-type="float">
            <text:p>0.11203</text:p>
          </table:table-cell>
          <table:table-cell table:style-name="ce178" office:value-type="float" office:value="-0.165342780697244" calcext:value-type="float">
            <text:p>-0.16534</text:p>
          </table:table-cell>
          <table:table-cell table:style-name="ce178" office:value-type="float" office:value="-0.406555283238557" calcext:value-type="float">
            <text:p>-0.40656</text:p>
          </table:table-cell>
          <table:table-cell table:style-name="ce185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037151777197668" calcext:value-type="float">
            <text:p>0.03715</text:p>
          </table:table-cell>
          <table:table-cell table:style-name="ce178" office:value-type="float" office:value="-0.037151777197668" calcext:value-type="float">
            <text:p>-0.03715</text:p>
          </table:table-cell>
          <table:table-cell table:style-name="ce178" office:value-type="float" office:value="0.0548335083653815" calcext:value-type="float">
            <text:p>0.05483</text:p>
          </table:table-cell>
          <table:table-cell table:style-name="ce178" office:value-type="float" office:value="0.134828097304541" calcext:value-type="float">
            <text:p>0.13483</text:p>
          </table:table-cell>
          <table:table-cell table:style-name="ce185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6" office:value-type="float" office:value="0.242130340103004" calcext:value-type="float">
            <text:p>0.24213</text:p>
          </table:table-cell>
          <table:table-cell table:style-name="ce179" office:value-type="float" office:value="-0.242130340103004" calcext:value-type="float">
            <text:p>-0.24213</text:p>
          </table:table-cell>
          <table:table-cell table:style-name="ce179" office:value-type="float" office:value="0.357367992354995" calcext:value-type="float">
            <text:p>0.35737</text:p>
          </table:table-cell>
          <table:table-cell table:style-name="ce179" office:value-type="float" office:value="0.878719014761924" calcext:value-type="float">
            <text:p>0.87872</text:p>
          </table:table-cell>
          <table:table-cell table:style-name="ce186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4">ff</text:span></text:p>
          </table:table-cell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 table:style-name="ce3" table:number-columns-repeated="982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9"/>
          <table:table-cell table:style-name="ce166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2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87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87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92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18" office:value-type="float" office:value="-1.07620505641839" calcext:value-type="float">
            <text:p>-1.07621</text:p>
          </table:table-cell>
          <table:table-cell table:style-name="ce79"/>
          <table:table-cell table:style-name="ce167" office:value-type="float" office:value="0.53582262772953" calcext:value-type="float">
            <text:p>0.53582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173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1"/>
          <table:table-cell table:style-name="ce188" office:value-type="float" office:value="-1.56150376732445" calcext:value-type="float">
            <text:p>-1.56150</text:p>
          </table:table-cell>
          <table:table-cell table:style-name="ce188" office:value-type="float" office:value="-0.4" calcext:value-type="float">
            <text:p>-0.40000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18" office:value-type="float" office:value="0.814643647853852" calcext:value-type="float">
            <text:p>0.81464</text:p>
          </table:table-cell>
          <table:table-cell table:style-name="ce79"/>
          <table:table-cell table:style-name="ce167" office:value-type="float" office:value="-0.454062813980552" calcext:value-type="float">
            <text:p>-0.45406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173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1"/>
          <table:table-cell table:style-name="ce188" office:value-type="float" office:value="0.32564676653685" calcext:value-type="float">
            <text:p>0.32565</text:p>
          </table:table-cell>
          <table:table-cell table:style-name="ce188" office:value-type="float" office:value="0.26" calcext:value-type="float">
            <text:p>0.26000</text:p>
          </table:table-cell>
          <table:table-cell/>
          <table:table-cell table:style-name="ce193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65" office:value-type="float" office:value="-0.253499128070292" calcext:value-type="float">
            <text:p>-0.25350</text:p>
          </table:table-cell>
          <table:table-cell table:style-name="ce79"/>
          <table:table-cell table:style-name="ce167" office:value-type="float" office:value="0.150583273148171" calcext:value-type="float">
            <text:p>0.15058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173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1"/>
          <table:table-cell table:style-name="ce189" office:value-type="float" office:value="-0.759251511502145" calcext:value-type="float">
            <text:p>-0.75925</text:p>
          </table:table-cell>
          <table:table-cell table:style-name="ce189" office:value-type="float" office:value="-0.08" calcext:value-type="float">
            <text:p>-0.08000</text:p>
          </table:table-cell>
          <table:table-cell/>
          <table:table-cell table:style-name="ce193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9" table:number-columns-repeated="2"/>
          <table:table-cell table:style-name="ce168" office:value-type="float" office:value="0.981400672899134" calcext:value-type="float">
            <text:p>0.98140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4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1"/>
          <table:table-cell table:style-name="ce190" office:value-type="float" office:value="-0.365560436346314" calcext:value-type="float">
            <text:p>-0.36556</text:p>
          </table:table-cell>
          <table:table-cell table:style-name="ce190" office:value-type="float" office:value="-0.87" calcext:value-type="float">
            <text:p>-0.87000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983"/>
        </table:table-row>
        <table:table-row table:style-name="ro2">
          <table:table-cell table:number-columns-repeated="9"/>
          <table:table-cell table:style-name="ce181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9"/>
          <table:table-cell table:style-name="ce182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3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01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94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20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20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20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20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20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1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221" office:value-type="float" office:value="-0.00163860569086886" calcext:value-type="float">
            <text:p>0.00</text:p>
          </table:table-cell>
          <table:table-cell table:style-name="ce221" office:value-type="float" office:value="0.0024579085363033" calcext:value-type="float">
            <text:p>0.00</text:p>
          </table:table-cell>
          <table:table-cell table:style-name="ce221" office:value-type="float" office:value="0.00737372560890989" calcext:value-type="float">
            <text:p>0.01</text:p>
          </table:table-cell>
          <table:table-cell table:style-name="ce23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-0.000673307220186476" calcext:value-type="float">
            <text:p>0.00</text:p>
          </table:table-cell>
          <table:table-cell table:style-name="ce222" office:value-type="float" office:value="0.000673307220186476" calcext:value-type="float">
            <text:p>0.00</text:p>
          </table:table-cell>
          <table:table-cell table:style-name="ce222" office:value-type="float" office:value="-0.00100996083027971" calcext:value-type="float">
            <text:p>0.00</text:p>
          </table:table-cell>
          <table:table-cell table:style-name="ce222" office:value-type="float" office:value="-0.00302988249083914" calcext:value-type="float">
            <text:p>0.00</text:p>
          </table:table-cell>
          <table:table-cell table:style-name="ce23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28168472425387" calcext:value-type="float">
            <text:p>0.00</text:p>
          </table:table-cell>
          <table:table-cell table:style-name="ce222" office:value-type="float" office:value="-0.0028168472425387" calcext:value-type="float">
            <text:p>0.00</text:p>
          </table:table-cell>
          <table:table-cell table:style-name="ce222" office:value-type="float" office:value="0.00422527086380805" calcext:value-type="float">
            <text:p>0.00</text:p>
          </table:table-cell>
          <table:table-cell table:style-name="ce222" office:value-type="float" office:value="0.0126758125914241" calcext:value-type="float">
            <text:p>0.01</text:p>
          </table:table-cell>
          <table:table-cell table:style-name="ce23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52724917582727" calcext:value-type="float">
            <text:p>0.01</text:p>
          </table:table-cell>
          <table:table-cell table:style-name="ce222" office:value-type="float" office:value="-0.0052724917582727" calcext:value-type="float">
            <text:p>-0.01</text:p>
          </table:table-cell>
          <table:table-cell table:style-name="ce222" office:value-type="float" office:value="0.00790873763740906" calcext:value-type="float">
            <text:p>0.01</text:p>
          </table:table-cell>
          <table:table-cell table:style-name="ce222" office:value-type="float" office:value="0.0237262129122272" calcext:value-type="float">
            <text:p>0.02</text:p>
          </table:table-cell>
          <table:table-cell table:style-name="ce23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7" office:value-type="float" office:value="-0.00262922363063826" calcext:value-type="float">
            <text:p>0.00</text:p>
          </table:table-cell>
          <table:table-cell table:style-name="ce223" office:value-type="float" office:value="0.00262922363063826" calcext:value-type="float">
            <text:p>0.00</text:p>
          </table:table-cell>
          <table:table-cell table:style-name="ce223" office:value-type="float" office:value="-0.0039438354459574" calcext:value-type="float">
            <text:p>0.00</text:p>
          </table:table-cell>
          <table:table-cell table:style-name="ce223" office:value-type="float" office:value="-0.0118315063378722" calcext:value-type="float">
            <text:p>-0.01</text:p>
          </table:table-cell>
          <table:table-cell table:style-name="ce23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9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12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1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221" office:value-type="float" office:value="0.0031678567224301" calcext:value-type="float">
            <text:p>0.00</text:p>
          </table:table-cell>
          <table:table-cell table:style-name="ce221" office:value-type="float" office:value="-0.00475178508364515" calcext:value-type="float">
            <text:p>0.00</text:p>
          </table:table-cell>
          <table:table-cell table:style-name="ce221" office:value-type="float" office:value="-0.0142553552509354" calcext:value-type="float">
            <text:p>-0.01</text:p>
          </table:table-cell>
          <table:table-cell table:style-name="ce23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00625512915687929" calcext:value-type="float">
            <text:p>0.00</text:p>
          </table:table-cell>
          <table:table-cell table:style-name="ce222" office:value-type="float" office:value="-0.000625512915687929" calcext:value-type="float">
            <text:p>0.00</text:p>
          </table:table-cell>
          <table:table-cell table:style-name="ce222" office:value-type="float" office:value="0.000938269373531893" calcext:value-type="float">
            <text:p>0.00</text:p>
          </table:table-cell>
          <table:table-cell table:style-name="ce222" office:value-type="float" office:value="0.00281480812059568" calcext:value-type="float">
            <text:p>0.00</text:p>
          </table:table-cell>
          <table:table-cell table:style-name="ce23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-0.00655847022583665" calcext:value-type="float">
            <text:p>-0.01</text:p>
          </table:table-cell>
          <table:table-cell table:style-name="ce222" office:value-type="float" office:value="0.00655847022583665" calcext:value-type="float">
            <text:p>0.01</text:p>
          </table:table-cell>
          <table:table-cell table:style-name="ce222" office:value-type="float" office:value="-0.00983770533875498" calcext:value-type="float">
            <text:p>-0.01</text:p>
          </table:table-cell>
          <table:table-cell table:style-name="ce222" office:value-type="float" office:value="-0.0295131160162649" calcext:value-type="float">
            <text:p>-0.03</text:p>
          </table:table-cell>
          <table:table-cell table:style-name="ce23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254408549665914" calcext:value-type="float">
            <text:p>0.03</text:p>
          </table:table-cell>
          <table:table-cell table:style-name="ce222" office:value-type="float" office:value="-0.0254408549665914" calcext:value-type="float">
            <text:p>-0.03</text:p>
          </table:table-cell>
          <table:table-cell table:style-name="ce222" office:value-type="float" office:value="0.0381612824498871" calcext:value-type="float">
            <text:p>0.04</text:p>
          </table:table-cell>
          <table:table-cell table:style-name="ce222" office:value-type="float" office:value="0.114483847349661" calcext:value-type="float">
            <text:p>0.11</text:p>
          </table:table-cell>
          <table:table-cell table:style-name="ce231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50093959388694" calcext:value-type="float">
            <text:p>0.06</text:p>
          </table:table-cell>
          <table:table-cell table:style-name="ce223" office:value-type="float" office:value="-0.0550093959388694" calcext:value-type="float">
            <text:p>-0.06</text:p>
          </table:table-cell>
          <table:table-cell table:style-name="ce223" office:value-type="float" office:value="0.0825140939083041" calcext:value-type="float">
            <text:p>0.08</text:p>
          </table:table-cell>
          <table:table-cell table:style-name="ce223" office:value-type="float" office:value="0.247542281724912" calcext:value-type="float">
            <text:p>0.25</text:p>
          </table:table-cell>
          <table:table-cell table:style-name="ce232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11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221" office:value-type="float" office:value="0.000547628208555963" calcext:value-type="float">
            <text:p>0.00</text:p>
          </table:table-cell>
          <table:table-cell table:style-name="ce221" office:value-type="float" office:value="-0.00180850925521279" calcext:value-type="float">
            <text:p>0.00</text:p>
          </table:table-cell>
          <table:table-cell table:style-name="ce221" office:value-type="float" office:value="-0.00809672434041982" calcext:value-type="float">
            <text:p>-0.01</text:p>
          </table:table-cell>
          <table:table-cell table:style-name="ce23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216" office:value-type="float" office:value="-0.00435038059430588" calcext:value-type="float">
            <text:p>0.00</text:p>
          </table:table-cell>
          <table:table-cell table:style-name="ce222" office:value-type="float" office:value="0.00150246276981802" calcext:value-type="float">
            <text:p>0.00</text:p>
          </table:table-cell>
          <table:table-cell table:style-name="ce222" office:value-type="float" office:value="-0.00496179302376251" calcext:value-type="float">
            <text:p>0.00</text:p>
          </table:table-cell>
          <table:table-cell table:style-name="ce222" office:value-type="float" office:value="-0.0222140252983645" calcext:value-type="float">
            <text:p>-0.02</text:p>
          </table:table-cell>
          <table:table-cell table:style-name="ce23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-0.000637477241567603" calcext:value-type="float">
            <text:p>0.00</text:p>
          </table:table-cell>
          <table:table-cell table:style-name="ce222" office:value-type="float" office:value="0.00022016138618199" calcext:value-type="float">
            <text:p>0.00</text:p>
          </table:table-cell>
          <table:table-cell table:style-name="ce222" office:value-type="float" office:value="-0.000727069749749602" calcext:value-type="float">
            <text:p>0.00</text:p>
          </table:table-cell>
          <table:table-cell table:style-name="ce222" office:value-type="float" office:value="-0.00325510268914156" calcext:value-type="float">
            <text:p>0.00</text:p>
          </table:table-cell>
          <table:table-cell table:style-name="ce23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0.00200707355763564" calcext:value-type="float">
            <text:p>0.00</text:p>
          </table:table-cell>
          <table:table-cell table:style-name="ce222" office:value-type="float" office:value="-0.000693169995420802" calcext:value-type="float">
            <text:p>0.00</text:p>
          </table:table-cell>
          <table:table-cell table:style-name="ce222" office:value-type="float" office:value="0.00228915226164107" calcext:value-type="float">
            <text:p>0.00</text:p>
          </table:table-cell>
          <table:table-cell table:style-name="ce222" office:value-type="float" office:value="0.0102485706292808" calcext:value-type="float">
            <text:p>0.01</text:p>
          </table:table-cell>
          <table:table-cell table:style-name="ce23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10906061535885" calcext:value-type="float">
            <text:p>0.05</text:p>
          </table:table-cell>
          <table:table-cell table:style-name="ce223" office:value-type="float" office:value="-0.0176448317495886" calcext:value-type="float">
            <text:p>-0.02</text:p>
          </table:table-cell>
          <table:table-cell table:style-name="ce223" office:value-type="float" office:value="0.0582709966857786" calcext:value-type="float">
            <text:p>0.06</text:p>
          </table:table-cell>
          <table:table-cell table:style-name="ce223" office:value-type="float" office:value="0.260880167378935" calcext:value-type="float">
            <text:p>0.26</text:p>
          </table:table-cell>
          <table:table-cell table:style-name="ce23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211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0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96" office:value-type="float" office:value="-0.0026932288807459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20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96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74" calcext:value-type="float">
            <text:p>0.74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96" office:value-type="float" office:value="0.0112673889701548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20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96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676" calcext:value-type="float">
            <text:p>0.68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530793655282458" calcext:value-type="float">
            <text:p>0.53</text:p>
          </table:table-cell>
          <table:table-cell/>
          <table:table-cell table:style-name="ce196" office:value-type="float" office:value="0.0210899670330908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20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96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0.97" calcext:value-type="float">
            <text:p>0.97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7" office:value-type="float" office:value="-0.0105168945225531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0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97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12" calcext:value-type="float">
            <text:p>-0.212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180" office:value-type="string" calcext:value-type="string">
            <text:p>σ’(R)</text:p>
          </table:table-cell>
          <table:table-cell table:style-name="ce180" office:value-type="string" calcext:value-type="string">
            <text:p>σ’(P)</text:p>
          </table:table-cell>
          <table:table-cell table:style-name="ce180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0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21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00250205166275171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20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-0.0262338809033466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20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101763419866366" calcext:value-type="float">
            <text:p>0.10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20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7" office:value-type="float" office:value="0.220037583755477" calcext:value-type="float">
            <text:p>0.22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0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8"/>
          <table:table-cell table:style-name="ce101"/>
          <table:table-cell table:number-columns-repeated="1001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0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240644415005991" calcext:value-type="float">
            <text:p>-0.02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20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035262509693395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20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0.0111022709779323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20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7" office:value-type="float" office:value="0.282611343159815" calcext:value-type="float">
            <text:p>0.28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0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20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20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20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20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20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207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2" office:value-type="float" office:value="0.48" calcext:value-type="float">
            <text:p>0.48</text:p>
          </table:table-cell>
          <table:table-cell table:style-name="ce202" office:value-type="float" office:value="0.34" calcext:value-type="float">
            <text:p>0.34</text:p>
          </table:table-cell>
          <table:table-cell table:style-name="ce208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2" office:value-type="float" office:value="1.66" calcext:value-type="float">
            <text:p>1.66</text:p>
          </table:table-cell>
          <table:table-cell table:style-name="ce202" office:value-type="float" office:value="-1.82" calcext:value-type="float">
            <text:p>-1.82</text:p>
          </table:table-cell>
          <table:table-cell table:style-name="ce208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2" office:value-type="float" office:value="2.29" calcext:value-type="float">
            <text:p>2.29</text:p>
          </table:table-cell>
          <table:table-cell table:style-name="ce202" office:value-type="float" office:value="2.65" calcext:value-type="float">
            <text:p>2.65</text:p>
          </table:table-cell>
          <table:table-cell table:style-name="ce208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3" office:value-type="float" office:value="0.47" calcext:value-type="float">
            <text:p>0.47</text:p>
          </table:table-cell>
          <table:table-cell table:style-name="ce203" office:value-type="float" office:value="-1.64" calcext:value-type="float">
            <text:p>-1.64</text:p>
          </table:table-cell>
          <table:table-cell table:style-name="ce209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39"/>
        <table:table-column table:style-name="co27" table:default-cell-style-name="ce239"/>
        <table:table-column table:style-name="co28" table:default-cell-style-name="ce240"/>
        <table:table-column table:style-name="co14" table:default-cell-style-name="ce239"/>
        <table:table-column table:style-name="co2" table:default-cell-style-name="ce239"/>
        <table:table-column table:style-name="co27" table:default-cell-style-name="ce239"/>
        <table:table-column table:style-name="co2" table:default-cell-style-name="ce239"/>
        <table:table-column table:style-name="co29" table:default-cell-style-name="ce239"/>
        <table:table-column table:style-name="co30" table:default-cell-style-name="ce239"/>
        <table:table-column table:style-name="co6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3"/>
          <table:table-cell table:style-name="ce239"/>
          <table:table-cell/>
          <table:table-cell table:style-name="ce241" table:number-columns-repeated="3"/>
          <table:table-cell table:style-name="ce241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42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56" office:value-type="float" office:value="-0.00328848423601386" calcext:value-type="float">
            <text:p>-0.003</text:p>
          </table:table-cell>
          <table:table-cell table:style-name="ce256" office:value-type="float" office:value="0.00493272635402079" calcext:value-type="float">
            <text:p>0.005</text:p>
          </table:table-cell>
          <table:table-cell table:style-name="ce256" office:value-type="float" office:value="0.0147981790620624" calcext:value-type="float">
            <text:p>0.015</text:p>
          </table:table-cell>
          <table:table-cell table:style-name="ce264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566702547604864" calcext:value-type="float">
            <text:p>0.006</text:p>
          </table:table-cell>
          <table:table-cell table:style-name="ce257" office:value-type="float" office:value="-0.00566702547604864" calcext:value-type="float">
            <text:p>-0.006</text:p>
          </table:table-cell>
          <table:table-cell table:style-name="ce257" office:value-type="float" office:value="0.00850053821407297" calcext:value-type="float">
            <text:p>0.009</text:p>
          </table:table-cell>
          <table:table-cell table:style-name="ce257" office:value-type="float" office:value="0.0255016146422189" calcext:value-type="float">
            <text:p>0.026</text:p>
          </table:table-cell>
          <table:table-cell table:style-name="ce265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453247664610647" calcext:value-type="float">
            <text:p>0.045</text:p>
          </table:table-cell>
          <table:table-cell table:style-name="ce257" office:value-type="float" office:value="-0.0453247664610647" calcext:value-type="float">
            <text:p>-0.045</text:p>
          </table:table-cell>
          <table:table-cell table:style-name="ce257" office:value-type="float" office:value="0.0679871496915971" calcext:value-type="float">
            <text:p>0.068</text:p>
          </table:table-cell>
          <table:table-cell table:style-name="ce257" office:value-type="float" office:value="0.203961449074791" calcext:value-type="float">
            <text:p>0.204</text:p>
          </table:table-cell>
          <table:table-cell table:style-name="ce265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807989727488127" calcext:value-type="float">
            <text:p>0.008</text:p>
          </table:table-cell>
          <table:table-cell table:style-name="ce257" office:value-type="float" office:value="-0.00807989727488127" calcext:value-type="float">
            <text:p>-0.008</text:p>
          </table:table-cell>
          <table:table-cell table:style-name="ce257" office:value-type="float" office:value="0.0121198459123219" calcext:value-type="float">
            <text:p>0.012</text:p>
          </table:table-cell>
          <table:table-cell table:style-name="ce257" office:value-type="float" office:value="0.0363595377369657" calcext:value-type="float">
            <text:p>0.036</text:p>
          </table:table-cell>
          <table:table-cell table:style-name="ce265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4" office:value-type="float" office:value="-0.0456221418857545" calcext:value-type="float">
            <text:p>-0.046</text:p>
          </table:table-cell>
          <table:table-cell table:style-name="ce258" office:value-type="float" office:value="0.0456221418857545" calcext:value-type="float">
            <text:p>0.046</text:p>
          </table:table-cell>
          <table:table-cell table:style-name="ce258" office:value-type="float" office:value="-0.0684332128286318" calcext:value-type="float">
            <text:p>-0.068</text:p>
          </table:table-cell>
          <table:table-cell table:style-name="ce258" office:value-type="float" office:value="-0.205299638485895" calcext:value-type="float">
            <text:p>-0.205</text:p>
          </table:table-cell>
          <table:table-cell table:style-name="ce266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1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2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56" office:value-type="float" office:value="0.00335960288694842" calcext:value-type="float">
            <text:p>0.003</text:p>
          </table:table-cell>
          <table:table-cell table:style-name="ce256" office:value-type="float" office:value="-0.00503940433042263" calcext:value-type="float">
            <text:p>-0.005</text:p>
          </table:table-cell>
          <table:table-cell table:style-name="ce256" office:value-type="float" office:value="-0.0151182129912679" calcext:value-type="float">
            <text:p>-0.015</text:p>
          </table:table-cell>
          <table:table-cell table:style-name="ce264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708892905191977" calcext:value-type="float">
            <text:p>-0.007</text:p>
          </table:table-cell>
          <table:table-cell table:style-name="ce257" office:value-type="float" office:value="0.00708892905191977" calcext:value-type="float">
            <text:p>0.007</text:p>
          </table:table-cell>
          <table:table-cell table:style-name="ce257" office:value-type="float" office:value="-0.0106333935778797" calcext:value-type="float">
            <text:p>-0.011</text:p>
          </table:table-cell>
          <table:table-cell table:style-name="ce257" office:value-type="float" office:value="-0.031900180733639" calcext:value-type="float">
            <text:p>-0.032</text:p>
          </table:table-cell>
          <table:table-cell table:style-name="ce265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421017830851551" calcext:value-type="float">
            <text:p>-0.004</text:p>
          </table:table-cell>
          <table:table-cell table:style-name="ce257" office:value-type="float" office:value="0.00421017830851551" calcext:value-type="float">
            <text:p>0.004</text:p>
          </table:table-cell>
          <table:table-cell table:style-name="ce257" office:value-type="float" office:value="-0.00631526746277327" calcext:value-type="float">
            <text:p>-0.006</text:p>
          </table:table-cell>
          <table:table-cell table:style-name="ce257" office:value-type="float" office:value="-0.0189458023883198" calcext:value-type="float">
            <text:p>-0.019</text:p>
          </table:table-cell>
          <table:table-cell table:style-name="ce265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0.0575159825934466" calcext:value-type="float">
            <text:p>0.058</text:p>
          </table:table-cell>
          <table:table-cell table:style-name="ce257" office:value-type="float" office:value="-0.0575159825934466" calcext:value-type="float">
            <text:p>-0.058</text:p>
          </table:table-cell>
          <table:table-cell table:style-name="ce257" office:value-type="float" office:value="0.08627397389017" calcext:value-type="float">
            <text:p>0.086</text:p>
          </table:table-cell>
          <table:table-cell table:style-name="ce257" office:value-type="float" office:value="0.25882192167051" calcext:value-type="float">
            <text:p>0.259</text:p>
          </table:table-cell>
          <table:table-cell table:style-name="ce265" office:value-type="float" office:value="0.230063930373787" calcext:value-type="float">
            <text:p>0.23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-0.0449310766313516" calcext:value-type="float">
            <text:p>-0.045</text:p>
          </table:table-cell>
          <table:table-cell table:style-name="ce258" office:value-type="float" office:value="0.0449310766313516" calcext:value-type="float">
            <text:p>0.045</text:p>
          </table:table-cell>
          <table:table-cell table:style-name="ce258" office:value-type="float" office:value="-0.0673966149470274" calcext:value-type="float">
            <text:p>-0.067</text:p>
          </table:table-cell>
          <table:table-cell table:style-name="ce258" office:value-type="float" office:value="-0.202189844841082" calcext:value-type="float">
            <text:p>-0.202</text:p>
          </table:table-cell>
          <table:table-cell table:style-name="ce266" office:value-type="float" office:value="-0.179724306525406" calcext:value-type="float">
            <text:p>-0.18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2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56" office:value-type="float" office:value="0.00473629063855189" calcext:value-type="float">
            <text:p>0.005</text:p>
          </table:table-cell>
          <table:table-cell table:style-name="ce256" office:value-type="float" office:value="-0.00710443595782784" calcext:value-type="float">
            <text:p>-0.007</text:p>
          </table:table-cell>
          <table:table-cell table:style-name="ce256" office:value-type="float" office:value="-0.0213133078734835" calcext:value-type="float">
            <text:p>-0.021</text:p>
          </table:table-cell>
          <table:table-cell table:style-name="ce264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/>
          <table:table-cell table:style-name="ce240"/>
          <table:table-cell table:number-columns-repeated="2"/>
          <table:table-cell table:style-name="ce253" office:value-type="float" office:value="-0.0130853842355628" calcext:value-type="float">
            <text:p>-0.013</text:p>
          </table:table-cell>
          <table:table-cell table:style-name="ce257" office:value-type="float" office:value="0.0130853842355628" calcext:value-type="float">
            <text:p>0.013</text:p>
          </table:table-cell>
          <table:table-cell table:style-name="ce257" office:value-type="float" office:value="-0.0196280763533442" calcext:value-type="float">
            <text:p>-0.020</text:p>
          </table:table-cell>
          <table:table-cell table:style-name="ce257" office:value-type="float" office:value="-0.0588842290600327" calcext:value-type="float">
            <text:p>-0.059</text:p>
          </table:table-cell>
          <table:table-cell table:style-name="ce265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259068630695723" calcext:value-type="float">
            <text:p>-0.026</text:p>
          </table:table-cell>
          <table:table-cell table:style-name="ce257" office:value-type="float" office:value="0.0259068630695723" calcext:value-type="float">
            <text:p>0.026</text:p>
          </table:table-cell>
          <table:table-cell table:style-name="ce257" office:value-type="float" office:value="-0.0388602946043584" calcext:value-type="float">
            <text:p>-0.039</text:p>
          </table:table-cell>
          <table:table-cell table:style-name="ce257" office:value-type="float" office:value="-0.116580883813075" calcext:value-type="float">
            <text:p>-0.117</text:p>
          </table:table-cell>
          <table:table-cell table:style-name="ce265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462755975261338" calcext:value-type="float">
            <text:p>0.000</text:p>
          </table:table-cell>
          <table:table-cell table:style-name="ce257" office:value-type="float" office:value="-0.000462755975261338" calcext:value-type="float">
            <text:p>0.000</text:p>
          </table:table-cell>
          <table:table-cell table:style-name="ce257" office:value-type="float" office:value="0.000694133962892007" calcext:value-type="float">
            <text:p>0.001</text:p>
          </table:table-cell>
          <table:table-cell table:style-name="ce257" office:value-type="float" office:value="0.00208240188867602" calcext:value-type="float">
            <text:p>0.002</text:p>
          </table:table-cell>
          <table:table-cell table:style-name="ce265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046798781663194" calcext:value-type="float">
            <text:p>0.005</text:p>
          </table:table-cell>
          <table:table-cell table:style-name="ce258" office:value-type="float" office:value="-0.0046798781663194" calcext:value-type="float">
            <text:p>-0.005</text:p>
          </table:table-cell>
          <table:table-cell table:style-name="ce258" office:value-type="float" office:value="0.0070198172494791" calcext:value-type="float">
            <text:p>0.007</text:p>
          </table:table-cell>
          <table:table-cell table:style-name="ce258" office:value-type="float" office:value="0.0210594517484373" calcext:value-type="float">
            <text:p>0.021</text:p>
          </table:table-cell>
          <table:table-cell table:style-name="ce266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number-columns-repeated="4"/>
          <table:table-cell table:style-name="ce239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42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56" office:value-type="float" office:value="0.0498619955551045" calcext:value-type="float">
            <text:p>0.050</text:p>
          </table:table-cell>
          <table:table-cell table:style-name="ce256" office:value-type="float" office:value="-0.0747929933326568" calcext:value-type="float">
            <text:p>-0.075</text:p>
          </table:table-cell>
          <table:table-cell table:style-name="ce256" office:value-type="float" office:value="-0.22437897999797" calcext:value-type="float">
            <text:p>-0.224</text:p>
          </table:table-cell>
          <table:table-cell table:style-name="ce264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205918803178807" calcext:value-type="float">
            <text:p>0.021</text:p>
          </table:table-cell>
          <table:table-cell table:style-name="ce257" office:value-type="float" office:value="-0.0205918803178807" calcext:value-type="float">
            <text:p>-0.021</text:p>
          </table:table-cell>
          <table:table-cell table:style-name="ce257" office:value-type="float" office:value="0.0308878204768211" calcext:value-type="float">
            <text:p>0.031</text:p>
          </table:table-cell>
          <table:table-cell table:style-name="ce257" office:value-type="float" office:value="0.0926634614304633" calcext:value-type="float">
            <text:p>0.093</text:p>
          </table:table-cell>
          <table:table-cell table:style-name="ce265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105801145959744" calcext:value-type="float">
            <text:p>-0.011</text:p>
          </table:table-cell>
          <table:table-cell table:style-name="ce257" office:value-type="float" office:value="0.0105801145959744" calcext:value-type="float">
            <text:p>0.011</text:p>
          </table:table-cell>
          <table:table-cell table:style-name="ce257" office:value-type="float" office:value="-0.0158701718939616" calcext:value-type="float">
            <text:p>-0.016</text:p>
          </table:table-cell>
          <table:table-cell table:style-name="ce257" office:value-type="float" office:value="-0.0476105156818849" calcext:value-type="float">
            <text:p>-0.048</text:p>
          </table:table-cell>
          <table:table-cell table:style-name="ce265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898968671739469" calcext:value-type="float">
            <text:p>0.001</text:p>
          </table:table-cell>
          <table:table-cell table:style-name="ce257" office:value-type="float" office:value="-0.000898968671739469" calcext:value-type="float">
            <text:p>-0.001</text:p>
          </table:table-cell>
          <table:table-cell table:style-name="ce257" office:value-type="float" office:value="0.0013484530076092" calcext:value-type="float">
            <text:p>0.001</text:p>
          </table:table-cell>
          <table:table-cell table:style-name="ce257" office:value-type="float" office:value="0.00404535902282761" calcext:value-type="float">
            <text:p>0.004</text:p>
          </table:table-cell>
          <table:table-cell table:style-name="ce265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147862781522111" calcext:value-type="float">
            <text:p>0.015</text:p>
          </table:table-cell>
          <table:table-cell table:style-name="ce258" office:value-type="float" office:value="-0.0147862781522111" calcext:value-type="float">
            <text:p>-0.015</text:p>
          </table:table-cell>
          <table:table-cell table:style-name="ce258" office:value-type="float" office:value="0.0221794172283166" calcext:value-type="float">
            <text:p>0.022</text:p>
          </table:table-cell>
          <table:table-cell table:style-name="ce258" office:value-type="float" office:value="0.0665382516849497" calcext:value-type="float">
            <text:p>0.067</text:p>
          </table:table-cell>
          <table:table-cell table:style-name="ce266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41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41"/>
          <table:table-cell table:style-name="ce241"/>
          <table:table-cell table:style-name="ce241" office:value-type="string" calcext:value-type="string">
            <text:p><text:span text:style-name="T2">∇</text:span>B<text:span text:style-name="T1">in</text:span></text:p>
          </table:table-cell>
          <table:table-cell table:style-name="ce241"/>
          <table:table-cell table:style-name="ce241" office:value-type="string" calcext:value-type="string">
            <text:p><text:span text:style-name="T2">∇InG</text:span><text:span text:style-name="T1">a</text:span></text:p>
          </table:table-cell>
          <table:table-cell table:style-name="ce241" office:value-type="string" calcext:value-type="string">
            <text:p><text:span text:style-name="T2">∇OutG</text:span><text:span text:style-name="T1">a</text:span></text:p>
          </table:table-cell>
          <table:table-cell table:style-name="ce241" office:value-type="string" calcext:value-type="string">
            <text:p><text:span text:style-name="T2">∇ForG</text:span><text:span text:style-name="T1">a</text:span></text:p>
          </table:table-cell>
          <table:table-cell table:style-name="ce241" office:value-type="string" calcext:value-type="string">
            <text:p><text:span text:style-name="T2">∇</text:span>Cand<text:span text:style-name="T1">a</text:span></text:p>
          </table:table-cell>
          <table:table-cell table:style-name="ce241" office:value-type="string" calcext:value-type="string">
            <text:p><text:span text:style-name="T2">∇</text:span>Cell<text:span text:style-name="T1">a</text:span></text:p>
          </table:table-cell>
          <table:table-cell table:style-name="ce241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42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9" office:value-type="float" office:value="-0.0164424211800693" calcext:value-type="float">
            <text:p>-0.016</text:p>
          </table:table-cell>
          <table:table-cell/>
          <table:table-cell table:style-name="ce236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45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59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36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36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36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36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38778513618271" calcext:value-type="float">
            <text:p>0.388</text:p>
          </table:table-cell>
          <table:table-cell/>
          <table:table-cell table:style-name="ce243" office:value-type="float" office:value="0.0226681019041946" calcext:value-type="float">
            <text:p>0.023</text:p>
          </table:table-cell>
          <table:table-cell table:style-name="ce240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50" office:value-type="float" office:value="-0.0283351273802432" calcext:value-type="float">
            <text:p>-0.028</text:p>
          </table:table-cell>
          <table:table-cell/>
          <table:table-cell table:style-name="ce237" office:value-type="float" office:value="-0.0283351273802432" calcext:value-type="float">
            <text:p>-0.028</text:p>
          </table:table-cell>
          <table:table-cell/>
          <table:table-cell table:style-name="ce243" office:value-type="float" office:value="-0.0283351273802432" calcext:value-type="float">
            <text:p>-0.028</text:p>
          </table:table-cell>
          <table:table-cell table:style-name="ce237" office:value-type="float" office:value="0.0354446452595989" calcext:value-type="float">
            <text:p>0.035</text:p>
          </table:table-cell>
          <table:table-cell table:style-name="ce237" office:value-type="float" office:value="0.0654269211778141" calcext:value-type="float">
            <text:p>0.065</text:p>
          </table:table-cell>
          <table:table-cell table:style-name="ce237" office:value-type="float" office:value="-0.102959401589404" calcext:value-type="float">
            <text:p>-0.103</text:p>
          </table:table-cell>
          <table:table-cell table:style-name="ce237" office:value-type="float" office:value="-0.461789511812044" calcext:value-type="float">
            <text:p>-0.462</text:p>
          </table:table-cell>
          <table:table-cell table:style-name="ce237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24276447205753" calcext:value-type="float">
            <text:p>-0.243</text:p>
          </table:table-cell>
          <table:table-cell/>
          <table:table-cell table:style-name="ce243" office:value-type="float" office:value="0.181299065844259" calcext:value-type="float">
            <text:p>0.181</text:p>
          </table:table-cell>
          <table:table-cell table:style-name="ce240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50" office:value-type="float" office:value="-0.226623832305323" calcext:value-type="float">
            <text:p>-0.227</text:p>
          </table:table-cell>
          <table:table-cell/>
          <table:table-cell table:style-name="ce237" office:value-type="float" office:value="-0.226623832305323" calcext:value-type="float">
            <text:p>-0.227</text:p>
          </table:table-cell>
          <table:table-cell/>
          <table:table-cell table:style-name="ce243" office:value-type="float" office:value="-0.226623832305323" calcext:value-type="float">
            <text:p>-0.227</text:p>
          </table:table-cell>
          <table:table-cell table:style-name="ce237" office:value-type="float" office:value="0.0210508915425775" calcext:value-type="float">
            <text:p>0.021</text:p>
          </table:table-cell>
          <table:table-cell table:style-name="ce237" office:value-type="float" office:value="0.129534315347861" calcext:value-type="float">
            <text:p>0.130</text:p>
          </table:table-cell>
          <table:table-cell table:style-name="ce237" office:value-type="float" office:value="0.0529005729798721" calcext:value-type="float">
            <text:p>0.053</text:p>
          </table:table-cell>
          <table:table-cell table:style-name="ce237" office:value-type="float" office:value="0.964959382741125" calcext:value-type="float">
            <text:p>0.965</text:p>
          </table:table-cell>
          <table:table-cell table:style-name="ce237" office:value-type="float" office:value="1.48489674354501" calcext:value-type="float">
            <text:p>1.48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81435917709876" calcext:value-type="float">
            <text:p>0.181</text:p>
          </table:table-cell>
          <table:table-cell/>
          <table:table-cell table:style-name="ce243" office:value-type="float" office:value="0.0323195890995251" calcext:value-type="float">
            <text:p>0.032</text:p>
          </table:table-cell>
          <table:table-cell table:style-name="ce240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50" office:value-type="float" office:value="-0.0403994863744063" calcext:value-type="float">
            <text:p>-0.040</text:p>
          </table:table-cell>
          <table:table-cell/>
          <table:table-cell table:style-name="ce237" office:value-type="float" office:value="-0.0403994863744063" calcext:value-type="float">
            <text:p>-0.040</text:p>
          </table:table-cell>
          <table:table-cell/>
          <table:table-cell table:style-name="ce243" office:value-type="float" office:value="-0.0403994863744063" calcext:value-type="float">
            <text:p>-0.040</text:p>
          </table:table-cell>
          <table:table-cell table:style-name="ce237" office:value-type="float" office:value="-0.287579912967233" calcext:value-type="float">
            <text:p>-0.288</text:p>
          </table:table-cell>
          <table:table-cell table:style-name="ce237" office:value-type="float" office:value="-0.00231377987630669" calcext:value-type="float">
            <text:p>-0.002</text:p>
          </table:table-cell>
          <table:table-cell table:style-name="ce237" office:value-type="float" office:value="-0.00449484335869734" calcext:value-type="float">
            <text:p>-0.004</text:p>
          </table:table-cell>
          <table:table-cell table:style-name="ce237" office:value-type="float" office:value="-0.277103001406768" calcext:value-type="float">
            <text:p>-0.277</text:p>
          </table:table-cell>
          <table:table-cell table:style-name="ce237" office:value-type="float" office:value="-1.82559196720349" calcext:value-type="float">
            <text:p>-1.82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182488567543018" calcext:value-type="float">
            <text:p>-0.182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51" office:value-type="float" office:value="0.228110709428773" calcext:value-type="float">
            <text:p>0.228</text:p>
          </table:table-cell>
          <table:table-cell/>
          <table:table-cell table:style-name="ce252" office:value-type="float" office:value="0.228110709428773" calcext:value-type="float">
            <text:p>0.228</text:p>
          </table:table-cell>
          <table:table-cell/>
          <table:table-cell table:style-name="ce244" office:value-type="float" office:value="0.228110709428773" calcext:value-type="float">
            <text:p>0.228</text:p>
          </table:table-cell>
          <table:table-cell table:style-name="ce252" office:value-type="float" office:value="0.224655383156758" calcext:value-type="float">
            <text:p>0.225</text:p>
          </table:table-cell>
          <table:table-cell table:style-name="ce252" office:value-type="float" office:value="-0.023399390831597" calcext:value-type="float">
            <text:p>-0.023</text:p>
          </table:table-cell>
          <table:table-cell table:style-name="ce252" office:value-type="float" office:value="-0.0739313907610553" calcext:value-type="float">
            <text:p>-0.074</text:p>
          </table:table-cell>
          <table:table-cell table:style-name="ce252" office:value-type="float" office:value="-0.988623434647543" calcext:value-type="float">
            <text:p>-0.989</text:p>
          </table:table-cell>
          <table:table-cell table:style-name="ce252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/>
          <table:table-cell table:style-name="ce246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out</text:span></text:p>
          </table:table-cell>
          <table:table-cell table:style-name="ce248"/>
          <table:table-cell table:style-name="ce255" office:value-type="string" calcext:value-type="string">
            <text:p>σ’(InG)</text:p>
          </table:table-cell>
          <table:table-cell table:style-name="ce255" office:value-type="string" calcext:value-type="string">
            <text:p>σ’(OutG)</text:p>
          </table:table-cell>
          <table:table-cell table:style-name="ce255" office:value-type="string" calcext:value-type="string">
            <text:p>σ’(ForG)</text:p>
          </table:table-cell>
          <table:table-cell table:style-name="ce255" office:value-type="string" calcext:value-type="string">
            <text:p>tanh’(Cand)</text:p>
          </table:table-cell>
          <table:table-cell table:style-name="ce255" office:value-type="string" calcext:value-type="string">
            <text:p>tanh’(Cell)</text:p>
          </table:table-cell>
          <table:table-cell table:style-name="ce267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9" office:value-type="float" office:value="0.0167980144347421" calcext:value-type="float">
            <text:p>0.017</text:p>
          </table:table-cell>
          <table:table-cell/>
          <table:table-cell table:style-name="ce236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218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218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60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63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63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283557162076791" calcext:value-type="float">
            <text:p>-0.028</text:p>
          </table:table-cell>
          <table:table-cell table:style-name="ce240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50" office:value-type="float" office:value="0.0354446452595989" calcext:value-type="float">
            <text:p>0.035</text:p>
          </table:table-cell>
          <table:table-cell/>
          <table:table-cell table:style-name="ce237" office:value-type="float" office:value="0.0354446452595989" calcext:value-type="float">
            <text:p>0.035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19" office:value-type="float" office:value="0.148199946284788" calcext:value-type="float">
            <text:p>0.148</text:p>
          </table:table-cell>
          <table:table-cell table:style-name="ce261" office:value-type="float" office:value="0.236135437987325" calcext:value-type="float">
            <text:p>0.236</text:p>
          </table:table-cell>
          <table:table-cell table:style-name="ce261" office:value-type="float" office:value="0.892758555889303" calcext:value-type="float">
            <text:p>0.893</text:p>
          </table:table-cell>
          <table:table-cell table:style-name="ce261" office:value-type="float" office:value="0.920988741010102" calcext:value-type="float">
            <text:p>0.921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16840713234062" calcext:value-type="float">
            <text:p>-0.017</text:p>
          </table:table-cell>
          <table:table-cell table:style-name="ce240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50" office:value-type="float" office:value="0.0210508915425775" calcext:value-type="float">
            <text:p>0.021</text:p>
          </table:table-cell>
          <table:table-cell/>
          <table:table-cell table:style-name="ce237" office:value-type="float" office:value="0.0210508915425775" calcext:value-type="float">
            <text:p>0.021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19" office:value-type="float" office:value="0.0460011023696418" calcext:value-type="float">
            <text:p>0.046</text:p>
          </table:table-cell>
          <table:table-cell table:style-name="ce261" office:value-type="float" office:value="0.13423810127624" calcext:value-type="float">
            <text:p>0.134</text:p>
          </table:table-cell>
          <table:table-cell table:style-name="ce261" office:value-type="float" office:value="0.0997056463253757" calcext:value-type="float">
            <text:p>0.100</text:p>
          </table:table-cell>
          <table:table-cell table:style-name="ce261" office:value-type="float" office:value="0.905024410180213" calcext:value-type="float">
            <text:p>0.90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230063930373787" calcext:value-type="float">
            <text:p>0.230</text:p>
          </table:table-cell>
          <table:table-cell table:style-name="ce240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50" office:value-type="float" office:value="-0.287579912967233" calcext:value-type="float">
            <text:p>-0.288</text:p>
          </table:table-cell>
          <table:table-cell/>
          <table:table-cell table:style-name="ce237" office:value-type="float" office:value="-0.287579912967233" calcext:value-type="float">
            <text:p>-0.288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19" office:value-type="float" office:value="0.219443116677423" calcext:value-type="float">
            <text:p>0.219</text:p>
          </table:table-cell>
          <table:table-cell table:style-name="ce261" office:value-type="float" office:value="0.0834989106779908" calcext:value-type="float">
            <text:p>0.083</text:p>
          </table:table-cell>
          <table:table-cell table:style-name="ce261" office:value-type="float" office:value="0.0197685301257039" calcext:value-type="float">
            <text:p>0.020</text:p>
          </table:table-cell>
          <table:table-cell table:style-name="ce261" office:value-type="float" office:value="0.484693360669187" calcext:value-type="float">
            <text:p>0.48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9724306525406" calcext:value-type="float">
            <text:p>-0.180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51" office:value-type="float" office:value="0.224655383156758" calcext:value-type="float">
            <text:p>0.225</text:p>
          </table:table-cell>
          <table:table-cell/>
          <table:table-cell table:style-name="ce252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0" office:value-type="float" office:value="0.237758959911129" calcext:value-type="float">
            <text:p>0.238</text:p>
          </table:table-cell>
          <table:table-cell table:style-name="ce262" office:value-type="float" office:value="0.23668658876106" calcext:value-type="float">
            <text:p>0.237</text:p>
          </table:table-cell>
          <table:table-cell table:style-name="ce262" office:value-type="float" office:value="0.13979463699739" calcext:value-type="float">
            <text:p>0.140</text:p>
          </table:table-cell>
          <table:table-cell table:style-name="ce262" office:value-type="float" office:value="0.832584941877958" calcext:value-type="float">
            <text:p>0.833</text:p>
          </table:table-cell>
          <table:table-cell table:style-name="ce191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9" office:value-type="float" office:value="0.0236814531927594" calcext:value-type="float">
            <text:p>0.024</text:p>
          </table:table-cell>
          <table:table-cell/>
          <table:table-cell table:style-name="ce236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0523415369422513" calcext:value-type="float">
            <text:p>-0.052</text:p>
          </table:table-cell>
          <table:table-cell table:style-name="ce240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50" office:value-type="float" office:value="0.0654269211778141" calcext:value-type="float">
            <text:p>0.065</text:p>
          </table:table-cell>
          <table:table-cell/>
          <table:table-cell table:style-name="ce237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03627452278289" calcext:value-type="float">
            <text:p>-0.104</text:p>
          </table:table-cell>
          <table:table-cell table:style-name="ce240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50" office:value-type="float" office:value="0.129534315347861" calcext:value-type="float">
            <text:p>0.130</text:p>
          </table:table-cell>
          <table:table-cell/>
          <table:table-cell table:style-name="ce237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0185102390104535" calcext:value-type="float">
            <text:p>0.002</text:p>
          </table:table-cell>
          <table:table-cell table:style-name="ce240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50" office:value-type="float" office:value="-0.00231377987630669" calcext:value-type="float">
            <text:p>-0.002</text:p>
          </table:table-cell>
          <table:table-cell/>
          <table:table-cell table:style-name="ce237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0187195126652776" calcext:value-type="float">
            <text:p>0.019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51" office:value-type="float" office:value="-0.023399390831597" calcext:value-type="float">
            <text:p>-0.023</text:p>
          </table:table-cell>
          <table:table-cell/>
          <table:table-cell table:style-name="ce252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1010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9" office:value-type="float" office:value="0.249309977775523" calcext:value-type="float">
            <text:p>0.249</text:p>
          </table:table-cell>
          <table:table-cell/>
          <table:table-cell table:style-name="ce236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82367521271523" calcext:value-type="float">
            <text:p>0.082</text:p>
          </table:table-cell>
          <table:table-cell table:style-name="ce240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50" office:value-type="float" office:value="-0.102959401589404" calcext:value-type="float">
            <text:p>-0.103</text:p>
          </table:table-cell>
          <table:table-cell/>
          <table:table-cell table:style-name="ce237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-0.0423204583838977" calcext:value-type="float">
            <text:p>-0.042</text:p>
          </table:table-cell>
          <table:table-cell table:style-name="ce240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50" office:value-type="float" office:value="0.0529005729798721" calcext:value-type="float">
            <text:p>0.053</text:p>
          </table:table-cell>
          <table:table-cell/>
          <table:table-cell table:style-name="ce237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0359587468695787" calcext:value-type="float">
            <text:p>0.004</text:p>
          </table:table-cell>
          <table:table-cell table:style-name="ce240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50" office:value-type="float" office:value="-0.00449484335869734" calcext:value-type="float">
            <text:p>-0.004</text:p>
          </table:table-cell>
          <table:table-cell/>
          <table:table-cell table:style-name="ce237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4" office:value-type="float" office:value="0.0591451126088442" calcext:value-type="float">
            <text:p>0.059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51" office:value-type="float" office:value="-0.0739313907610553" calcext:value-type="float">
            <text:p>-0.074</text:p>
          </table:table-cell>
          <table:table-cell/>
          <table:table-cell table:style-name="ce252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45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36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49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36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68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43" office:value-type="float" office:value="0.249739894404882" calcext:value-type="float">
            <text:p>0.250</text:p>
          </table:table-cell>
          <table:table-cell table:style-name="ce237" office:value-type="float" office:value="0.180938793152142" calcext:value-type="float">
            <text:p>0.181</text:p>
          </table:table-cell>
          <table:table-cell table:style-name="ce250" office:value-type="float" office:value="-0.0996679946249559" calcext:value-type="float">
            <text:p>-0.100</text:p>
          </table:table-cell>
          <table:table-cell table:style-name="ce237" office:value-type="float" office:value="0.0108217777863288" calcext:value-type="float">
            <text:p>0.011</text:p>
          </table:table-cell>
          <table:table-cell table:style-name="ce269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43" office:value-type="float" office:value="0.549833997312478" calcext:value-type="float">
            <text:p>0.550</text:p>
          </table:table-cell>
          <table:table-cell table:style-name="ce237" office:value-type="float" office:value="0.0483376287199052" calcext:value-type="float">
            <text:p>0.048</text:p>
          </table:table-cell>
          <table:table-cell table:style-name="ce250" office:value-type="float" office:value="0.761594155955765" calcext:value-type="float">
            <text:p>0.762</text:p>
          </table:table-cell>
          <table:table-cell table:style-name="ce237" office:value-type="float" office:value="0.40466899819687" calcext:value-type="float">
            <text:p>0.405</text:p>
          </table:table-cell>
          <table:table-cell table:style-name="ce269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43" office:value-type="float" office:value="0.820538480592673" calcext:value-type="float">
            <text:p>0.821</text:p>
          </table:table-cell>
          <table:table-cell table:style-name="ce237" office:value-type="float" office:value="0.674805272582314" calcext:value-type="float">
            <text:p>0.675</text:p>
          </table:table-cell>
          <table:table-cell table:style-name="ce250" office:value-type="float" office:value="0.869249333148855" calcext:value-type="float">
            <text:p>0.869</text:p>
          </table:table-cell>
          <table:table-cell table:style-name="ce237" office:value-type="float" office:value="0.229890947528372" calcext:value-type="float">
            <text:p>0.230</text:p>
          </table:table-cell>
          <table:table-cell table:style-name="ce269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44" office:value-type="float" office:value="0.534942945158215" calcext:value-type="float">
            <text:p>0.535</text:p>
          </table:table-cell>
          <table:table-cell table:style-name="ce252" office:value-type="float" office:value="0.389360766050778" calcext:value-type="float">
            <text:p>0.389</text:p>
          </table:table-cell>
          <table:table-cell table:style-name="ce251" office:value-type="float" office:value="-0.804062391404892" calcext:value-type="float">
            <text:p>-0.804</text:p>
          </table:table-cell>
          <table:table-cell table:style-name="ce252" office:value-type="float" office:value="-0.688677369306464" calcext:value-type="float">
            <text:p>-0.689</text:p>
          </table:table-cell>
          <table:table-cell table:style-name="ce270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4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56" office:value-type="float" office:value="-0.0110812483409076" calcext:value-type="float">
            <text:p>-0.011</text:p>
          </table:table-cell>
          <table:table-cell table:style-name="ce256" office:value-type="float" office:value="0.0166218725113614" calcext:value-type="float">
            <text:p>0.017</text:p>
          </table:table-cell>
          <table:table-cell table:style-name="ce256" office:value-type="float" office:value="0.0498656175340843" calcext:value-type="float">
            <text:p>0.050</text:p>
          </table:table-cell>
          <table:table-cell table:style-name="ce264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0145355917391826" calcext:value-type="float">
            <text:p>-0.001</text:p>
          </table:table-cell>
          <table:table-cell table:style-name="ce257" office:value-type="float" office:value="0.00145355917391826" calcext:value-type="float">
            <text:p>0.001</text:p>
          </table:table-cell>
          <table:table-cell table:style-name="ce257" office:value-type="float" office:value="-0.00218033876087739" calcext:value-type="float">
            <text:p>-0.002</text:p>
          </table:table-cell>
          <table:table-cell table:style-name="ce257" office:value-type="float" office:value="-0.00654101628263218" calcext:value-type="float">
            <text:p>-0.007</text:p>
          </table:table-cell>
          <table:table-cell table:style-name="ce265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376596334440966" calcext:value-type="float">
            <text:p>-0.038</text:p>
          </table:table-cell>
          <table:table-cell table:style-name="ce257" office:value-type="float" office:value="0.0376596334440966" calcext:value-type="float">
            <text:p>0.038</text:p>
          </table:table-cell>
          <table:table-cell table:style-name="ce257" office:value-type="float" office:value="-0.056489450166145" calcext:value-type="float">
            <text:p>-0.056</text:p>
          </table:table-cell>
          <table:table-cell table:style-name="ce257" office:value-type="float" office:value="-0.169468350498435" calcext:value-type="float">
            <text:p>-0.169</text:p>
          </table:table-cell>
          <table:table-cell table:style-name="ce265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0.0571276698646378" calcext:value-type="float">
            <text:p>0.057</text:p>
          </table:table-cell>
          <table:table-cell table:style-name="ce257" office:value-type="float" office:value="-0.0571276698646378" calcext:value-type="float">
            <text:p>-0.057</text:p>
          </table:table-cell>
          <table:table-cell table:style-name="ce257" office:value-type="float" office:value="0.0856915047969568" calcext:value-type="float">
            <text:p>0.086</text:p>
          </table:table-cell>
          <table:table-cell table:style-name="ce257" office:value-type="float" office:value="0.25707451439087" calcext:value-type="float">
            <text:p>0.257</text:p>
          </table:table-cell>
          <table:table-cell table:style-name="ce265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4" office:value-type="float" office:value="-0.0545825907001638" calcext:value-type="float">
            <text:p>-0.055</text:p>
          </table:table-cell>
          <table:table-cell table:style-name="ce258" office:value-type="float" office:value="0.0545825907001638" calcext:value-type="float">
            <text:p>0.055</text:p>
          </table:table-cell>
          <table:table-cell table:style-name="ce258" office:value-type="float" office:value="-0.0818738860502456" calcext:value-type="float">
            <text:p>-0.082</text:p>
          </table:table-cell>
          <table:table-cell table:style-name="ce258" office:value-type="float" office:value="-0.245621658150737" calcext:value-type="float">
            <text:p>-0.246</text:p>
          </table:table-cell>
          <table:table-cell table:style-name="ce266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3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3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4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56" office:value-type="float" office:value="0.00130761249080144" calcext:value-type="float">
            <text:p>0.001</text:p>
          </table:table-cell>
          <table:table-cell table:style-name="ce256" office:value-type="float" office:value="-0.00196141873620216" calcext:value-type="float">
            <text:p>-0.002</text:p>
          </table:table-cell>
          <table:table-cell table:style-name="ce256" office:value-type="float" office:value="-0.00588425620860649" calcext:value-type="float">
            <text:p>-0.006</text:p>
          </table:table-cell>
          <table:table-cell table:style-name="ce264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276764507669" calcext:value-type="float">
            <text:p>0.002</text:p>
          </table:table-cell>
          <table:table-cell table:style-name="ce257" office:value-type="float" office:value="-0.002276764507669" calcext:value-type="float">
            <text:p>-0.002</text:p>
          </table:table-cell>
          <table:table-cell table:style-name="ce257" office:value-type="float" office:value="0.0034151467615035" calcext:value-type="float">
            <text:p>0.003</text:p>
          </table:table-cell>
          <table:table-cell table:style-name="ce257" office:value-type="float" office:value="0.0102454402845105" calcext:value-type="float">
            <text:p>0.010</text:p>
          </table:table-cell>
          <table:table-cell table:style-name="ce265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67716864551857" calcext:value-type="float">
            <text:p>0.003</text:p>
          </table:table-cell>
          <table:table-cell table:style-name="ce257" office:value-type="float" office:value="-0.00267716864551857" calcext:value-type="float">
            <text:p>-0.003</text:p>
          </table:table-cell>
          <table:table-cell table:style-name="ce257" office:value-type="float" office:value="0.00401575296827786" calcext:value-type="float">
            <text:p>0.004</text:p>
          </table:table-cell>
          <table:table-cell table:style-name="ce257" office:value-type="float" office:value="0.0120472589048336" calcext:value-type="float">
            <text:p>0.012</text:p>
          </table:table-cell>
          <table:table-cell table:style-name="ce265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-0.0701531979986154" calcext:value-type="float">
            <text:p>-0.070</text:p>
          </table:table-cell>
          <table:table-cell table:style-name="ce257" office:value-type="float" office:value="0.0701531979986154" calcext:value-type="float">
            <text:p>0.070</text:p>
          </table:table-cell>
          <table:table-cell table:style-name="ce257" office:value-type="float" office:value="-0.105229796997923" calcext:value-type="float">
            <text:p>-0.105</text:p>
          </table:table-cell>
          <table:table-cell table:style-name="ce257" office:value-type="float" office:value="-0.315689390993769" calcext:value-type="float">
            <text:p>-0.316</text:p>
          </table:table-cell>
          <table:table-cell table:style-name="ce265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54" office:value-type="float" office:value="-0.0430803988402475" calcext:value-type="float">
            <text:p>-0.043</text:p>
          </table:table-cell>
          <table:table-cell table:style-name="ce258" office:value-type="float" office:value="0.0430803988402475" calcext:value-type="float">
            <text:p>0.043</text:p>
          </table:table-cell>
          <table:table-cell table:style-name="ce258" office:value-type="float" office:value="-0.0646205982603712" calcext:value-type="float">
            <text:p>-0.065</text:p>
          </table:table-cell>
          <table:table-cell table:style-name="ce258" office:value-type="float" office:value="-0.193861794781114" calcext:value-type="float">
            <text:p>-0.194</text:p>
          </table:table-cell>
          <table:table-cell table:style-name="ce266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4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9" office:value-type="float" office:value="-0.0554062417045382" calcext:value-type="float">
            <text:p>-0.055</text:p>
          </table:table-cell>
          <table:table-cell table:style-name="ce239"/>
          <table:table-cell table:style-name="ce236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39"/>
          <table:table-cell table:style-name="ce245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36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36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36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625240506180253" calcext:value-type="float">
            <text:p>0.625</text:p>
          </table:table-cell>
          <table:table-cell/>
          <table:table-cell table:style-name="ce243" office:value-type="float" office:value="-0.00581423669567305" calcext:value-type="float">
            <text:p>-0.006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50" office:value-type="float" office:value="0.00726779586959131" calcext:value-type="float">
            <text:p>0.007</text:p>
          </table:table-cell>
          <table:table-cell table:style-name="ce239"/>
          <table:table-cell table:style-name="ce237" office:value-type="float" office:value="0.00726779586959131" calcext:value-type="float">
            <text:p>0.007</text:p>
          </table:table-cell>
          <table:table-cell table:style-name="ce239"/>
          <table:table-cell table:style-name="ce243" office:value-type="float" office:value="0.00726779586959131" calcext:value-type="float">
            <text:p>0.007</text:p>
          </table:table-cell>
          <table:table-cell table:style-name="ce237" office:value-type="float" office:value="-0.011383822538345" calcext:value-type="float">
            <text:p>-0.011</text:p>
          </table:table-cell>
          <table:table-cell table:style-name="ce237" office:value-type="float" office:value="-0.0962275483225749" calcext:value-type="float">
            <text:p>-0.096</text:p>
          </table:table-cell>
          <table:table-cell table:style-name="ce237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0001171017318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466663500201379" calcext:value-type="float">
            <text:p>-0.467</text:p>
          </table:table-cell>
          <table:table-cell/>
          <table:table-cell table:style-name="ce243" office:value-type="float" office:value="-0.150638533776387" calcext:value-type="float">
            <text:p>-0.151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50" office:value-type="float" office:value="0.188298167220483" calcext:value-type="float">
            <text:p>0.188</text:p>
          </table:table-cell>
          <table:table-cell table:style-name="ce239"/>
          <table:table-cell table:style-name="ce237" office:value-type="float" office:value="0.188298167220483" calcext:value-type="float">
            <text:p>0.188</text:p>
          </table:table-cell>
          <table:table-cell table:style-name="ce239"/>
          <table:table-cell table:style-name="ce243" office:value-type="float" office:value="0.188298167220483" calcext:value-type="float">
            <text:p>0.188</text:p>
          </table:table-cell>
          <table:table-cell table:style-name="ce237" office:value-type="float" office:value="-0.0133858432275929" calcext:value-type="float">
            <text:p>-0.013</text:p>
          </table:table-cell>
          <table:table-cell table:style-name="ce237" office:value-type="float" office:value="0.230660141821333" calcext:value-type="float">
            <text:p>0.231</text:p>
          </table:table-cell>
          <table:table-cell table:style-name="ce237" office:value-type="float" office:value="0.99889124613554" calcext:value-type="float">
            <text:p>0.99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4422224793867" calcext:value-type="float">
            <text:p>0.4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03988449095196" calcext:value-type="float">
            <text:p>0.104</text:p>
          </table:table-cell>
          <table:table-cell/>
          <table:table-cell table:style-name="ce243" office:value-type="float" office:value="0.228510679458551" calcext:value-type="float">
            <text:p>0.229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50" office:value-type="float" office:value="-0.285638349323189" calcext:value-type="float">
            <text:p>-0.286</text:p>
          </table:table-cell>
          <table:table-cell table:style-name="ce239"/>
          <table:table-cell table:style-name="ce237" office:value-type="float" office:value="-0.285638349323189" calcext:value-type="float">
            <text:p>-0.286</text:p>
          </table:table-cell>
          <table:table-cell table:style-name="ce239"/>
          <table:table-cell table:style-name="ce243" office:value-type="float" office:value="-0.285638349323189" calcext:value-type="float">
            <text:p>-0.286</text:p>
          </table:table-cell>
          <table:table-cell table:style-name="ce237" office:value-type="float" office:value="0.350765989993077" calcext:value-type="float">
            <text:p>0.351</text:p>
          </table:table-cell>
          <table:table-cell table:style-name="ce237" office:value-type="float" office:value="-0.447519490940423" calcext:value-type="float">
            <text:p>-0.448</text:p>
          </table:table-cell>
          <table:table-cell table:style-name="ce237" office:value-type="float" office:value="-2.2315255065659" calcext:value-type="float">
            <text:p>-2.23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21416454094277" calcext:value-type="float">
            <text:p>-0.8214164541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218330362800655" calcext:value-type="float">
            <text:p>-0.218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51" office:value-type="float" office:value="0.272912953500819" calcext:value-type="float">
            <text:p>0.273</text:p>
          </table:table-cell>
          <table:table-cell table:style-name="ce239"/>
          <table:table-cell table:style-name="ce252" office:value-type="float" office:value="0.272912953500819" calcext:value-type="float">
            <text:p>0.273</text:p>
          </table:table-cell>
          <table:table-cell table:style-name="ce239"/>
          <table:table-cell table:style-name="ce244" office:value-type="float" office:value="0.272912953500819" calcext:value-type="float">
            <text:p>0.273</text:p>
          </table:table-cell>
          <table:table-cell table:style-name="ce252" office:value-type="float" office:value="0.215401994201237" calcext:value-type="float">
            <text:p>0.215</text:p>
          </table:table-cell>
          <table:table-cell table:style-name="ce252" office:value-type="float" office:value="-0.25798682010531" calcext:value-type="float">
            <text:p>-0.258</text:p>
          </table:table-cell>
          <table:table-cell table:style-name="ce252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25656620421094" calcext:value-type="float">
            <text:p>-0.225656620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9" office:value-type="float" office:value="0.00653806245400721" calcext:value-type="float">
            <text:p>0.007</text:p>
          </table:table-cell>
          <table:table-cell table:style-name="ce239"/>
          <table:table-cell table:style-name="ce236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218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68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0910705803067599" calcext:value-type="float">
            <text:p>0.009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50" office:value-type="float" office:value="-0.011383822538345" calcext:value-type="float">
            <text:p>-0.011</text:p>
          </table:table-cell>
          <table:table-cell table:style-name="ce239"/>
          <table:table-cell table:style-name="ce237" office:value-type="float" office:value="-0.011383822538345" calcext:value-type="float">
            <text:p>-0.011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006629084744" calcext:value-type="float">
            <text:p>0.99</text:p>
          </table:table-cell>
          <table:table-cell table:style-name="ce269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107086745820743" calcext:value-type="float">
            <text:p>0.011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50" office:value-type="float" office:value="-0.0133858432275929" calcext:value-type="float">
            <text:p>-0.013</text:p>
          </table:table-cell>
          <table:table-cell table:style-name="ce239"/>
          <table:table-cell table:style-name="ce237" office:value-type="float" office:value="-0.0133858432275929" calcext:value-type="float">
            <text:p>-0.01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419974341614026" calcext:value-type="float">
            <text:p>0.42</text:p>
          </table:table-cell>
          <table:table-cell table:style-name="ce269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280612791994462" calcext:value-type="float">
            <text:p>-0.281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50" office:value-type="float" office:value="0.350765989993077" calcext:value-type="float">
            <text:p>0.351</text:p>
          </table:table-cell>
          <table:table-cell table:style-name="ce239"/>
          <table:table-cell table:style-name="ce237" office:value-type="float" office:value="0.350765989993077" calcext:value-type="float">
            <text:p>0.351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244405596820271" calcext:value-type="float">
            <text:p>0.24</text:p>
          </table:table-cell>
          <table:table-cell table:style-name="ce269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232159536099" calcext:value-type="float">
            <text:p>-0.172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51" office:value-type="float" office:value="0.215401994201237" calcext:value-type="float">
            <text:p>0.215</text:p>
          </table:table-cell>
          <table:table-cell table:style-name="ce239"/>
          <table:table-cell table:style-name="ce252" office:value-type="float" office:value="0.215401994201237" calcext:value-type="float">
            <text:p>0.21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353483670728246" calcext:value-type="float">
            <text:p>0.35</text:p>
          </table:table-cell>
          <table:table-cell table:style-name="ce270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39" table:number-columns-repeated="5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48"/>
          <table:table-cell table:style-name="ce248"/>
          <table:table-cell table:style-name="ce240"/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9" office:value-type="float" office:value="-0.161340766348258" calcext:value-type="float">
            <text:p>-0.16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769820386580599" calcext:value-type="float">
            <text:p>0.07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50" office:value-type="float" office:value="-0.0962275483225749" calcext:value-type="float">
            <text:p>-0.096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84528113457067" calcext:value-type="float">
            <text:p>-0.185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50" office:value-type="float" office:value="0.230660141821333" calcext:value-type="float">
            <text:p>0.23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358015592752339" calcext:value-type="float">
            <text:p>0.358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50" office:value-type="float" office:value="-0.447519490940423" calcext:value-type="float">
            <text:p>-0.448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206389456084248" calcext:value-type="float">
            <text:p>0.206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51" office:value-type="float" office:value="-0.25798682010531" calcext:value-type="float">
            <text:p>-0.258</text:p>
          </table:table-cell>
          <table:table-cell table:style-name="ce239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5" calcext:value-type="float">
            <text:p>0.5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9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292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92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50" office:value-type="float" office:value="0.373694012037483" calcext:value-type="float">
            <text:p>0.37369</text:p>
          </table:table-cell>
          <table:table-cell/>
          <table:table-cell table:style-name="ce293" office:value-type="float" office:value="0.169973349078999" calcext:value-type="float">
            <text:p>0.16997</text:p>
          </table:table-cell>
          <table:table-cell table:style-name="ce293" office:value-type="float" office:value="0.00956488488034715" calcext:value-type="float">
            <text:p>0.00956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50" office:value-type="float" office:value="-0.40348092654597" calcext:value-type="float">
            <text:p>-0.40348</text:p>
          </table:table-cell>
          <table:table-cell/>
          <table:table-cell table:style-name="ce293" office:value-type="float" office:value="-0.334776857953225" calcext:value-type="float">
            <text:p>-0.33478</text:p>
          </table:table-cell>
          <table:table-cell table:style-name="ce293" office:value-type="float" office:value="-0.00472789403507649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50" office:value-type="float" office:value="0.452452793533059" calcext:value-type="float">
            <text:p>0.45245</text:p>
          </table:table-cell>
          <table:table-cell/>
          <table:table-cell table:style-name="ce293" office:value-type="float" office:value="0.522651610367628" calcext:value-type="float">
            <text:p>0.52265</text:p>
          </table:table-cell>
          <table:table-cell table:style-name="ce293" office:value-type="float" office:value="-0.0117914132268946" calcext:value-type="float">
            <text:p>-0.0117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51" office:value-type="float" office:value="-0.0524787505923362" calcext:value-type="float">
            <text:p>-0.05248</text:p>
          </table:table-cell>
          <table:table-cell/>
          <table:table-cell table:style-name="ce294" office:value-type="float" office:value="-0.0929384795209678" calcext:value-type="float">
            <text:p>-0.09294</text:p>
          </table:table-cell>
          <table:table-cell table:style-name="ce294" office:value-type="float" office:value="0.0110396768215216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3"/>
          <table:table-cell table:style-name="ce110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73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5" office:value-type="float" office:value="0.2" calcext:value-type="float">
            <text:p>0.20000</text:p>
          </table:table-cell>
          <table:table-cell table:style-name="ce145" office:value-type="float" office:value="-0.2" calcext:value-type="float">
            <text:p>-0.20000</text:p>
          </table:table-cell>
          <table:table-cell table:style-name="ce145" office:value-type="float" office:value="0.94" calcext:value-type="float">
            <text:p>0.94000</text:p>
          </table:table-cell>
          <table:table-cell table:style-name="ce28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322" office:value-type="float" office:value="0.0278881391821217" calcext:value-type="float">
            <text:p>0.02789</text:p>
          </table:table-cell>
          <table:table-cell table:style-name="ce322" office:value-type="float" office:value="-0.0273358988022777" calcext:value-type="float">
            <text:p>-0.02734</text:p>
          </table:table-cell>
          <table:table-cell table:style-name="ce322" office:value-type="float" office:value="0.13005260945326" calcext:value-type="float">
            <text:p>0.13005</text:p>
          </table:table-cell>
          <table:table-cell table:style-name="ce324" office:value-type="float" office:value="0.083112177166521" calcext:value-type="float">
            <text:p>0.08311</text:p>
          </table:table-cell>
          <table:table-cell/>
          <table:table-cell table:style-name="ce31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74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71" office:value-type="float" office:value="-0.16" calcext:value-type="float">
            <text:p>-0.16000</text:p>
          </table:table-cell>
          <table:table-cell table:style-name="ce271" office:value-type="float" office:value="-0.06" calcext:value-type="float">
            <text:p>-0.06000</text:p>
          </table:table-cell>
          <table:table-cell table:style-name="ce271" office:value-type="float" office:value="0.63" calcext:value-type="float">
            <text:p>0.63000</text:p>
          </table:table-cell>
          <table:table-cell table:style-name="ce28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877939011809654" calcext:value-type="float">
            <text:p>0.00878</text:p>
          </table:table-cell>
          <table:table-cell table:style-name="ce128" office:value-type="float" office:value="-0.0103062405734177" calcext:value-type="float">
            <text:p>-0.01031</text:p>
          </table:table-cell>
          <table:table-cell table:style-name="ce128" office:value-type="float" office:value="-0.00394436367624627" calcext:value-type="float">
            <text:p>-0.00394</text:p>
          </table:table-cell>
          <table:table-cell table:style-name="ce128" office:value-type="float" office:value="0.0399525869142364" calcext:value-type="float">
            <text:p>0.03995</text:p>
          </table:table-cell>
          <table:table-cell table:style-name="ce325" office:value-type="float" office:value="-0.0357537481621033" calcext:value-type="float">
            <text:p>-0.03575</text:p>
          </table:table-cell>
          <table:table-cell/>
          <table:table-cell table:style-name="ce150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74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71" office:value-type="float" office:value="0.15" calcext:value-type="float">
            <text:p>0.15000</text:p>
          </table:table-cell>
          <table:table-cell table:style-name="ce271" office:value-type="float" office:value="-0.24" calcext:value-type="float">
            <text:p>-0.24000</text:p>
          </table:table-cell>
          <table:table-cell table:style-name="ce271" office:value-type="float" office:value="0.42" calcext:value-type="float">
            <text:p>0.42000</text:p>
          </table:table-cell>
          <table:table-cell table:style-name="ce28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108796890420802" calcext:value-type="float">
            <text:p>0.10880</text:p>
          </table:table-cell>
          <table:table-cell table:style-name="ce128" office:value-type="float" office:value="0.108796890420802" calcext:value-type="float">
            <text:p>0.10880</text:p>
          </table:table-cell>
          <table:table-cell table:style-name="ce128" office:value-type="float" office:value="-0.170353025790466" calcext:value-type="float">
            <text:p>-0.17035</text:p>
          </table:table-cell>
          <table:table-cell table:style-name="ce128" office:value-type="float" office:value="0.302054524720911" calcext:value-type="float">
            <text:p>0.30205</text:p>
          </table:table-cell>
          <table:table-cell table:style-name="ce325" office:value-type="float" office:value="-0.306349138816469" calcext:value-type="float">
            <text:p>-0.30635</text:p>
          </table:table-cell>
          <table:table-cell/>
          <table:table-cell table:style-name="ce150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74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26" calcext:value-type="float">
            <text:p>0.26000</text:p>
          </table:table-cell>
          <table:table-cell table:style-name="ce28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844976229257611" calcext:value-type="float">
            <text:p>0.00845</text:p>
          </table:table-cell>
          <table:table-cell table:style-name="ce128" office:value-type="float" office:value="0.00638884466024047" calcext:value-type="float">
            <text:p>0.00639</text:p>
          </table:table-cell>
          <table:table-cell table:style-name="ce128" office:value-type="float" office:value="-0.00700711994994116" calcext:value-type="float">
            <text:p>-0.00701</text:p>
          </table:table-cell>
          <table:table-cell table:style-name="ce128" office:value-type="float" office:value="0.0269980209835968" calcext:value-type="float">
            <text:p>0.02700</text:p>
          </table:table-cell>
          <table:table-cell table:style-name="ce325" office:value-type="float" office:value="0.0743991265273165" calcext:value-type="float">
            <text:p>0.07440</text:p>
          </table:table-cell>
          <table:table-cell/>
          <table:table-cell table:style-name="ce150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75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6" office:value-type="float" office:value="0.08" calcext:value-type="float">
            <text:p>0.08000</text:p>
          </table:table-cell>
          <table:table-cell table:style-name="ce146" office:value-type="float" office:value="-0.28" calcext:value-type="float">
            <text:p>-0.28000</text:p>
          </table:table-cell>
          <table:table-cell table:style-name="ce146" office:value-type="float" office:value="0.05" calcext:value-type="float">
            <text:p>0.05000</text:p>
          </table:table-cell>
          <table:table-cell table:style-name="ce28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37205715389252" calcext:value-type="float">
            <text:p>0.03721</text:p>
          </table:table-cell>
          <table:table-cell table:style-name="ce323" office:value-type="float" office:value="0.037205715389252" calcext:value-type="float">
            <text:p>0.03721</text:p>
          </table:table-cell>
          <table:table-cell table:style-name="ce323" office:value-type="float" office:value="-0.126136449734293" calcext:value-type="float">
            <text:p>-0.12614</text:p>
          </table:table-cell>
          <table:table-cell table:style-name="ce323" office:value-type="float" office:value="0.0235938682956232" calcext:value-type="float">
            <text:p>0.02359</text:p>
          </table:table-cell>
          <table:table-cell table:style-name="ce326" office:value-type="float" office:value="0.0916531037637672" calcext:value-type="float">
            <text:p>0.09165</text:p>
          </table:table-cell>
          <table:table-cell/>
          <table:table-cell table:style-name="ce151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321" table:formula="of:=SUM([.X9:.X13])" office:value-type="float" office:value="0.169030282209089" calcext:value-type="float">
            <text:p>0.16903</text:p>
          </table:table-cell>
          <table:table-cell table:style-name="ce321" table:formula="of:=SUM([.Y9:.Y13])" office:value-type="float" office:value="0.169973349078999" calcext:value-type="float">
            <text:p>0.16997</text:p>
          </table:table-cell>
          <table:table-cell table:style-name="ce321" table:formula="of:=SUM([.Z9:.Z13])" office:value-type="float" office:value="-0.334776857953225" calcext:value-type="float">
            <text:p>-0.33478</text:p>
          </table:table-cell>
          <table:table-cell table:style-name="ce321" table:formula="of:=SUM([.AA9:.AA13])" office:value-type="float" office:value="0.522651610367628" calcext:value-type="float">
            <text:p>0.52265</text:p>
          </table:table-cell>
          <table:table-cell table:style-name="ce321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73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5" office:value-type="float" office:value="-0.03" calcext:value-type="float">
            <text:p>-0.03000</text:p>
          </table:table-cell>
          <table:table-cell table:style-name="ce145" office:value-type="float" office:value="0.39" calcext:value-type="float">
            <text:p>0.39000</text:p>
          </table:table-cell>
          <table:table-cell table:style-name="ce145" office:value-type="float" office:value="0.18" calcext:value-type="float">
            <text:p>0.18000</text:p>
          </table:table-cell>
          <table:table-cell table:style-name="ce28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322" office:value-type="float" office:value="0.000408920192220544" calcext:value-type="float">
            <text:p>0.00041</text:p>
          </table:table-cell>
          <table:table-cell table:style-name="ce322" office:value-type="float" office:value="-0.0057248826910876" calcext:value-type="float">
            <text:p>-0.00572</text:p>
          </table:table-cell>
          <table:table-cell table:style-name="ce322" office:value-type="float" office:value="-0.00265798124943353" calcext:value-type="float">
            <text:p>-0.00266</text:p>
          </table:table-cell>
          <table:table-cell table:style-name="ce324" office:value-type="float" office:value="-0.00601696854267371" calcext:value-type="float">
            <text:p>-0.00602</text:p>
          </table:table-cell>
          <table:table-cell/>
          <table:table-cell table:style-name="ce31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30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312" office:value-type="float" office:value="-0.16" calcext:value-type="float">
            <text:p>-0.16000</text:p>
          </table:table-cell>
          <table:table-cell table:style-name="ce312" office:value-type="float" office:value="0.02" calcext:value-type="float">
            <text:p>0.02000</text:p>
          </table:table-cell>
          <table:table-cell table:style-name="ce312" office:value-type="float" office:value="-0.7" calcext:value-type="float">
            <text:p>-0.70000</text:p>
          </table:table-cell>
          <table:table-cell table:style-name="ce317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104286533202267" calcext:value-type="float">
            <text:p>0.01043</text:p>
          </table:table-cell>
          <table:table-cell table:style-name="ce128" office:value-type="float" office:value="0.0206029492423991" calcext:value-type="float">
            <text:p>0.02060</text:p>
          </table:table-cell>
          <table:table-cell table:style-name="ce128" office:value-type="float" office:value="-0.00228921658248879" calcext:value-type="float">
            <text:p>-0.00229</text:p>
          </table:table-cell>
          <table:table-cell table:style-name="ce128" office:value-type="float" office:value="0.0892794467170627" calcext:value-type="float">
            <text:p>0.08928</text:p>
          </table:table-cell>
          <table:table-cell table:style-name="ce325" office:value-type="float" office:value="0.0282336711840284" calcext:value-type="float">
            <text:p>0.02823</text:p>
          </table:table-cell>
          <table:table-cell/>
          <table:table-cell table:style-name="ce150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9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74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71" office:value-type="float" office:value="-0.27" calcext:value-type="float">
            <text:p>-0.27000</text:p>
          </table:table-cell>
          <table:table-cell table:style-name="ce271" office:value-type="float" office:value="-0.18" calcext:value-type="float">
            <text:p>-0.18000</text:p>
          </table:table-cell>
          <table:table-cell table:style-name="ce271" office:value-type="float" office:value="-0.99" calcext:value-type="float">
            <text:p>-0.99000</text:p>
          </table:table-cell>
          <table:table-cell table:style-name="ce28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.000682266848860922" calcext:value-type="float">
            <text:p>-0.00068</text:p>
          </table:table-cell>
          <table:table-cell table:style-name="ce128" office:value-type="float" office:value="-0.00579926821531784" calcext:value-type="float">
            <text:p>-0.00580</text:p>
          </table:table-cell>
          <table:table-cell table:style-name="ce128" office:value-type="float" office:value="-0.00388039270289649" calcext:value-type="float">
            <text:p>-0.00388</text:p>
          </table:table-cell>
          <table:table-cell table:style-name="ce128" office:value-type="float" office:value="-0.0211502723146886" calcext:value-type="float">
            <text:p>-0.02115</text:p>
          </table:table-cell>
          <table:table-cell table:style-name="ce325" office:value-type="float" office:value="0.00144981705382946" calcext:value-type="float">
            <text:p>0.00145</text:p>
          </table:table-cell>
          <table:table-cell/>
          <table:table-cell table:style-name="ce150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150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74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38" calcext:value-type="float">
            <text:p>0.38000</text:p>
          </table:table-cell>
          <table:table-cell table:style-name="ce28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925233923792271" calcext:value-type="float">
            <text:p>0.00925</text:p>
          </table:table-cell>
          <table:table-cell table:style-name="ce128" office:value-type="float" office:value="-0.00486139858263736" calcext:value-type="float">
            <text:p>-0.00486</text:p>
          </table:table-cell>
          <table:table-cell table:style-name="ce128" office:value-type="float" office:value="0.00533185650998936" calcext:value-type="float">
            <text:p>0.00533</text:p>
          </table:table-cell>
          <table:table-cell table:style-name="ce128" office:value-type="float" office:value="-0.0299524880414108" calcext:value-type="float">
            <text:p>-0.02995</text:p>
          </table:table-cell>
          <table:table-cell table:style-name="ce325" office:value-type="float" office:value="-0.0393616465884508" calcext:value-type="float">
            <text:p>-0.03936</text:p>
          </table:table-cell>
          <table:table-cell/>
          <table:table-cell table:style-name="ce150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50" office:value-type="float" office:value="-0.138614850821351" calcext:value-type="float">
            <text:p>-0.13861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75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6" office:value-type="float" office:value="0.01" calcext:value-type="float">
            <text:p>0.01000</text:p>
          </table:table-cell>
          <table:table-cell table:style-name="ce146" office:value-type="float" office:value="-0.03" calcext:value-type="float">
            <text:p>-0.03000</text:p>
          </table:table-cell>
          <table:table-cell table:style-name="ce146" office:value-type="float" office:value="0.72" calcext:value-type="float">
            <text:p>0.72000</text:p>
          </table:table-cell>
          <table:table-cell table:style-name="ce28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0314527102526921" calcext:value-type="float">
            <text:p>0.00315</text:p>
          </table:table-cell>
          <table:table-cell table:style-name="ce323" office:value-type="float" office:value="-0.000786317756317303" calcext:value-type="float">
            <text:p>-0.00079</text:p>
          </table:table-cell>
          <table:table-cell table:style-name="ce323" office:value-type="float" office:value="0.00183474143140704" calcext:value-type="float">
            <text:p>0.00183</text:p>
          </table:table-cell>
          <table:table-cell table:style-name="ce323" office:value-type="float" office:value="-0.0473101183384244" calcext:value-type="float">
            <text:p>-0.04731</text:p>
          </table:table-cell>
          <table:table-cell table:style-name="ce326" office:value-type="float" office:value="0.0267348037147883" calcext:value-type="float">
            <text:p>0.02673</text:p>
          </table:table-cell>
          <table:table-cell/>
          <table:table-cell table:style-name="ce151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51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321" table:formula="of:=SUM([.X17:.X21])" office:value-type="float" office:value="0.0210924876688477" calcext:value-type="float">
            <text:p>0.02109</text:p>
          </table:table-cell>
          <table:table-cell table:style-name="ce321" table:formula="of:=SUM([.Y17:.Y21])" office:value-type="float" office:value="0.00956488488034715" calcext:value-type="float">
            <text:p>0.00956</text:p>
          </table:table-cell>
          <table:table-cell table:style-name="ce321" table:formula="of:=SUM([.Z17:.Z21])" office:value-type="float" office:value="-0.00472789403507649" calcext:value-type="float">
            <text:p>-0.00473</text:p>
          </table:table-cell>
          <table:table-cell table:style-name="ce321" table:formula="of:=SUM([.AA17:.AA21])" office:value-type="float" office:value="-0.0117914132268946" calcext:value-type="float">
            <text:p>-0.01179</text:p>
          </table:table-cell>
          <table:table-cell table:style-name="ce321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9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9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77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96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303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31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97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304" office:value-type="float" office:value="0.0112132991749168" calcext:value-type="float">
            <text:p>0.01121</text:p>
          </table:table-cell>
          <table:table-cell table:style-name="ce40"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941557780781369" calcext:value-type="percentage">
            <text:p>-94%</text:p>
          </table:table-cell>
          <table:table-cell table:style-name="ce314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97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304" office:value-type="float" office:value="0.0404600115561625" calcext:value-type="float">
            <text:p>0.04046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63976174557668" calcext:value-type="percentage">
            <text:p>164%</text:p>
          </table:table-cell>
          <table:table-cell table:style-name="ce314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67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97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304" office:value-type="float" office:value="0.785038580632768" calcext:value-type="float">
            <text:p>0.7850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58407403607675" calcext:value-type="percentage">
            <text:p>158%</text:p>
          </table:table-cell>
          <table:table-cell table:style-name="ce314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168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98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305" office:value-type="float" office:value="-0.787857745609632" calcext:value-type="float">
            <text:p>-0.78786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7057994789289" calcext:value-type="percentage">
            <text:p>71%</text:p>
          </table:table-cell>
          <table:table-cell table:style-name="ce315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O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8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79"/>
          <table:covered-table-cell table:number-columns-repeated="2" table:style-name="ce8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73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5" office:value-type="float" office:value="-0.49" calcext:value-type="float">
            <text:p>-0.49000</text:p>
          </table:table-cell>
          <table:table-cell table:style-name="ce145" office:value-type="float" office:value="0.77" calcext:value-type="float">
            <text:p>0.77000</text:p>
          </table:table-cell>
          <table:table-cell table:style-name="ce28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89" office:value-type="float" office:value="-0.0665850647938251" calcext:value-type="float">
            <text:p>-0.0666</text:p>
          </table:table-cell>
          <table:table-cell table:style-name="ce289" office:value-type="float" office:value="0.103764542597484" calcext:value-type="float">
            <text:p>0.1038</text:p>
          </table:table-cell>
          <table:table-cell table:style-name="ce300" office:value-type="float" office:value="-0.0746969508600778" calcext:value-type="float">
            <text:p>-0.0747</text:p>
          </table:table-cell>
          <table:table-cell table:style-name="ce306"/>
          <table:table-cell/>
          <table:table-cell table:style-name="ce31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9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31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31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50" office:value-type="float" office:value="0.17280086456131" calcext:value-type="float">
            <text:p>0.17280</text:p>
          </table:table-cell>
          <table:table-cell/>
          <table:table-cell table:style-name="ce274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71" office:value-type="float" office:value="0.36" calcext:value-type="float">
            <text:p>0.36000</text:p>
          </table:table-cell>
          <table:table-cell table:style-name="ce271" office:value-type="float" office:value="-0.09" calcext:value-type="float">
            <text:p>-0.09000</text:p>
          </table:table-cell>
          <table:table-cell table:style-name="ce28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474971945618366" calcext:value-type="float">
            <text:p>-0.0475</text:p>
          </table:table-cell>
          <table:table-cell table:style-name="ce290" office:value-type="float" office:value="0.0301871058770783" calcext:value-type="float">
            <text:p>0.0302</text:p>
          </table:table-cell>
          <table:table-cell table:style-name="ce290" office:value-type="float" office:value="-0.0078106497723909" calcext:value-type="float">
            <text:p>-0.0078</text:p>
          </table:table-cell>
          <table:table-cell table:style-name="ce301" office:value-type="float" office:value="-0.0677626642415535" calcext:value-type="float">
            <text:p>-0.0678</text:p>
          </table:table-cell>
          <table:table-cell table:style-name="ce160"/>
          <table:table-cell/>
          <table:table-cell table:style-name="ce150" office:value-type="float" office:value="-0.0928834026987026" calcext:value-type="float">
            <text:p>-0.09288</text:p>
          </table:table-cell>
          <table:table-cell/>
          <table:table-cell table:style-name="ce150" office:value-type="float" office:value="-0.0941557780781369" calcext:value-type="float">
            <text:p>-0.09416</text:p>
          </table:table-cell>
          <table:table-cell table:style-name="ce314" office:value-type="percentage" office:value="0.986486486486486" calcext:value-type="percentage">
            <text:p>99%</text:p>
          </table:table-cell>
          <table:table-cell table:style-name="ce31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813062058260772" calcext:value-type="float">
            <text:p>0.08131</text:p>
          </table:table-cell>
          <table:table-cell/>
          <table:table-cell table:style-name="ce274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71" office:value-type="float" office:value="0.5925" calcext:value-type="float">
            <text:p>0.59250</text:p>
          </table:table-cell>
          <table:table-cell table:style-name="ce271" office:value-type="float" office:value="-0.3075" calcext:value-type="float">
            <text:p>-0.30750</text:p>
          </table:table-cell>
          <table:table-cell table:style-name="ce28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450080437457767" calcext:value-type="float">
            <text:p>-0.4501</text:p>
          </table:table-cell>
          <table:table-cell table:style-name="ce290" office:value-type="float" office:value="0.450080437457767" calcext:value-type="float">
            <text:p>0.4501</text:p>
          </table:table-cell>
          <table:table-cell table:style-name="ce290" office:value-type="float" office:value="-0.230713501553981" calcext:value-type="float">
            <text:p>-0.2307</text:p>
          </table:table-cell>
          <table:table-cell table:style-name="ce301" office:value-type="float" office:value="0.35174353515607" calcext:value-type="float">
            <text:p>0.3517</text:p>
          </table:table-cell>
          <table:table-cell table:style-name="ce160"/>
          <table:table-cell/>
          <table:table-cell table:style-name="ce150" office:value-type="float" office:value="0.121030033602088" calcext:value-type="float">
            <text:p>0.12103</text:p>
          </table:table-cell>
          <table:table-cell/>
          <table:table-cell table:style-name="ce150" office:value-type="float" office:value="0.163976174557668" calcext:value-type="float">
            <text:p>0.16398</text:p>
          </table:table-cell>
          <table:table-cell table:style-name="ce314" office:value-type="percentage" office:value="0.738095238095238" calcext:value-type="percentage">
            <text:p>74%</text:p>
          </table:table-cell>
          <table:table-cell table:style-name="ce31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51" office:value-type="float" office:value="0.475097113423801" calcext:value-type="float">
            <text:p>0.47510</text:p>
          </table:table-cell>
          <table:table-cell/>
          <table:table-cell table:style-name="ce274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71" office:value-type="float" office:value="0.91" calcext:value-type="float">
            <text:p>0.91000</text:p>
          </table:table-cell>
          <table:table-cell table:style-name="ce271" office:value-type="float" office:value="0.1" calcext:value-type="float">
            <text:p>0.10000</text:p>
          </table:table-cell>
          <table:table-cell table:style-name="ce28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550699758082577" calcext:value-type="float">
            <text:p>-0.0551</text:p>
          </table:table-cell>
          <table:table-cell table:style-name="ce290" office:value-type="float" office:value="0.093490889162856" calcext:value-type="float">
            <text:p>0.0935</text:p>
          </table:table-cell>
          <table:table-cell table:style-name="ce290" office:value-type="float" office:value="0.0105017163169236" calcext:value-type="float">
            <text:p>0.0105</text:p>
          </table:table-cell>
          <table:table-cell table:style-name="ce301" office:value-type="float" office:value="0.000256139422363989" calcext:value-type="float">
            <text:p>0.0003</text:p>
          </table:table-cell>
          <table:table-cell table:style-name="ce160"/>
          <table:table-cell/>
          <table:table-cell table:style-name="ce150" office:value-type="float" office:value="0.0491787690938859" calcext:value-type="float">
            <text:p>0.04918</text:p>
          </table:table-cell>
          <table:table-cell/>
          <table:table-cell table:style-name="ce150" office:value-type="float" office:value="0.158407403607675" calcext:value-type="float">
            <text:p>0.15841</text:p>
          </table:table-cell>
          <table:table-cell table:style-name="ce314" office:value-type="percentage" office:value="0.310457516339869" calcext:value-type="percentage">
            <text:p>31%</text:p>
          </table:table-cell>
          <table:table-cell table:style-name="ce31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6" office:value-type="float" office:value="-0.95" calcext:value-type="float">
            <text:p>-0.95000</text:p>
          </table:table-cell>
          <table:table-cell table:style-name="ce146" office:value-type="float" office:value="0.58" calcext:value-type="float">
            <text:p>0.58000</text:p>
          </table:table-cell>
          <table:table-cell table:style-name="ce28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129690654253185" calcext:value-type="float">
            <text:p>-0.1297</text:p>
          </table:table-cell>
          <table:table-cell table:style-name="ce291" office:value-type="float" office:value="-0.334372503142566" calcext:value-type="float">
            <text:p>-0.3344</text:p>
          </table:table-cell>
          <table:table-cell table:style-name="ce291" office:value-type="float" office:value="0.205564098238042" calcext:value-type="float">
            <text:p>0.2056</text:p>
          </table:table-cell>
          <table:table-cell table:style-name="ce302" office:value-type="float" office:value="0.265557053946998" calcext:value-type="float">
            <text:p>0.2656</text:p>
          </table:table-cell>
          <table:table-cell table:style-name="ce160"/>
          <table:table-cell/>
          <table:table-cell table:style-name="ce151" office:value-type="float" office:value="0.00705799478928898" calcext:value-type="float">
            <text:p>0.00706</text:p>
          </table:table-cell>
          <table:table-cell/>
          <table:table-cell table:style-name="ce151" office:value-type="float" office:value="0.07057994789289" calcext:value-type="float">
            <text:p>0.07058</text:p>
          </table:table-cell>
          <table:table-cell table:style-name="ce315" office:value-type="percentage" office:value="0.0999999999999997" calcext:value-type="percentage">
            <text:p>10%</text:p>
          </table:table-cell>
          <table:table-cell table:style-name="ce31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46:.J50])" office:value-type="float" office:value="-0.729995592720281" calcext:value-type="float">
            <text:p>-0.7300</text:p>
          </table:table-cell>
          <table:table-cell table:style-name="ce288" table:formula="of:=SUM([.K46:.K50])" office:value-type="float" office:value="0.17280086456131" calcext:value-type="float">
            <text:p>0.1728</text:p>
          </table:table-cell>
          <table:table-cell table:style-name="ce288" table:formula="of:=SUM([.L46:.L50])" office:value-type="float" office:value="0.0813062058260772" calcext:value-type="float">
            <text:p>0.0813</text:p>
          </table:table-cell>
          <table:table-cell table:style-name="ce288" table:formula="of:=SUM([.M46:.M50])" office:value-type="float" office:value="0.475097113423801" calcext:value-type="float">
            <text:p>0.4751</text:p>
          </table:table-cell>
          <table:table-cell table:style-name="ce128"/>
          <table:table-cell table:number-columns-repeated="1006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0.1" calcext:value-type="float">
            <text:p>0.10000</text:p>
          </table:table-cell>
          <table:table-cell table:style-name="ce170" office:value-type="float" office:value="0.4" calcext:value-type="float">
            <text:p>0.40000</text:p>
          </table:table-cell>
          <table:table-cell table:style-name="ce170" office:value-type="float" office:value="-1" calcext:value-type="float">
            <text:p>-1.00000</text:p>
          </table:table-cell>
          <table:table-cell table:style-name="ce172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173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-0.7" calcext:value-type="float">
            <text:p>-0.70000</text:p>
          </table:table-cell>
          <table:table-cell table:style-name="ce171" office:value-type="float" office:value="0.6" calcext:value-type="float">
            <text:p>0.60000</text:p>
          </table:table-cell>
          <table:table-cell table:style-name="ce171" office:value-type="float" office:value="-0.6" calcext:value-type="float">
            <text:p>-0.6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72" office:value-type="string" calcext:value-type="string">
            <text:p>I<text:span text:style-name="T1">relevance,for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273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5" office:value-type="float" office:value="-0.2475" calcext:value-type="float">
            <text:p>-0.24750</text:p>
          </table:table-cell>
          <table:table-cell table:style-name="ce145" office:value-type="float" office:value="1.0125" calcext:value-type="float">
            <text:p>1.01250</text:p>
          </table:table-cell>
          <table:table-cell table:style-name="ce28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89" office:value-type="float" office:value="0.0035818862532075" calcext:value-type="float">
            <text:p>0.0036</text:p>
          </table:table-cell>
          <table:table-cell table:style-name="ce289" office:value-type="float" office:value="-0.0148392430490025" calcext:value-type="float">
            <text:p>-0.0148</text:p>
          </table:table-cell>
          <table:table-cell table:style-name="ce300" office:value-type="float" office:value="-0.00752927110368108" calcext:value-type="float">
            <text:p>-0.0075</text:p>
          </table:table-cell>
          <table:table-cell table:number-columns-repeated="2"/>
          <table:table-cell table:style-name="ce31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9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31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31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34181551902494" calcext:value-type="float">
            <text:p>0.03418</text:p>
          </table:table-cell>
          <table:table-cell/>
          <table:table-cell table:style-name="ce274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71" office:value-type="float" office:value="0.205" calcext:value-type="float">
            <text:p>0.20500</text:p>
          </table:table-cell>
          <table:table-cell table:style-name="ce271" office:value-type="float" office:value="-0.065" calcext:value-type="float">
            <text:p>-0.06500</text:p>
          </table:table-cell>
          <table:table-cell table:style-name="ce28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67753677317996" calcext:value-type="float">
            <text:p>0.0678</text:p>
          </table:table-cell>
          <table:table-cell table:style-name="ce290" office:value-type="float" office:value="-0.0255258040128264" calcext:value-type="float">
            <text:p>-0.0255</text:p>
          </table:table-cell>
          <table:table-cell table:style-name="ce290" office:value-type="float" office:value="0.0085086013376088" calcext:value-type="float">
            <text:p>0.0085</text:p>
          </table:table-cell>
          <table:table-cell table:style-name="ce301" office:value-type="float" office:value="-0.0028362004458696" calcext:value-type="float">
            <text:p>-0.0028</text:p>
          </table:table-cell>
          <table:table-cell table:number-columns-repeated="2"/>
          <table:table-cell table:style-name="ce150" office:value-type="float" office:value="0.0479002741969088" calcext:value-type="float">
            <text:p>0.04790</text:p>
          </table:table-cell>
          <table:table-cell/>
          <table:table-cell table:style-name="ce150" office:value-type="float" office:value="0.194155778078137" calcext:value-type="float">
            <text:p>0.19416</text:p>
          </table:table-cell>
          <table:table-cell table:style-name="ce314" office:value-type="percentage" office:value="0.246710526315789" calcext:value-type="percentage">
            <text:p>25%</text:p>
          </table:table-cell>
          <table:table-cell table:style-name="ce31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385367962419955" calcext:value-type="float">
            <text:p>-0.03854</text:p>
          </table:table-cell>
          <table:table-cell/>
          <table:table-cell table:style-name="ce274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71" office:value-type="float" office:value="-0.8325" calcext:value-type="float">
            <text:p>-0.83250</text:p>
          </table:table-cell>
          <table:table-cell table:style-name="ce271" office:value-type="float" office:value="0.3375" calcext:value-type="float">
            <text:p>0.33750</text:p>
          </table:table-cell>
          <table:table-cell table:style-name="ce28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143973643286606" calcext:value-type="float">
            <text:p>-0.0144</text:p>
          </table:table-cell>
          <table:table-cell table:style-name="ce290" office:value-type="float" office:value="-0.017810072910269" calcext:value-type="float">
            <text:p>-0.0178</text:p>
          </table:table-cell>
          <table:table-cell table:style-name="ce290" office:value-type="float" office:value="0.00714535859274266" calcext:value-type="float">
            <text:p>0.0071</text:p>
          </table:table-cell>
          <table:table-cell table:style-name="ce301" office:value-type="float" office:value="-0.00885171288354687" calcext:value-type="float">
            <text:p>-0.0089</text:p>
          </table:table-cell>
          <table:table-cell table:number-columns-repeated="2"/>
          <table:table-cell table:style-name="ce150" office:value-type="float" office:value="-0.0339137915297338" calcext:value-type="float">
            <text:p>-0.03391</text:p>
          </table:table-cell>
          <table:table-cell/>
          <table:table-cell table:style-name="ce150" office:value-type="float" office:value="-0.0639761745576682" calcext:value-type="float">
            <text:p>-0.06398</text:p>
          </table:table-cell>
          <table:table-cell table:style-name="ce314" office:value-type="percentage" office:value="0.530100334448161" calcext:value-type="percentage">
            <text:p>53%</text:p>
          </table:table-cell>
          <table:table-cell table:style-name="ce31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51" office:value-type="float" office:value="0.0516035321830617" calcext:value-type="float">
            <text:p>0.05160</text:p>
          </table:table-cell>
          <table:table-cell/>
          <table:table-cell table:style-name="ce274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71" office:value-type="float" office:value="-0.785" calcext:value-type="float">
            <text:p>-0.78500</text:p>
          </table:table-cell>
          <table:table-cell table:style-name="ce271" office:value-type="float" office:value="0.295" calcext:value-type="float">
            <text:p>0.29500</text:p>
          </table:table-cell>
          <table:table-cell table:style-name="ce28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293023629585798" calcext:value-type="float">
            <text:p>-0.0293</text:p>
          </table:table-cell>
          <table:table-cell table:style-name="ce290" office:value-type="float" office:value="0.0310782637439482" calcext:value-type="float">
            <text:p>0.0311</text:p>
          </table:table-cell>
          <table:table-cell table:style-name="ce290" office:value-type="float" office:value="-0.0115433551048951" calcext:value-type="float">
            <text:p>-0.0115</text:p>
          </table:table-cell>
          <table:table-cell table:style-name="ce301" office:value-type="float" office:value="0.0109513881764389" calcext:value-type="float">
            <text:p>0.0110</text:p>
          </table:table-cell>
          <table:table-cell table:number-columns-repeated="2"/>
          <table:table-cell table:style-name="ce150" office:value-type="float" office:value="0.00118393385691231" calcext:value-type="float">
            <text:p>0.00118</text:p>
          </table:table-cell>
          <table:table-cell/>
          <table:table-cell table:style-name="ce150" office:value-type="float" office:value="-0.0584074036076746" calcext:value-type="float">
            <text:p>-0.05841</text:p>
          </table:table-cell>
          <table:table-cell table:style-name="ce314" office:value-type="percentage" office:value="-0.02027027027027" calcext:value-type="percentage">
            <text:p>-2%</text:p>
          </table:table-cell>
          <table:table-cell table:style-name="ce31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6" office:value-type="float" office:value="-0.6525" calcext:value-type="float">
            <text:p>-0.65250</text:p>
          </table:table-cell>
          <table:table-cell table:style-name="ce146" office:value-type="float" office:value="0.4275" calcext:value-type="float">
            <text:p>0.42750</text:p>
          </table:table-cell>
          <table:table-cell table:style-name="ce28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291167772193175" calcext:value-type="float">
            <text:p>-0.0291</text:p>
          </table:table-cell>
          <table:table-cell table:style-name="ce291" office:value-type="float" office:value="0.0428572788284337" calcext:value-type="float">
            <text:p>0.0429</text:p>
          </table:table-cell>
          <table:table-cell table:style-name="ce291" office:value-type="float" office:value="-0.0278081580184493" calcext:value-type="float">
            <text:p>-0.0278</text:p>
          </table:table-cell>
          <table:table-cell table:style-name="ce302" office:value-type="float" office:value="0.0598693284397203" calcext:value-type="float">
            <text:p>0.0599</text:p>
          </table:table-cell>
          <table:table-cell table:number-columns-repeated="2"/>
          <table:table-cell table:style-name="ce151" office:value-type="float" office:value="0.0458016720303871" calcext:value-type="float">
            <text:p>0.04580</text:p>
          </table:table-cell>
          <table:table-cell/>
          <table:table-cell table:style-name="ce151" office:value-type="float" office:value="0.02942005210711" calcext:value-type="float">
            <text:p>0.02942</text:p>
          </table:table-cell>
          <table:table-cell table:style-name="ce315" office:value-type="percentage" office:value="1.55681818181818" calcext:value-type="percentage">
            <text:p>156%</text:p>
          </table:table-cell>
          <table:table-cell table:style-name="ce31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61:.J65])" office:value-type="float" office:value="-0.00557452522473443" calcext:value-type="float">
            <text:p>-0.0056</text:p>
          </table:table-cell>
          <table:table-cell table:style-name="ce288" table:formula="of:=SUM([.K61:.K65])" office:value-type="float" office:value="0.034181551902494" calcext:value-type="float">
            <text:p>0.0342</text:p>
          </table:table-cell>
          <table:table-cell table:style-name="ce288" table:formula="of:=SUM([.L61:.L65])" office:value-type="float" office:value="-0.0385367962419955" calcext:value-type="float">
            <text:p>-0.0385</text:p>
          </table:table-cell>
          <table:table-cell table:style-name="ce288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-1" calcext:value-type="float">
            <text:p>-1.00000</text:p>
          </table:table-cell>
          <table:table-cell table:style-name="ce170" office:value-type="float" office:value="0.2" calcext:value-type="float">
            <text:p>0.20000</text:p>
          </table:table-cell>
          <table:table-cell table:style-name="ce170" office:value-type="float" office:value="-0" calcext:value-type="float">
            <text:p>0.00000</text:p>
          </table:table-cell>
          <table:table-cell table:style-name="ce172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173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173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0.5" calcext:value-type="float">
            <text:p>0.50000</text:p>
          </table:table-cell>
          <table:table-cell table:style-name="ce171" office:value-type="float" office:value="0.8" calcext:value-type="float">
            <text:p>0.80000</text:p>
          </table:table-cell>
          <table:table-cell table:style-name="ce171" office:value-type="float" office:value="-0.9" calcext:value-type="float">
            <text:p>-0.9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2" office:value-type="string" calcext:value-type="string">
            <text:p>I<text:span text:style-name="T1">relevance,c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273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5" office:value-type="float" office:value="-0.13" calcext:value-type="float">
            <text:p>-0.13000</text:p>
          </table:table-cell>
          <table:table-cell table:style-name="ce145" office:value-type="float" office:value="0.05" calcext:value-type="float">
            <text:p>0.05000</text:p>
          </table:table-cell>
          <table:table-cell table:style-name="ce28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89" office:value-type="float" office:value="-0.0166295585240509" calcext:value-type="float">
            <text:p>-0.0166</text:p>
          </table:table-cell>
          <table:table-cell table:style-name="ce289" office:value-type="float" office:value="0.0068474652746092" calcext:value-type="float">
            <text:p>0.0068</text:p>
          </table:table-cell>
          <table:table-cell table:style-name="ce300" office:value-type="float" office:value="0.0329330472731204" calcext:value-type="float">
            <text:p>0.0329</text:p>
          </table:table-cell>
          <table:table-cell table:number-columns-repeated="2"/>
          <table:table-cell table:style-name="ce31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0.0106230441246973" calcext:value-type="float">
            <text:p>0.01062</text:p>
          </table:table-cell>
          <table:table-cell/>
          <table:table-cell table:style-name="ce274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83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477198602532375" calcext:value-type="float">
            <text:p>0.4772</text:p>
          </table:table-cell>
          <table:table-cell table:style-name="ce290" office:value-type="float" office:value="-0.541395723949287" calcext:value-type="float">
            <text:p>-0.5414</text:p>
          </table:table-cell>
          <table:table-cell table:style-name="ce290" office:value-type="float" office:value="0.228969733053651" calcext:value-type="float">
            <text:p>0.2290</text:p>
          </table:table-cell>
          <table:table-cell table:style-name="ce301" office:value-type="float" office:value="-0.258928389714876" calcext:value-type="float">
            <text:p>-0.2589</text:p>
          </table:table-cell>
          <table:table-cell table:number-columns-repeated="2"/>
          <table:table-cell table:style-name="ce150" office:value-type="float" office:value="-0.0941557780781369" calcext:value-type="float">
            <text:p>-0.09416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-0.181384260405433" calcext:value-type="float">
            <text:p>-0.18138</text:p>
          </table:table-cell>
          <table:table-cell/>
          <table:table-cell table:style-name="ce274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83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689445279390195" calcext:value-type="float">
            <text:p>-0.6894</text:p>
          </table:table-cell>
          <table:table-cell table:style-name="ce290" office:value-type="float" office:value="0.473294867473269" calcext:value-type="float">
            <text:p>0.4733</text:p>
          </table:table-cell>
          <table:table-cell table:style-name="ce290" office:value-type="float" office:value="-0.331679080355283" calcext:value-type="float">
            <text:p>-0.3317</text:p>
          </table:table-cell>
          <table:table-cell table:style-name="ce301" office:value-type="float" office:value="0.711805666829877" calcext:value-type="float">
            <text:p>0.7118</text:p>
          </table:table-cell>
          <table:table-cell table:number-columns-repeated="2"/>
          <table:table-cell table:style-name="ce150" office:value-type="float" office:value="0.163976174557668" calcext:value-type="float">
            <text:p>0.1639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1" office:value-type="float" office:value="0.605329297496618" calcext:value-type="float">
            <text:p>0.60533</text:p>
          </table:table-cell>
          <table:table-cell/>
          <table:table-cell table:style-name="ce274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83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759035475620108" calcext:value-type="float">
            <text:p>0.0759</text:p>
          </table:table-cell>
          <table:table-cell table:style-name="ce290" office:value-type="float" office:value="0.0557143686708366" calcext:value-type="float">
            <text:p>0.0557</text:p>
          </table:table-cell>
          <table:table-cell table:style-name="ce290" office:value-type="float" office:value="-0.0491140601871834" calcext:value-type="float">
            <text:p>-0.0491</text:p>
          </table:table-cell>
          <table:table-cell table:style-name="ce301" office:value-type="float" office:value="0.0759035475620108" calcext:value-type="float">
            <text:p>0.0759</text:p>
          </table:table-cell>
          <table:table-cell table:number-columns-repeated="2"/>
          <table:table-cell table:style-name="ce150" office:value-type="float" office:value="0.158407403607675" calcext:value-type="float">
            <text:p>0.15841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75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6" office:value-type="float" office:value="-0.795" calcext:value-type="float">
            <text:p>-0.79500</text:p>
          </table:table-cell>
          <table:table-cell table:style-name="ce146" office:value-type="float" office:value="0.735" calcext:value-type="float">
            <text:p>0.73500</text:p>
          </table:table-cell>
          <table:table-cell table:style-name="ce284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0.0237337500837007" calcext:value-type="float">
            <text:p>0.0237</text:p>
          </table:table-cell>
          <table:table-cell table:style-name="ce291" office:value-type="float" office:value="0.0396390904539294" calcext:value-type="float">
            <text:p>0.0396</text:p>
          </table:table-cell>
          <table:table-cell table:style-name="ce291" office:value-type="float" office:value="-0.0364083181912267" calcext:value-type="float">
            <text:p>-0.0364</text:p>
          </table:table-cell>
          <table:table-cell table:style-name="ce302" office:value-type="float" office:value="0.0436154255464866" calcext:value-type="float">
            <text:p>0.0436</text:p>
          </table:table-cell>
          <table:table-cell table:number-columns-repeated="2"/>
          <table:table-cell table:style-name="ce151" office:value-type="float" office:value="0.07057994789289" calcext:value-type="float">
            <text:p>0.0705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8" table:number-columns-repeated="4"/>
          <table:table-cell table:number-columns-repeated="3"/>
          <table:table-cell table:style-name="ce288" table:formula="of:=SUM([.J76:.J80])" office:value-type="float" office:value="-0.00141958594345384" calcext:value-type="float">
            <text:p>-0.0014</text:p>
          </table:table-cell>
          <table:table-cell table:style-name="ce288" table:formula="of:=SUM([.K76:.K80])" office:value-type="float" office:value="0.0106230441246973" calcext:value-type="float">
            <text:p>0.0106</text:p>
          </table:table-cell>
          <table:table-cell table:style-name="ce288" table:formula="of:=SUM([.L76:.L80])" office:value-type="float" office:value="-0.181384260405433" calcext:value-type="float">
            <text:p>-0.1814</text:p>
          </table:table-cell>
          <table:table-cell table:style-name="ce288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6" table:number-matrix-columns-spanned="5" table:number-matrix-rows-spanned="5" table:formula="of:=MMULT([.J17:.J21];TRANSPOSE(['RAN Forward'.G2:.G6]))" office:value-type="float" office:value="0.00812116366885425" calcext:value-type="float">
            <text:p>0.00812</text:p>
          </table:table-cell>
          <table:table-cell table:style-name="ce177" office:value-type="float" office:value="-0.00812116366885425" calcext:value-type="float">
            <text:p>-0.00812</text:p>
          </table:table-cell>
          <table:table-cell table:style-name="ce177" office:value-type="float" office:value="0.0121817455032814" calcext:value-type="float">
            <text:p>0.01218</text:p>
          </table:table-cell>
          <table:table-cell table:style-name="ce177" office:value-type="float" office:value="0.0365452365098441" calcext:value-type="float">
            <text:p>0.03655</text:p>
          </table:table-cell>
          <table:table-cell table:style-name="ce184" office:value-type="float" office:value="0.032484654675417" calcext:value-type="float">
            <text:p>0.0324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14565902367373" calcext:value-type="float">
            <text:p>-0.00146</text:p>
          </table:table-cell>
          <table:table-cell table:style-name="ce178" office:value-type="float" office:value="0.0014565902367373" calcext:value-type="float">
            <text:p>0.00146</text:p>
          </table:table-cell>
          <table:table-cell table:style-name="ce178" office:value-type="float" office:value="-0.00218488535510595" calcext:value-type="float">
            <text:p>-0.00218</text:p>
          </table:table-cell>
          <table:table-cell table:style-name="ce178" office:value-type="float" office:value="-0.00655465606531786" calcext:value-type="float">
            <text:p>-0.00655</text:p>
          </table:table-cell>
          <table:table-cell table:style-name="ce185" office:value-type="float" office:value="-0.00582636094694921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292142932647267" calcext:value-type="float">
            <text:p>-0.00292</text:p>
          </table:table-cell>
          <table:table-cell table:style-name="ce178" office:value-type="float" office:value="0.00292142932647267" calcext:value-type="float">
            <text:p>0.00292</text:p>
          </table:table-cell>
          <table:table-cell table:style-name="ce178" office:value-type="float" office:value="-0.004382143989709" calcext:value-type="float">
            <text:p>-0.00438</text:p>
          </table:table-cell>
          <table:table-cell table:style-name="ce178" office:value-type="float" office:value="-0.013146431969127" calcext:value-type="float">
            <text:p>-0.01315</text:p>
          </table:table-cell>
          <table:table-cell table:style-name="ce185" office:value-type="float" office:value="-0.0116857173058907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0.070431042554548" calcext:value-type="float">
            <text:p>0.07043</text:p>
          </table:table-cell>
          <table:table-cell table:style-name="ce178" office:value-type="float" office:value="-0.070431042554548" calcext:value-type="float">
            <text:p>-0.07043</text:p>
          </table:table-cell>
          <table:table-cell table:style-name="ce178" office:value-type="float" office:value="0.105646563831822" calcext:value-type="float">
            <text:p>0.10565</text:p>
          </table:table-cell>
          <table:table-cell table:style-name="ce178" office:value-type="float" office:value="0.316939691495466" calcext:value-type="float">
            <text:p>0.31694</text:p>
          </table:table-cell>
          <table:table-cell table:style-name="ce185" office:value-type="float" office:value="0.281724170218192" calcext:value-type="float">
            <text:p>0.2817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6" office:value-type="float" office:value="-0.0462673100615589" calcext:value-type="float">
            <text:p>-0.04627</text:p>
          </table:table-cell>
          <table:table-cell table:style-name="ce179" office:value-type="float" office:value="0.0462673100615589" calcext:value-type="float">
            <text:p>0.04627</text:p>
          </table:table-cell>
          <table:table-cell table:style-name="ce179" office:value-type="float" office:value="-0.0694009650923383" calcext:value-type="float">
            <text:p>-0.06940</text:p>
          </table:table-cell>
          <table:table-cell table:style-name="ce179" office:value-type="float" office:value="-0.208202895277015" calcext:value-type="float">
            <text:p>-0.20820</text:p>
          </table:table-cell>
          <table:table-cell table:style-name="ce186" office:value-type="float" office:value="-0.185069240246235" calcext:value-type="float">
            <text:p>-0.1850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76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6" table:number-matrix-columns-spanned="5" table:number-matrix-rows-spanned="5" table:formula="of:=MMULT([.K17:.K21];TRANSPOSE(['RAN Forward'.G2:.G6]))" office:value-type="float" office:value="-0.000634245203859596" calcext:value-type="float">
            <text:p>-0.00063</text:p>
          </table:table-cell>
          <table:table-cell table:style-name="ce177" office:value-type="float" office:value="0.000634245203859596" calcext:value-type="float">
            <text:p>0.00063</text:p>
          </table:table-cell>
          <table:table-cell table:style-name="ce177" office:value-type="float" office:value="-0.000951367805789394" calcext:value-type="float">
            <text:p>-0.00095</text:p>
          </table:table-cell>
          <table:table-cell table:style-name="ce177" office:value-type="float" office:value="-0.00285410341736818" calcext:value-type="float">
            <text:p>-0.00285</text:p>
          </table:table-cell>
          <table:table-cell table:style-name="ce184" office:value-type="float" office:value="-0.00253698081543838" calcext:value-type="float">
            <text:p>-0.0025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227393743252489" calcext:value-type="float">
            <text:p>0.00227</text:p>
          </table:table-cell>
          <table:table-cell table:style-name="ce178" office:value-type="float" office:value="-0.00227393743252489" calcext:value-type="float">
            <text:p>-0.00227</text:p>
          </table:table-cell>
          <table:table-cell table:style-name="ce178" office:value-type="float" office:value="0.00341090614878734" calcext:value-type="float">
            <text:p>0.00341</text:p>
          </table:table-cell>
          <table:table-cell table:style-name="ce178" office:value-type="float" office:value="0.010232718446362" calcext:value-type="float">
            <text:p>0.01023</text:p>
          </table:table-cell>
          <table:table-cell table:style-name="ce185" office:value-type="float" office:value="0.00909574973009956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158168002103878" calcext:value-type="float">
            <text:p>0.00158</text:p>
          </table:table-cell>
          <table:table-cell table:style-name="ce178" office:value-type="float" office:value="-0.00158168002103878" calcext:value-type="float">
            <text:p>-0.00158</text:p>
          </table:table-cell>
          <table:table-cell table:style-name="ce178" office:value-type="float" office:value="0.00237252003155818" calcext:value-type="float">
            <text:p>0.00237</text:p>
          </table:table-cell>
          <table:table-cell table:style-name="ce178" office:value-type="float" office:value="0.00711756009467453" calcext:value-type="float">
            <text:p>0.00712</text:p>
          </table:table-cell>
          <table:table-cell table:style-name="ce185" office:value-type="float" office:value="0.00632672008415514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-0.037035090355861" calcext:value-type="float">
            <text:p>-0.03704</text:p>
          </table:table-cell>
          <table:table-cell table:style-name="ce178" office:value-type="float" office:value="0.037035090355861" calcext:value-type="float">
            <text:p>0.03704</text:p>
          </table:table-cell>
          <table:table-cell table:style-name="ce178" office:value-type="float" office:value="-0.0555526355337915" calcext:value-type="float">
            <text:p>-0.05555</text:p>
          </table:table-cell>
          <table:table-cell table:style-name="ce178" office:value-type="float" office:value="-0.166657906601374" calcext:value-type="float">
            <text:p>-0.16666</text:p>
          </table:table-cell>
          <table:table-cell table:style-name="ce185" office:value-type="float" office:value="-0.148140361423444" calcext:value-type="float">
            <text:p>-0.148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76" office:value-type="float" office:value="-0.0208243022001865" calcext:value-type="float">
            <text:p>-0.02082</text:p>
          </table:table-cell>
          <table:table-cell table:style-name="ce179" office:value-type="float" office:value="0.0208243022001865" calcext:value-type="float">
            <text:p>0.02082</text:p>
          </table:table-cell>
          <table:table-cell table:style-name="ce179" office:value-type="float" office:value="-0.0312364533002797" calcext:value-type="float">
            <text:p>-0.03124</text:p>
          </table:table-cell>
          <table:table-cell table:style-name="ce179" office:value-type="float" office:value="-0.0937093599008392" calcext:value-type="float">
            <text:p>-0.09371</text:p>
          </table:table-cell>
          <table:table-cell table:style-name="ce186" office:value-type="float" office:value="-0.0832972088007459" calcext:value-type="float">
            <text:p>-0.0833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652434440886165" calcext:value-type="float">
            <text:p>0.65243</text:p>
          </table:table-cell>
          <table:table-cell table:style-name="ce79"/>
          <table:table-cell table:style-name="ce166" table:number-matrix-columns-spanned="4" table:number-matrix-rows-spanned="5" table:formula="of:=MMULT([.J17:.J21];TRANSPOSE(['RAN Forward'.A25:.A28]))" office:value-type="float" office:value="0.032484654675417" calcext:value-type="float">
            <text:p>0.03248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2" office:value-type="float" office:value="-0.0406058183442713" calcext:value-type="float">
            <text:p>-0.04061</text:p>
          </table:table-cell>
          <table:table-cell table:style-name="ce79"/>
          <table:table-cell table:style-name="ce17" table:number-matrix-columns-spanned="1" table:number-matrix-rows-spanned="5" table:formula="of:=[.J17:.J21]" office:value-type="float" office:value="-0.0406058183442713" calcext:value-type="float">
            <text:p>-0.04061</text:p>
          </table:table-cell>
          <table:table-cell table:style-name="ce79"/>
          <table:table-cell table:style-name="ce277" table:number-matrix-columns-spanned="1" table:number-matrix-rows-spanned="5" table:formula="of:=['RAN Forward'.L25:.L29]*[.J24:.J28]*[.M17:.M21]" office:value-type="float" office:value="-0.0406058183442713" calcext:value-type="float">
            <text:p>-0.0406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17122601929798" calcext:value-type="float">
            <text:p>0.00317</text:p>
          </table:table-cell>
          <table:table-cell table:style-name="ce17" table:number-matrix-columns-spanned="1" table:number-matrix-rows-spanned="5" table:formula="of:=['RAN Forward'.J25:.J29]*[.M17:.M21]" office:value-type="float" office:value="-0.143780285210259" calcext:value-type="float">
            <text:p>-0.14378</text:p>
          </table:table-cell>
          <table:table-cell table:style-name="ce17" table:number-matrix-columns-spanned="1" table:number-matrix-rows-spanned="5" table:formula="of:=(['RAN Forward'.N25:.N29]-[.O17:.O21])*[.M24:.M28]+[.Q17:.Q21]" office:value-type="float" office:value="-0.19883273356074" calcext:value-type="float">
            <text:p>-0.19883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43477181429878" calcext:value-type="float">
            <text:p>0.74348</text:p>
          </table:table-cell>
          <table:table-cell table:style-name="ce79"/>
          <table:table-cell table:style-name="ce167" office:value-type="float" office:value="-0.00582636094694921" calcext:value-type="float">
            <text:p>-0.00583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173" office:value-type="float" office:value="0.00728295118368651" calcext:value-type="float">
            <text:p>0.00728</text:p>
          </table:table-cell>
          <table:table-cell table:style-name="ce79"/>
          <table:table-cell table:style-name="ce18" office:value-type="float" office:value="0.00728295118368651" calcext:value-type="float">
            <text:p>0.00728</text:p>
          </table:table-cell>
          <table:table-cell table:style-name="ce79"/>
          <table:table-cell table:style-name="ce167" office:value-type="float" office:value="0.00728295118368651" calcext:value-type="float">
            <text:p>0.00728</text:p>
          </table:table-cell>
          <table:table-cell table:style-name="ce18" office:value-type="float" office:value="-0.0113696871626245" calcext:value-type="float">
            <text:p>-0.01137</text:p>
          </table:table-cell>
          <table:table-cell table:style-name="ce18" office:value-type="float" office:value="-0.0970723503672044" calcext:value-type="float">
            <text:p>-0.09707</text:p>
          </table:table-cell>
          <table:table-cell table:style-name="ce18" office:value-type="float" office:value="-0.388693807204984" calcext:value-type="float">
            <text:p>-0.3886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766065361295007" calcext:value-type="float">
            <text:p>-0.76607</text:p>
          </table:table-cell>
          <table:table-cell table:style-name="ce79"/>
          <table:table-cell table:style-name="ce167" office:value-type="float" office:value="-0.0116857173058907" calcext:value-type="float">
            <text:p>-0.01169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173" office:value-type="float" office:value="0.0146071466323633" calcext:value-type="float">
            <text:p>0.01461</text:p>
          </table:table-cell>
          <table:table-cell table:style-name="ce79"/>
          <table:table-cell table:style-name="ce18" office:value-type="float" office:value="0.0146071466323633" calcext:value-type="float">
            <text:p>0.01461</text:p>
          </table:table-cell>
          <table:table-cell table:style-name="ce79"/>
          <table:table-cell table:style-name="ce167" office:value-type="float" office:value="0.0146071466323633" calcext:value-type="float">
            <text:p>0.01461</text:p>
          </table:table-cell>
          <table:table-cell table:style-name="ce18" office:value-type="float" office:value="-0.00790840010519392" calcext:value-type="float">
            <text:p>-0.00791</text:p>
          </table:table-cell>
          <table:table-cell table:style-name="ce18" office:value-type="float" office:value="0.324483558179819" calcext:value-type="float">
            <text:p>0.32448</text:p>
          </table:table-cell>
          <table:table-cell table:style-name="ce18" office:value-type="float" office:value="0.590148226129805" calcext:value-type="float">
            <text:p>0.5901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" calcext:value-type="float">
            <text:p>0.40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65" office:value-type="float" office:value="-0.152661041896099" calcext:value-type="float">
            <text:p>-0.15266</text:p>
          </table:table-cell>
          <table:table-cell table:style-name="ce79"/>
          <table:table-cell table:style-name="ce167" office:value-type="float" office:value="0.281724170218192" calcext:value-type="float">
            <text:p>0.28172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173" office:value-type="float" office:value="-0.35215521277274" calcext:value-type="float">
            <text:p>-0.35216</text:p>
          </table:table-cell>
          <table:table-cell table:style-name="ce79"/>
          <table:table-cell table:style-name="ce18" office:value-type="float" office:value="-0.35215521277274" calcext:value-type="float">
            <text:p>-0.35216</text:p>
          </table:table-cell>
          <table:table-cell table:style-name="ce79"/>
          <table:table-cell table:style-name="ce167" office:value-type="float" office:value="-0.35215521277274" calcext:value-type="float">
            <text:p>-0.35216</text:p>
          </table:table-cell>
          <table:table-cell table:style-name="ce18" office:value-type="float" office:value="0.185175451779305" calcext:value-type="float">
            <text:p>0.18518</text:p>
          </table:table-cell>
          <table:table-cell table:style-name="ce18" office:value-type="float" office:value="-0.966644408479266" calcext:value-type="float">
            <text:p>-0.96664</text:p>
          </table:table-cell>
          <table:table-cell table:style-name="ce18" office:value-type="float" office:value="-1.17806103106957" calcext:value-type="float">
            <text:p>-1.1780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5" calcext:value-type="float">
            <text:p>-0.8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9" table:number-columns-repeated="2"/>
          <table:table-cell table:style-name="ce168" office:value-type="float" office:value="-0.185069240246235" calcext:value-type="float">
            <text:p>-0.18507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4" office:value-type="float" office:value="0.231336550307794" calcext:value-type="float">
            <text:p>0.23134</text:p>
          </table:table-cell>
          <table:table-cell table:style-name="ce79"/>
          <table:table-cell table:style-name="ce19" office:value-type="float" office:value="0.231336550307794" calcext:value-type="float">
            <text:p>0.23134</text:p>
          </table:table-cell>
          <table:table-cell table:style-name="ce79"/>
          <table:table-cell table:style-name="ce168" office:value-type="float" office:value="0.231336550307794" calcext:value-type="float">
            <text:p>0.23134</text:p>
          </table:table-cell>
          <table:table-cell table:style-name="ce19" office:value-type="float" office:value="0.104121511000932" calcext:value-type="float">
            <text:p>0.10412</text:p>
          </table:table-cell>
          <table:table-cell table:style-name="ce19" office:value-type="float" office:value="-0.352792143861608" calcext:value-type="float">
            <text:p>-0.35279</text:p>
          </table:table-cell>
          <table:table-cell table:style-name="ce19" office:value-type="float" office:value="-0.659494899511696" calcext:value-type="float">
            <text:p>-0.6594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19" calcext:value-type="float">
            <text:p>-0.19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/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66" table:number-matrix-columns-spanned="4" table:number-matrix-rows-spanned="5" table:formula="of:=MMULT([.K17:.K21];TRANSPOSE(['RAN Forward'.A25:.A28]))" office:value-type="float" office:value="-0.00253698081543838" calcext:value-type="float">
            <text:p>-0.00254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2" office:value-type="float" office:value="0.00317122601929798" calcext:value-type="float">
            <text:p>0.00317</text:p>
          </table:table-cell>
          <table:table-cell table:style-name="ce79"/>
          <table:table-cell table:style-name="ce17" table:number-matrix-columns-spanned="1" table:number-matrix-rows-spanned="5" table:formula="of:=[.K17:.K21]" office:value-type="float" office:value="0.00317122601929798" calcext:value-type="float">
            <text:p>0.00317</text:p>
          </table:table-cell>
          <table:table-cell/>
          <table:table-cell table:style-name="ce32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3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333" table:number-matrix-columns-spanned="1" table:number-matrix-rows-spanned="5" table:formula="of:=1-['RAN Forward'.N25:.N29]^2" office:value-type="float" office:value="0.745484486732319" calcext:value-type="float">
            <text:p>0.74548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909574973009956" calcext:value-type="float">
            <text:p>0.00910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173" office:value-type="float" office:value="-0.0113696871626245" calcext:value-type="float">
            <text:p>-0.01137</text:p>
          </table:table-cell>
          <table:table-cell table:style-name="ce79"/>
          <table:table-cell table:style-name="ce18" office:value-type="float" office:value="-0.0113696871626245" calcext:value-type="float">
            <text:p>-0.01137</text:p>
          </table:table-cell>
          <table:table-cell/>
          <table:table-cell table:style-name="ce328" office:value-type="float" office:value="0.187369879547521" calcext:value-type="float">
            <text:p>0.18737</text:p>
          </table:table-cell>
          <table:table-cell table:style-name="ce331" office:value-type="float" office:value="0.148199946284788" calcext:value-type="float">
            <text:p>0.14820</text:p>
          </table:table-cell>
          <table:table-cell table:style-name="ce65"/>
          <table:table-cell table:style-name="ce189" office:value-type="float" office:value="0.999874261921614" calcext:value-type="float">
            <text:p>0.99987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632672008415514" calcext:value-type="float">
            <text:p>0.00633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173" office:value-type="float" office:value="-0.00790840010519392" calcext:value-type="float">
            <text:p>-0.00791</text:p>
          </table:table-cell>
          <table:table-cell table:style-name="ce79"/>
          <table:table-cell table:style-name="ce18" office:value-type="float" office:value="-0.00790840010519392" calcext:value-type="float">
            <text:p>-0.00791</text:p>
          </table:table-cell>
          <table:table-cell/>
          <table:table-cell table:style-name="ce328" office:value-type="float" office:value="0.24751657271186" calcext:value-type="float">
            <text:p>0.24752</text:p>
          </table:table-cell>
          <table:table-cell table:style-name="ce331" office:value-type="float" office:value="0.0460011023696418" calcext:value-type="float">
            <text:p>0.04600</text:p>
          </table:table-cell>
          <table:table-cell table:style-name="ce65"/>
          <table:table-cell table:style-name="ce189" office:value-type="float" office:value="0.998362987464875" calcext:value-type="float">
            <text:p>0.99836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-0.148140361423444" calcext:value-type="float">
            <text:p>-0.14814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173" office:value-type="float" office:value="0.185175451779305" calcext:value-type="float">
            <text:p>0.18518</text:p>
          </table:table-cell>
          <table:table-cell table:style-name="ce79"/>
          <table:table-cell table:style-name="ce18" office:value-type="float" office:value="0.185175451779305" calcext:value-type="float">
            <text:p>0.18518</text:p>
          </table:table-cell>
          <table:table-cell/>
          <table:table-cell table:style-name="ce328" office:value-type="float" office:value="0.14725508245934" calcext:value-type="float">
            <text:p>0.14726</text:p>
          </table:table-cell>
          <table:table-cell table:style-name="ce331" office:value-type="float" office:value="0.219443116677423" calcext:value-type="float">
            <text:p>0.21944</text:p>
          </table:table-cell>
          <table:table-cell table:style-name="ce65"/>
          <table:table-cell table:style-name="ce189" office:value-type="float" office:value="0.383714426918089" calcext:value-type="float">
            <text:p>0.3837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8" office:value-type="float" office:value="-0.0832972088007459" calcext:value-type="float">
            <text:p>-0.08330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4" office:value-type="float" office:value="0.104121511000932" calcext:value-type="float">
            <text:p>0.10412</text:p>
          </table:table-cell>
          <table:table-cell table:style-name="ce79"/>
          <table:table-cell table:style-name="ce19" office:value-type="float" office:value="0.104121511000932" calcext:value-type="float">
            <text:p>0.10412</text:p>
          </table:table-cell>
          <table:table-cell/>
          <table:table-cell table:style-name="ce329" office:value-type="float" office:value="0.24877899058367" calcext:value-type="float">
            <text:p>0.24878</text:p>
          </table:table-cell>
          <table:table-cell table:style-name="ce332" office:value-type="float" office:value="0.237758959911129" calcext:value-type="float">
            <text:p>0.23776</text:p>
          </table:table-cell>
          <table:table-cell table:style-name="ce65"/>
          <table:table-cell table:style-name="ce190" office:value-type="float" office:value="0.379280172682908" calcext:value-type="float">
            <text:p>0.37928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79" table:number-columns-repeated="5"/>
          <table:table-cell table:style-name="ce170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80"/>
          <table:table-cell table:style-name="ce280"/>
          <table:table-cell table:style-name="ce280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7" table:number-matrix-columns-spanned="4" table:number-matrix-rows-spanned="5" table:formula="of:=MMULT([.L17:.L21];TRANSPOSE(['RAN Forward'.A25:.A28]))" office:value-type="float" office:value="0.115024228168207" calcext:value-type="float">
            <text:p>0.11502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2" office:value-type="float" office:value="-0.143780285210259" calcext:value-type="float">
            <text:p>-0.14378</text:p>
          </table:table-cell>
          <table:table-cell table:style-name="ce79"/>
          <table:table-cell table:style-name="ce17" table:number-matrix-columns-spanned="1" table:number-matrix-rows-spanned="5" table:formula="of:=[.L17:.L21]" office:value-type="float" office:value="-0.143780285210259" calcext:value-type="float">
            <text:p>-0.1437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0776578802937636" calcext:value-type="float">
            <text:p>0.07766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173" office:value-type="float" office:value="-0.0970723503672044" calcext:value-type="float">
            <text:p>-0.09707</text:p>
          </table:table-cell>
          <table:table-cell table:style-name="ce79"/>
          <table:table-cell table:style-name="ce18" office:value-type="float" office:value="-0.0970723503672044" calcext:value-type="float">
            <text:p>-0.0970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-0.259586846543855" calcext:value-type="float">
            <text:p>-0.25959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173" office:value-type="float" office:value="0.324483558179819" calcext:value-type="float">
            <text:p>0.32448</text:p>
          </table:table-cell>
          <table:table-cell table:style-name="ce79"/>
          <table:table-cell table:style-name="ce18" office:value-type="float" office:value="0.324483558179819" calcext:value-type="float">
            <text:p>0.3244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773315526783413" calcext:value-type="float">
            <text:p>0.77332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173" office:value-type="float" office:value="-0.966644408479266" calcext:value-type="float">
            <text:p>-0.96664</text:p>
          </table:table-cell>
          <table:table-cell table:style-name="ce79"/>
          <table:table-cell table:style-name="ce18" office:value-type="float" office:value="-0.966644408479266" calcext:value-type="float">
            <text:p>-0.9666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office:value-type="float" office:value="0.282233715089286" calcext:value-type="float">
            <text:p>0.28223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4" office:value-type="float" office:value="-0.352792143861608" calcext:value-type="float">
            <text:p>-0.35279</text:p>
          </table:table-cell>
          <table:table-cell table:style-name="ce79"/>
          <table:table-cell table:style-name="ce19" office:value-type="float" office:value="-0.352792143861608" calcext:value-type="float">
            <text:p>-0.35279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 table:number-columns-repeated="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RNN Forward" table:style-name="ta1">
        <table:table-column table:style-name="co12" table:default-cell-style-name="Default"/>
        <table:table-column table:style-name="co7" table:default-cell-style-name="Default"/>
        <table:table-column table:style-name="co12" table:number-columns-repeated="4" table:default-cell-style-name="ce104"/>
        <table:table-column table:style-name="co3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5" table:default-cell-style-name="Default"/>
        <table:table-column table:style-name="co4" table:number-columns-repeated="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994" table:default-cell-style-name="Default"/>
        <table:table-row table:style-name="ro6">
          <table:table-cell table:style-name="ce1" table:formula="of:=ROUND(RAND() * 20 - 10) / 10" office:value-type="float" office:value="-0.9" calcext:value-type="float">
            <text:p>-0.9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d1</text:span></text:p>
          </table:table-cell>
          <table:table-cell table:style-name="ce8" office:value-type="string" calcext:value-type="string">
            <text:p>O<text:span text:style-name="T3">t-1</text:span><text:span text:style-name="T1">relevance,d2</text:span>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/>
          <table:table-cell table:style-name="ce334" table:number-matrix-columns-spanned="1" table:number-matrix-rows-spanned="5" table:formula="of:=[.O2:.O6]+[.P2:.P6]+[.T25:.T29]*[.V25:.V29]/2" office:value-type="float" office:value="-0.0770566460173621" calcext:value-type="float">
            <text:p>-0.077057</text:p>
          </table:table-cell>
          <table:table-cell/>
          <table:table-cell table:style-name="ce292" table:number-matrix-columns-spanned="1" table:number-matrix-rows-spanned="5" table:formula="of:=TRANSPOSE([.V14:.Z14])" office:value-type="float" office:value="-0.0248204007480251" calcext:value-type="float">
            <text:p>-0.02482</text:p>
          </table:table-cell>
          <table:table-cell table:style-name="ce292" table:number-matrix-columns-spanned="1" table:number-matrix-rows-spanned="5" table:formula="of:=TRANSPOSE([.V22:.Z22])" office:value-type="float" office:value="-0.00108147486398811" calcext:value-type="float">
            <text:p>-0.00108</text:p>
          </table:table-cell>
          <table:table-cell table:style-name="ce152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335" office:value-type="float" office:value="0.0348701775429567" calcext:value-type="float">
            <text:p>0.034870</text:p>
          </table:table-cell>
          <table:table-cell/>
          <table:table-cell table:style-name="ce293" office:value-type="float" office:value="-0.0374961385302371" calcext:value-type="float">
            <text:p>-0.03750</text:p>
          </table:table-cell>
          <table:table-cell table:style-name="ce293" office:value-type="float" office:value="0.00275724735551165" calcext:value-type="float">
            <text:p>0.00276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335" office:value-type="float" office:value="0.116601081810207" calcext:value-type="float">
            <text:p>0.116601</text:p>
          </table:table-cell>
          <table:table-cell/>
          <table:table-cell table:style-name="ce293" office:value-type="float" office:value="0.0847515661061721" calcext:value-type="float">
            <text:p>0.08475</text:p>
          </table:table-cell>
          <table:table-cell table:style-name="ce293" office:value-type="float" office:value="-0.0079404609953559" calcext:value-type="float">
            <text:p>-0.00794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335" office:value-type="float" office:value="0.0372377471177303" calcext:value-type="float">
            <text:p>0.037238</text:p>
          </table:table-cell>
          <table:table-cell/>
          <table:table-cell table:style-name="ce293" office:value-type="float" office:value="-0.126503962273439" calcext:value-type="float">
            <text:p>-0.12650</text:p>
          </table:table-cell>
          <table:table-cell table:style-name="ce293" office:value-type="float" office:value="0.0337544602115979" calcext:value-type="float">
            <text:p>0.03375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336" office:value-type="float" office:value="0.13160669383214" calcext:value-type="float">
            <text:p>0.131607</text:p>
          </table:table-cell>
          <table:table-cell/>
          <table:table-cell table:style-name="ce294" office:value-type="float" office:value="0.0607887245461545" calcext:value-type="float">
            <text:p>0.06079</text:p>
          </table:table-cell>
          <table:table-cell table:style-name="ce294" office:value-type="float" office:value="0.0197861106722226" calcext:value-type="float">
            <text:p>0.01979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29" office:value-type="string" calcext:value-type="string" table:number-columns-spanned="5" table:number-rows-spanned="1">
            <text:p>Contributions<text:span text:style-name="T1">d1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d1,rec</text:span></text:p>
          </table:table-cell>
          <table:table-cell table:style-name="ce3" table:number-columns-repeated="983"/>
          <table:table-cell table:style-name="ce123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338" table:number-matrix-columns-spanned="5" table:number-matrix-rows-spanned="5" table:formula="of:=[.H17:.L21]*[.L25:.L29]+([.I25:.I29]/2)/5" office:value-type="float" office:value="0.04" calcext:value-type="float">
            <text:p>0.040000</text:p>
          </table:table-cell>
          <table:table-cell table:style-name="ce345" office:value-type="float" office:value="-0.0231601024719693" calcext:value-type="float">
            <text:p>-0.023160</text:p>
          </table:table-cell>
          <table:table-cell table:style-name="ce345" office:value-type="float" office:value="0.133220035984509" calcext:value-type="float">
            <text:p>0.133220</text:p>
          </table:table-cell>
          <table:table-cell table:style-name="ce345" office:value-type="float" office:value="-0.24651914807961" calcext:value-type="float">
            <text:p>-0.246519</text:p>
          </table:table-cell>
          <table:table-cell table:style-name="ce349" office:value-type="float" office:value="-0.145930295674998" calcext:value-type="float">
            <text:p>-0.145930</text:p>
          </table:table-cell>
          <table:table-cell table:style-name="ce68" table:formula="of:=SUM([.N9:.R9])" office:value-type="float" office:value="-0.242389510242068" calcext:value-type="float">
            <text:p>-0.2423895102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-0.01" calcext:value-type="float">
            <text:p>-0.01</text:p>
          </table:table-cell>
          <table:table-cell/>
          <table:table-cell table:style-name="ce318" table:number-matrix-columns-spanned="5" table:number-matrix-rows-spanned="5" table:formula="of:=[.AB9:.AB13]*([.N9:.R13]+[.T9:.T13]/5)/([.S9:.S13]+[.T9:.T13])" office:value-type="float" office:value="0.00815585310450968" calcext:value-type="float">
            <text:p>0.00816</text:p>
          </table:table-cell>
          <table:table-cell table:style-name="ce322" office:value-type="float" office:value="-0.00540005525936296" calcext:value-type="float">
            <text:p>-0.00540</text:p>
          </table:table-cell>
          <table:table-cell table:style-name="ce322" office:value-type="float" office:value="0.0281634562594245" calcext:value-type="float">
            <text:p>0.02816</text:p>
          </table:table-cell>
          <table:table-cell table:style-name="ce322" office:value-type="float" office:value="-0.0533390964577681" calcext:value-type="float">
            <text:p>-0.05334</text:p>
          </table:table-cell>
          <table:table-cell table:style-name="ce324" office:value-type="float" office:value="-0.0317499410850517" calcext:value-type="float">
            <text:p>-0.03175</text:p>
          </table:table-cell>
          <table:table-cell/>
          <table:table-cell table:style-name="ce369" table:number-matrix-columns-spanned="1" table:number-matrix-rows-spanned="5" table:formula="of:=[.T48:.T52]*[.V48:.V52]" office:value-type="float" office:value="-0.0541697834382486" calcext:value-type="float">
            <text:p>-0.054170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339" office:value-type="float" office:value="-0.0276325448314866" calcext:value-type="float">
            <text:p>-0.027633</text:p>
          </table:table-cell>
          <table:table-cell table:style-name="ce346" office:value-type="float" office:value="0.0315800512359846" calcext:value-type="float">
            <text:p>0.031580</text:p>
          </table:table-cell>
          <table:table-cell table:style-name="ce346" office:value-type="float" office:value="0.0116525044980636" calcext:value-type="float">
            <text:p>0.011653</text:p>
          </table:table-cell>
          <table:table-cell table:style-name="ce346" office:value-type="float" office:value="-0.100281701827863" calcext:value-type="float">
            <text:p>-0.100282</text:p>
          </table:table-cell>
          <table:table-cell table:style-name="ce350" office:value-type="float" office:value="0.0929651478374989" calcext:value-type="float">
            <text:p>0.092965</text:p>
          </table:table-cell>
          <table:table-cell table:style-name="ce68" table:formula="of:=SUM([.N10:.R10])" office:value-type="float" office:value="0.00828345691219716" calcext:value-type="float">
            <text:p>0.0082834569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319" office:value-type="float" office:value="-0.00050127916611261" calcext:value-type="float">
            <text:p>-0.00050</text:p>
          </table:table-cell>
          <table:table-cell table:style-name="ce128" office:value-type="float" office:value="0.000656703428873584" calcext:value-type="float">
            <text:p>0.00066</text:p>
          </table:table-cell>
          <table:table-cell table:style-name="ce128" office:value-type="float" office:value="0.000266993235167633" calcext:value-type="float">
            <text:p>0.00027</text:p>
          </table:table-cell>
          <table:table-cell table:style-name="ce128" office:value-type="float" office:value="-0.00192203192700092" calcext:value-type="float">
            <text:p>-0.00192</text:p>
          </table:table-cell>
          <table:table-cell table:style-name="ce325" office:value-type="float" office:value="0.00185717221722231" calcext:value-type="float">
            <text:p>0.00186</text:p>
          </table:table-cell>
          <table:table-cell/>
          <table:table-cell table:style-name="ce335" office:value-type="float" office:value="0.000357557788149999" calcext:value-type="float">
            <text:p>0.000358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339" office:value-type="float" office:value="0.147637788202414" calcext:value-type="float">
            <text:p>0.147638</text:p>
          </table:table-cell>
          <table:table-cell table:style-name="ce346" office:value-type="float" office:value="0.147637788202414" calcext:value-type="float">
            <text:p>0.147638</text:p>
          </table:table-cell>
          <table:table-cell table:style-name="ce346" office:value-type="float" office:value="-0.233918828716114" calcext:value-type="float">
            <text:p>-0.233919</text:p>
          </table:table-cell>
          <table:table-cell table:style-name="ce346" office:value-type="float" office:value="0.328148935099512" calcext:value-type="float">
            <text:p>0.328149</text:p>
          </table:table-cell>
          <table:table-cell table:style-name="ce350" office:value-type="float" office:value="-0.362018385133925" calcext:value-type="float">
            <text:p>-0.362018</text:p>
          </table:table-cell>
          <table:table-cell table:style-name="ce68" table:formula="of:=SUM([.N11:.R11])" office:value-type="float" office:value="0.0274872976543012" calcext:value-type="float">
            <text:p>0.027487297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342083123982319" calcext:value-type="float">
            <text:p>-0.03421</text:p>
          </table:table-cell>
          <table:table-cell table:style-name="ce128" office:value-type="float" office:value="-0.0342083123982319" calcext:value-type="float">
            <text:p>-0.03421</text:p>
          </table:table-cell>
          <table:table-cell table:style-name="ce128" office:value-type="float" office:value="0.0530183708210202" calcext:value-type="float">
            <text:p>0.05302</text:p>
          </table:table-cell>
          <table:table-cell table:style-name="ce128" office:value-type="float" office:value="-0.0754745044383483" calcext:value-type="float">
            <text:p>-0.07547</text:p>
          </table:table-cell>
          <table:table-cell table:style-name="ce325" office:value-type="float" office:value="0.0823028830866507" calcext:value-type="float">
            <text:p>0.08230</text:p>
          </table:table-cell>
          <table:table-cell/>
          <table:table-cell table:style-name="ce335" office:value-type="float" office:value="-0.00856987532714116" calcext:value-type="float">
            <text:p>-0.008570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339" office:value-type="float" office:value="0.08" calcext:value-type="float">
            <text:p>0.080000</text:p>
          </table:table-cell>
          <table:table-cell table:style-name="ce346" office:value-type="float" office:value="0.0957900256179923" calcext:value-type="float">
            <text:p>0.095790</text:p>
          </table:table-cell>
          <table:table-cell table:style-name="ce346" office:value-type="float" office:value="0.196525044980636" calcext:value-type="float">
            <text:p>0.196525</text:p>
          </table:table-cell>
          <table:table-cell table:style-name="ce346" office:value-type="float" office:value="-0.0346076592318439" calcext:value-type="float">
            <text:p>-0.034608</text:p>
          </table:table-cell>
          <table:table-cell table:style-name="ce350" office:value-type="float" office:value="-0.344983532971423" calcext:value-type="float">
            <text:p>-0.344984</text:p>
          </table:table-cell>
          <table:table-cell table:style-name="ce68" table:formula="of:=SUM([.N12:.R12])" office:value-type="float" office:value="-0.00727612160463871" calcext:value-type="float">
            <text:p>-0.0072761216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.00137234337445953" calcext:value-type="float">
            <text:p>-0.00137</text:p>
          </table:table-cell>
          <table:table-cell table:style-name="ce128" office:value-type="float" office:value="-0.00165015538778514" calcext:value-type="float">
            <text:p>-0.00165</text:p>
          </table:table-cell>
          <table:table-cell table:style-name="ce128" office:value-type="float" office:value="-0.00342250200827716" calcext:value-type="float">
            <text:p>-0.00342</text:p>
          </table:table-cell>
          <table:table-cell table:style-name="ce128" office:value-type="float" office:value="0.000644080494888375" calcext:value-type="float">
            <text:p>0.00064</text:p>
          </table:table-cell>
          <table:table-cell table:style-name="ce325" office:value-type="float" office:value="0.00610487887846016" calcext:value-type="float">
            <text:p>0.00610</text:p>
          </table:table-cell>
          <table:table-cell/>
          <table:table-cell table:style-name="ce335" office:value-type="float" office:value="0.000303958602826706" calcext:value-type="float">
            <text:p>0.000304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340" office:value-type="float" office:value="-0.0281574807865058" calcext:value-type="float">
            <text:p>-0.028157</text:p>
          </table:table-cell>
          <table:table-cell table:style-name="ce347" office:value-type="float" office:value="-0.0281574807865058" calcext:value-type="float">
            <text:p>-0.028157</text:p>
          </table:table-cell>
          <table:table-cell table:style-name="ce347" office:value-type="float" office:value="-0.0633050089961273" calcext:value-type="float">
            <text:p>-0.063305</text:p>
          </table:table-cell>
          <table:table-cell table:style-name="ce347" office:value-type="float" office:value="-0.0328370212980098" calcext:value-type="float">
            <text:p>-0.032837</text:p>
          </table:table-cell>
          <table:table-cell table:style-name="ce351" office:value-type="float" office:value="-0.0200788968919645" calcext:value-type="float">
            <text:p>-0.020079</text:p>
          </table:table-cell>
          <table:table-cell table:style-name="ce68" table:formula="of:=SUM([.N13:.R13])" office:value-type="float" office:value="-0.172535888759113" calcext:value-type="float">
            <text:p>-0.172535888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20" office:value-type="float" office:value="0.00310568108626925" calcext:value-type="float">
            <text:p>0.00311</text:p>
          </table:table-cell>
          <table:table-cell table:style-name="ce323" office:value-type="float" office:value="0.00310568108626925" calcext:value-type="float">
            <text:p>0.00311</text:p>
          </table:table-cell>
          <table:table-cell table:style-name="ce323" office:value-type="float" office:value="0.00672524779883696" calcext:value-type="float">
            <text:p>0.00673</text:p>
          </table:table-cell>
          <table:table-cell table:style-name="ce323" office:value-type="float" office:value="0.00358759005478998" calcext:value-type="float">
            <text:p>0.00359</text:p>
          </table:table-cell>
          <table:table-cell table:style-name="ce326" office:value-type="float" office:value="0.00227373144887306" calcext:value-type="float">
            <text:p>0.00227</text:p>
          </table:table-cell>
          <table:table-cell/>
          <table:table-cell table:style-name="ce336" office:value-type="float" office:value="0.0187979314750385" calcext:value-type="float">
            <text:p>0.018798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3"/>
          <table:table-cell table:style-name="ce368" table:formula="of:=SUM([.N9:.N13])" office:value-type="float" office:value="0.211847762584421" calcext:value-type="float">
            <text:p>0.211848</text:p>
          </table:table-cell>
          <table:table-cell table:style-name="ce368" table:formula="of:=SUM([.O9:.O13])" office:value-type="float" office:value="0.223690281797916" calcext:value-type="float">
            <text:p>0.223690</text:p>
          </table:table-cell>
          <table:table-cell table:style-name="ce368" table:formula="of:=SUM([.P9:.P13])" office:value-type="float" office:value="0.0441737477509682" calcext:value-type="float">
            <text:p>0.044174</text:p>
          </table:table-cell>
          <table:table-cell table:style-name="ce368" table:formula="of:=SUM([.Q9:.Q13])" office:value-type="float" office:value="-0.0860965953378148" calcext:value-type="float">
            <text:p>-0.086097</text:p>
          </table:table-cell>
          <table:table-cell table:style-name="ce368" table:formula="of:=SUM([.R9:.R13])" office:value-type="float" office:value="-0.780045962834812" calcext:value-type="float">
            <text:p>-0.780046</text:p>
          </table:table-cell>
          <table:table-cell table:number-columns-repeated="3"/>
          <table:table-cell table:style-name="ce321" table:formula="of:=SUM([.V9:.V13])" office:value-type="float" office:value="-0.0248204007480251" calcext:value-type="float">
            <text:p>-0.02482</text:p>
          </table:table-cell>
          <table:table-cell table:style-name="ce321" table:formula="of:=SUM([.W9:.W13])" office:value-type="float" office:value="-0.0374961385302371" calcext:value-type="float">
            <text:p>-0.03750</text:p>
          </table:table-cell>
          <table:table-cell table:style-name="ce321" table:formula="of:=SUM([.X9:.X13])" office:value-type="float" office:value="0.0847515661061721" calcext:value-type="float">
            <text:p>0.08475</text:p>
          </table:table-cell>
          <table:table-cell table:style-name="ce321" table:formula="of:=SUM([.Y9:.Y13])" office:value-type="float" office:value="-0.126503962273439" calcext:value-type="float">
            <text:p>-0.12650</text:p>
          </table:table-cell>
          <table:table-cell table:style-name="ce321" table:formula="of:=SUM([.Z9:.Z13])" office:value-type="float" office:value="0.0607887245461545" calcext:value-type="float">
            <text:p>0.06079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7"/>
          <table:table-cell table:style-name="ce128" table:number-columns-repeated="5"/>
          <table:table-cell table:number-columns-repeated="1003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rec</text:span></text:p>
          </table:table-cell>
          <table:covered-table-cell/>
          <table:covered-table-cell table:style-name="ce1"/>
          <table:covered-table-cell table:number-columns-repeated="2"/>
          <table:table-cell/>
          <table:table-cell table:style-name="ce29" office:value-type="string" calcext:value-type="string" table:number-columns-spanned="5" table:number-rows-spanned="1">
            <text:p>Contributions<text:span text:style-name="T1">d2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d2,rec</text:span>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38" table:number-matrix-columns-spanned="5" table:number-matrix-rows-spanned="1" table:formula="of:=[.H9:.L9]*TRANSPOSE([.K$2:.K$6])" office:value-type="float" office:value="-0" calcext:value-type="float">
            <text:p>0.000000</text:p>
          </table:table-cell>
          <table:table-cell table:style-name="ce345" office:value-type="float" office:value="0.157900256179923" calcext:value-type="float">
            <text:p>0.157900</text:p>
          </table:table-cell>
          <table:table-cell table:style-name="ce345" office:value-type="float" office:value="-0.233050089961273" calcext:value-type="float">
            <text:p>-0.233050</text:p>
          </table:table-cell>
          <table:table-cell table:style-name="ce345" office:value-type="float" office:value="0.716297870199024" calcext:value-type="float">
            <text:p>0.716298</text:p>
          </table:table-cell>
          <table:table-cell table:style-name="ce349" office:value-type="float" office:value="0.464825739187494" calcext:value-type="float">
            <text:p>0.464826</text:p>
          </table:table-cell>
          <table:table-cell/>
          <table:table-cell table:style-name="ce338" table:number-matrix-columns-spanned="5" table:number-matrix-rows-spanned="5" table:formula="of:=[.H17:.L21]" office:value-type="float" office:value="-0" calcext:value-type="float">
            <text:p>0.000000</text:p>
          </table:table-cell>
          <table:table-cell table:style-name="ce345" office:value-type="float" office:value="0.157900256179923" calcext:value-type="float">
            <text:p>0.157900</text:p>
          </table:table-cell>
          <table:table-cell table:style-name="ce345" office:value-type="float" office:value="-0.233050089961273" calcext:value-type="float">
            <text:p>-0.233050</text:p>
          </table:table-cell>
          <table:table-cell table:style-name="ce345" office:value-type="float" office:value="0.716297870199024" calcext:value-type="float">
            <text:p>0.716298</text:p>
          </table:table-cell>
          <table:table-cell table:style-name="ce349" office:value-type="float" office:value="0.464825739187494" calcext:value-type="float">
            <text:p>0.464826</text:p>
          </table:table-cell>
          <table:table-cell table:style-name="ce68" table:formula="of:=SUM([.N17:.R17])" office:value-type="float" office:value="1.10597377560517" calcext:value-type="float">
            <text:p>1.1059737756</text:p>
          </table:table-cell>
          <table:table-cell table:style-name="ce65" table:number-matrix-columns-spanned="1" table:number-matrix-rows-spanned="5" table:formula="of:=IF([.S17:.S21] &lt;&gt; 0; SIGN([.S17:.S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B17:.AB21]*([.N17:.R21]+[.T17:.T21]/5)/([.S17:.S21]+[.T17:.T21])" office:value-type="float" office:value="0.000092749734436283" calcext:value-type="float">
            <text:p>0.00009</text:p>
          </table:table-cell>
          <table:table-cell table:style-name="ce322" office:value-type="float" office:value="0.00741535314849075" calcext:value-type="float">
            <text:p>0.00742</text:p>
          </table:table-cell>
          <table:table-cell table:style-name="ce322" office:value-type="float" office:value="-0.0107149172426937" calcext:value-type="float">
            <text:p>-0.01071</text:p>
          </table:table-cell>
          <table:table-cell table:style-name="ce322" office:value-type="float" office:value="0.0333109683535536" calcext:value-type="float">
            <text:p>0.03331</text:p>
          </table:table-cell>
          <table:table-cell table:style-name="ce324" office:value-type="float" office:value="0.0216489816688308" calcext:value-type="float">
            <text:p>0.02165</text:p>
          </table:table-cell>
          <table:table-cell/>
          <table:table-cell table:style-name="ce369" table:number-matrix-columns-spanned="1" table:number-matrix-rows-spanned="5" table:formula="of:=[.T48:.T52]*[.W48:.W52]/2" office:value-type="float" office:value="0.0517531356626178" calcext:value-type="float">
            <text:p>0.051753</text:p>
          </table:table-cell>
          <table:table-cell table:number-columns-repeated="99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Default" table:number-columns-repeated="4"/>
          <table:table-cell/>
          <table:table-cell table:style-name="ce339" table:number-matrix-columns-spanned="5" table:number-matrix-rows-spanned="1" table:formula="of:=[.H10:.L10]*TRANSPOSE([.K$2:.K$6])" office:value-type="float" office:value="0.138162724157433" calcext:value-type="float">
            <text:p>0.138163</text:p>
          </table:table-cell>
          <table:table-cell table:style-name="ce357" office:value-type="float" office:value="-0.157900256179923" calcext:value-type="float">
            <text:p>-0.157900</text:p>
          </table:table-cell>
          <table:table-cell table:style-name="ce357" office:value-type="float" office:value="-0.0582625224903182" calcext:value-type="float">
            <text:p>-0.058263</text:p>
          </table:table-cell>
          <table:table-cell table:style-name="ce357" office:value-type="float" office:value="0.501408509139317" calcext:value-type="float">
            <text:p>0.501409</text:p>
          </table:table-cell>
          <table:table-cell table:style-name="ce350" office:value-type="float" office:value="-0.464825739187494" calcext:value-type="float">
            <text:p>-0.464826</text:p>
          </table:table-cell>
          <table:table-cell/>
          <table:table-cell table:style-name="ce339" office:value-type="float" office:value="0.138162724157433" calcext:value-type="float">
            <text:p>0.138163</text:p>
          </table:table-cell>
          <table:table-cell table:style-name="ce346" office:value-type="float" office:value="-0.157900256179923" calcext:value-type="float">
            <text:p>-0.157900</text:p>
          </table:table-cell>
          <table:table-cell table:style-name="ce346" office:value-type="float" office:value="-0.0582625224903182" calcext:value-type="float">
            <text:p>-0.058263</text:p>
          </table:table-cell>
          <table:table-cell table:style-name="ce346" office:value-type="float" office:value="0.501408509139317" calcext:value-type="float">
            <text:p>0.501409</text:p>
          </table:table-cell>
          <table:table-cell table:style-name="ce350" office:value-type="float" office:value="-0.464825739187494" calcext:value-type="float">
            <text:p>-0.464826</text:p>
          </table:table-cell>
          <table:table-cell table:style-name="ce68" table:formula="of:=SUM([.N18:.R18])" office:value-type="float" office:value="-0.0414172845609858" calcext:value-type="float">
            <text:p>-0.0414172846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16141319258737" calcext:value-type="float">
            <text:p>0.00161</text:p>
          </table:table-cell>
          <table:table-cell table:style-name="ce128" office:value-type="float" office:value="-0.00189552691496521" calcext:value-type="float">
            <text:p>-0.00190</text:p>
          </table:table-cell>
          <table:table-cell table:style-name="ce128" office:value-type="float" office:value="-0.000714378050874171" calcext:value-type="float">
            <text:p>-0.00071</text:p>
          </table:table-cell>
          <table:table-cell table:style-name="ce128" office:value-type="float" office:value="0.00592020484051658" calcext:value-type="float">
            <text:p>0.00592</text:p>
          </table:table-cell>
          <table:table-cell table:style-name="ce325" office:value-type="float" office:value="-0.00553395456873275" calcext:value-type="float">
            <text:p>-0.00553</text:p>
          </table:table-cell>
          <table:table-cell/>
          <table:table-cell table:style-name="ce335" office:value-type="float" office:value="-0.000609522768181848" calcext:value-type="float">
            <text:p>-0.000610</text:p>
          </table:table-cell>
          <table:table-cell table:number-columns-repeated="993"/>
        </table:table-row>
        <table:table-row table:style-name="ro2">
          <table:table-cell table:style-name="ce334" table:number-matrix-columns-spanned="1" table:number-matrix-rows-spanned="4" table:formula="of:=[.A40:.A43]+[.A48:.A51]+[.A56:.A59]" office:value-type="float" office:value="-0.156729423637101" calcext:value-type="float">
            <text:p>-0.156729</text:p>
          </table:table-cell>
          <table:table-cell/>
          <table:table-cell table:style-name="Default" table:number-columns-repeated="4"/>
          <table:table-cell/>
          <table:table-cell table:style-name="ce339" table:number-matrix-columns-spanned="5" table:number-matrix-rows-spanned="1" table:formula="of:=[.H11:.L11]*TRANSPOSE([.K$2:.K$6])" office:value-type="float" office:value="0.177637788202414" calcext:value-type="float">
            <text:p>0.177638</text:p>
          </table:table-cell>
          <table:table-cell table:style-name="ce357" office:value-type="float" office:value="0.177637788202414" calcext:value-type="float">
            <text:p>0.177638</text:p>
          </table:table-cell>
          <table:table-cell table:style-name="ce357" office:value-type="float" office:value="-0.203918828716114" calcext:value-type="float">
            <text:p>-0.203919</text:p>
          </table:table-cell>
          <table:table-cell table:style-name="ce357" office:value-type="float" office:value="0.358148935099512" calcext:value-type="float">
            <text:p>0.358149</text:p>
          </table:table-cell>
          <table:table-cell table:style-name="ce350" office:value-type="float" office:value="-0.332018385133925" calcext:value-type="float">
            <text:p>-0.332018</text:p>
          </table:table-cell>
          <table:table-cell/>
          <table:table-cell table:style-name="ce339" office:value-type="float" office:value="0.177637788202414" calcext:value-type="float">
            <text:p>0.177638</text:p>
          </table:table-cell>
          <table:table-cell table:style-name="ce346" office:value-type="float" office:value="0.177637788202414" calcext:value-type="float">
            <text:p>0.177638</text:p>
          </table:table-cell>
          <table:table-cell table:style-name="ce346" office:value-type="float" office:value="-0.203918828716114" calcext:value-type="float">
            <text:p>-0.203919</text:p>
          </table:table-cell>
          <table:table-cell table:style-name="ce346" office:value-type="float" office:value="0.358148935099512" calcext:value-type="float">
            <text:p>0.358149</text:p>
          </table:table-cell>
          <table:table-cell table:style-name="ce350" office:value-type="float" office:value="-0.332018385133925" calcext:value-type="float">
            <text:p>-0.332018</text:p>
          </table:table-cell>
          <table:table-cell table:style-name="ce68" table:formula="of:=SUM([.N19:.R19])" office:value-type="float" office:value="0.177487297654301" calcext:value-type="float">
            <text:p>0.177487297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0257186344376398" calcext:value-type="float">
            <text:p>-0.00257</text:p>
          </table:table-cell>
          <table:table-cell table:style-name="ce128" office:value-type="float" office:value="-0.00257186344376398" calcext:value-type="float">
            <text:p>-0.00257</text:p>
          </table:table-cell>
          <table:table-cell table:style-name="ce128" office:value-type="float" office:value="0.00289085976497029" calcext:value-type="float">
            <text:p>0.00289</text:p>
          </table:table-cell>
          <table:table-cell table:style-name="ce128" office:value-type="float" office:value="-0.00515623071159877" calcext:value-type="float">
            <text:p>-0.00516</text:p>
          </table:table-cell>
          <table:table-cell table:style-name="ce325" office:value-type="float" office:value="0.00472485343417604" calcext:value-type="float">
            <text:p>0.00472</text:p>
          </table:table-cell>
          <table:table-cell/>
          <table:table-cell table:style-name="ce335" office:value-type="float" office:value="-0.00268424439998039" calcext:value-type="float">
            <text:p>-0.002684</text:p>
          </table:table-cell>
          <table:table-cell table:number-columns-repeated="993"/>
        </table:table-row>
        <table:table-row table:style-name="ro2">
          <table:table-cell table:style-name="ce335" office:value-type="float" office:value="-0.419269332938383" calcext:value-type="float">
            <text:p>-0.419269</text:p>
          </table:table-cell>
          <table:table-cell/>
          <table:table-cell table:style-name="Default" table:number-columns-repeated="4"/>
          <table:table-cell/>
          <table:table-cell table:style-name="ce339" table:number-matrix-columns-spanned="5" table:number-matrix-rows-spanned="1" table:formula="of:=[.H12:.L12]*TRANSPOSE([.K$2:.K$6])" office:value-type="float" office:value="0" calcext:value-type="float">
            <text:p>0.000000</text:p>
          </table:table-cell>
          <table:table-cell table:style-name="ce357" office:value-type="float" office:value="-0.0197375320224904" calcext:value-type="float">
            <text:p>-0.019738</text:p>
          </table:table-cell>
          <table:table-cell table:style-name="ce357" office:value-type="float" office:value="-0.145656306225795" calcext:value-type="float">
            <text:p>-0.145656</text:p>
          </table:table-cell>
          <table:table-cell table:style-name="ce357" office:value-type="float" office:value="0.143259574039805" calcext:value-type="float">
            <text:p>0.143260</text:p>
          </table:table-cell>
          <table:table-cell table:style-name="ce350" office:value-type="float" office:value="0.531229416214279" calcext:value-type="float">
            <text:p>0.531229</text:p>
          </table:table-cell>
          <table:table-cell/>
          <table:table-cell table:style-name="ce339" office:value-type="float" office:value="0" calcext:value-type="float">
            <text:p>0.000000</text:p>
          </table:table-cell>
          <table:table-cell table:style-name="ce346" office:value-type="float" office:value="-0.0197375320224904" calcext:value-type="float">
            <text:p>-0.019738</text:p>
          </table:table-cell>
          <table:table-cell table:style-name="ce346" office:value-type="float" office:value="-0.145656306225795" calcext:value-type="float">
            <text:p>-0.145656</text:p>
          </table:table-cell>
          <table:table-cell table:style-name="ce346" office:value-type="float" office:value="0.143259574039805" calcext:value-type="float">
            <text:p>0.143260</text:p>
          </table:table-cell>
          <table:table-cell table:style-name="ce350" office:value-type="float" office:value="0.531229416214279" calcext:value-type="float">
            <text:p>0.531229</text:p>
          </table:table-cell>
          <table:table-cell table:style-name="ce68" table:formula="of:=SUM([.N20:.R20])" office:value-type="float" office:value="0.509095152005798" calcext:value-type="float">
            <text:p>0.509095152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000026120435173781" calcext:value-type="float">
            <text:p>0.00000</text:p>
          </table:table-cell>
          <table:table-cell table:style-name="ce128" office:value-type="float" office:value="0.0000231656027668163" calcext:value-type="float">
            <text:p>0.00002</text:p>
          </table:table-cell>
          <table:table-cell table:style-name="ce128" office:value-type="float" office:value="0.000187618261703786" calcext:value-type="float">
            <text:p>0.00019</text:p>
          </table:table-cell>
          <table:table-cell table:style-name="ce128" office:value-type="float" office:value="-0.000189712164353888" calcext:value-type="float">
            <text:p>-0.00019</text:p>
          </table:table-cell>
          <table:table-cell table:style-name="ce325" office:value-type="float" office:value="-0.000696409219948909" calcext:value-type="float">
            <text:p>-0.00070</text:p>
          </table:table-cell>
          <table:table-cell/>
          <table:table-cell table:style-name="ce335" office:value-type="float" office:value="-0.000677949563349573" calcext:value-type="float">
            <text:p>-0.000678</text:p>
          </table:table-cell>
          <table:table-cell table:number-columns-repeated="993"/>
        </table:table-row>
        <table:table-row table:style-name="ro2">
          <table:table-cell table:style-name="ce335" office:value-type="float" office:value="1.16141078902397" calcext:value-type="float">
            <text:p>1.161411</text:p>
          </table:table-cell>
          <table:table-cell/>
          <table:table-cell table:style-name="Default" table:number-columns-repeated="4"/>
          <table:table-cell/>
          <table:table-cell table:style-name="ce340" table:number-matrix-columns-spanned="5" table:number-matrix-rows-spanned="1" table:formula="of:=[.H13:.L13]*TRANSPOSE([.K$2:.K$6])" office:value-type="float" office:value="0.118425192134942" calcext:value-type="float">
            <text:p>0.118425</text:p>
          </table:table-cell>
          <table:table-cell table:style-name="ce347" office:value-type="float" office:value="0.118425192134942" calcext:value-type="float">
            <text:p>0.118425</text:p>
          </table:table-cell>
          <table:table-cell table:style-name="ce347" office:value-type="float" office:value="-0.233050089961273" calcext:value-type="float">
            <text:p>-0.233050</text:p>
          </table:table-cell>
          <table:table-cell table:style-name="ce347" office:value-type="float" office:value="0.0716297870199025" calcext:value-type="float">
            <text:p>0.071630</text:p>
          </table:table-cell>
          <table:table-cell table:style-name="ce351" office:value-type="float" office:value="0.199211031080355" calcext:value-type="float">
            <text:p>0.199211</text:p>
          </table:table-cell>
          <table:table-cell/>
          <table:table-cell table:style-name="ce340" office:value-type="float" office:value="0.118425192134942" calcext:value-type="float">
            <text:p>0.118425</text:p>
          </table:table-cell>
          <table:table-cell table:style-name="ce347" office:value-type="float" office:value="0.118425192134942" calcext:value-type="float">
            <text:p>0.118425</text:p>
          </table:table-cell>
          <table:table-cell table:style-name="ce347" office:value-type="float" office:value="-0.233050089961273" calcext:value-type="float">
            <text:p>-0.233050</text:p>
          </table:table-cell>
          <table:table-cell table:style-name="ce347" office:value-type="float" office:value="0.0716297870199025" calcext:value-type="float">
            <text:p>0.071630</text:p>
          </table:table-cell>
          <table:table-cell table:style-name="ce351" office:value-type="float" office:value="0.199211031080355" calcext:value-type="float">
            <text:p>0.199211</text:p>
          </table:table-cell>
          <table:table-cell table:style-name="ce68" table:formula="of:=SUM([.N21:.R21])" office:value-type="float" office:value="0.274641112408869" calcext:value-type="float">
            <text:p>0.27464111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-0.000213881037016733" calcext:value-type="float">
            <text:p>-0.00021</text:p>
          </table:table-cell>
          <table:table-cell table:style-name="ce323" office:value-type="float" office:value="-0.000213881037016733" calcext:value-type="float">
            <text:p>-0.00021</text:p>
          </table:table-cell>
          <table:table-cell table:style-name="ce323" office:value-type="float" office:value="0.000410356271537869" calcext:value-type="float">
            <text:p>0.00041</text:p>
          </table:table-cell>
          <table:table-cell table:style-name="ce323" office:value-type="float" office:value="-0.000130770106519668" calcext:value-type="float">
            <text:p>-0.00013</text:p>
          </table:table-cell>
          <table:table-cell table:style-name="ce326" office:value-type="float" office:value="-0.000357360642102603" calcext:value-type="float">
            <text:p>-0.00036</text:p>
          </table:table-cell>
          <table:table-cell/>
          <table:table-cell table:style-name="ce336" office:value-type="float" office:value="-0.000505536551117869" calcext:value-type="float">
            <text:p>-0.000506</text:p>
          </table:table-cell>
          <table:table-cell table:number-columns-repeated="993"/>
        </table:table-row>
        <table:table-row table:style-name="ro2">
          <table:table-cell table:style-name="ce336" office:value-type="float" office:value="0.171328913265845" calcext:value-type="float">
            <text:p>0.171329</text:p>
          </table:table-cell>
          <table:table-cell/>
          <table:table-cell table:style-name="Default" table:number-columns-repeated="4"/>
          <table:table-cell table:number-columns-repeated="7"/>
          <table:table-cell table:style-name="ce368" table:formula="of:=SUM([.N17:.N21])" office:value-type="float" office:value="0.434225704494789" calcext:value-type="float">
            <text:p>0.434226</text:p>
          </table:table-cell>
          <table:table-cell table:style-name="ce368" table:formula="of:=SUM([.O17:.O21])" office:value-type="float" office:value="0.276325448314866" calcext:value-type="float">
            <text:p>0.276325</text:p>
          </table:table-cell>
          <table:table-cell table:style-name="ce368" table:formula="of:=SUM([.P17:.P21])" office:value-type="float" office:value="-0.873937837354773" calcext:value-type="float">
            <text:p>-0.873938</text:p>
          </table:table-cell>
          <table:table-cell table:style-name="ce368" table:formula="of:=SUM([.Q17:.Q21])" office:value-type="float" office:value="1.79074467549756" calcext:value-type="float">
            <text:p>1.790745</text:p>
          </table:table-cell>
          <table:table-cell table:style-name="ce368" table:formula="of:=SUM([.R17:.R21])" office:value-type="float" office:value="0.398422062160709" calcext:value-type="float">
            <text:p>0.398422</text:p>
          </table:table-cell>
          <table:table-cell table:number-columns-repeated="3"/>
          <table:table-cell table:style-name="ce321" table:formula="of:=SUM([.V17:.V21])" office:value-type="float" office:value="-0.00108147486398811" calcext:value-type="float">
            <text:p>-0.00108</text:p>
          </table:table-cell>
          <table:table-cell table:style-name="ce321" table:formula="of:=SUM([.W17:.W21])" office:value-type="float" office:value="0.00275724735551165" calcext:value-type="float">
            <text:p>0.00276</text:p>
          </table:table-cell>
          <table:table-cell table:style-name="ce321" table:formula="of:=SUM([.X17:.X21])" office:value-type="float" office:value="-0.0079404609953559" calcext:value-type="float">
            <text:p>-0.00794</text:p>
          </table:table-cell>
          <table:table-cell table:style-name="ce321" table:formula="of:=SUM([.Y17:.Y21])" office:value-type="float" office:value="0.0337544602115979" calcext:value-type="float">
            <text:p>0.03375</text:p>
          </table:table-cell>
          <table:table-cell table:style-name="ce321" table:formula="of:=SUM([.Z17:.Z21])" office:value-type="float" office:value="0.0197861106722226" calcext:value-type="float">
            <text:p>0.01979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61" office:value-type="string" calcext:value-type="string">
            <text:p>α</text:p>
          </table:table-cell>
          <table:table-cell table:style-name="ce361" office:value-type="string" calcext:value-type="string">
            <text:p>β<text:span text:style-name="T1">1</text:span></text:p>
          </table:table-cell>
          <table:table-cell table:style-name="ce361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5"/>
          <table:table-cell table:style-name="ce76"/>
          <table:table-cell table:number-columns-repeated="99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97" table:number-matrix-columns-spanned="1" table:number-matrix-rows-spanned="5" table:formula="of:=1/(1+EXP(-([.N32:.N36])))" office:value-type="float" office:value="0.519989340155582" calcext:value-type="float">
            <text:p>0.519989</text:p>
          </table:table-cell>
          <table:table-cell table:style-name="ce97" table:number-matrix-columns-spanned="1" table:number-matrix-rows-spanned="5" table:formula="of:=TANH([.O32:.O36])" office:value-type="float" office:value="0.576403353469071" calcext:value-type="float">
            <text:p>0.576403</text:p>
          </table:table-cell>
          <table:table-cell/>
          <table:table-cell table:style-name="ce73" table:number-matrix-columns-spanned="1" table:number-matrix-rows-spanned="5" table:formula="of:=[.Q32:.Q36]+[.R32:.R36]" office:value-type="float" office:value="0.204981341735687" calcext:value-type="float">
            <text:p>0.204981</text:p>
          </table:table-cell>
          <table:table-cell table:style-name="ce73" table:number-matrix-columns-spanned="1" table:number-matrix-rows-spanned="5" table:formula="of:=TANH([.Q25:.Q29])" office:value-type="float" office:value="0.202157862022166" calcext:value-type="float">
            <text:p>0.202158</text:p>
          </table:table-cell>
          <table:table-cell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Q32:.Q36]+[.T32:.T36]/2)/([.Q25:.Q29]+[.T32:.T36])" office:value-type="percentage" office:value="1.51154770405349" calcext:value-type="percentage">
            <text:p>151%</text:p>
          </table:table-cell>
          <table:table-cell table:style-name="ce313" table:number-matrix-columns-spanned="1" table:number-matrix-rows-spanned="5" table:formula="of:=([.R32:.R36]+[.T32:.T36]/2)/([.Q25:.Q29]+[.T32:.T36])" office:value-type="percentage" office:value="-0.511547704053489" calcext:value-type="percentage">
            <text:p>-51%</text:p>
          </table:table-cell>
          <table:table-cell table:number-columns-repeated="5"/>
          <table:table-cell table:style-name="ce76"/>
          <table:table-cell table:number-columns-repeated="99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74" office:value-type="float" office:value="0.169383896934019" calcext:value-type="float">
            <text:p>0.169384</text:p>
          </table:table-cell>
          <table:table-cell table:style-name="ce74" office:value-type="float" office:value="0.405939556033043" calcext:value-type="float">
            <text:p>0.405940</text:p>
          </table:table-cell>
          <table:table-cell/>
          <table:table-cell table:style-name="ce74" office:value-type="float" office:value="0.232702743247152" calcext:value-type="float">
            <text:p>0.232703</text:p>
          </table:table-cell>
          <table:table-cell table:style-name="ce74" office:value-type="float" office:value="0.228591443548562" calcext:value-type="float">
            <text:p>0.228591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0.303909312823178" calcext:value-type="percentage">
            <text:p>30%</text:p>
          </table:table-cell>
          <table:table-cell table:style-name="ce314" office:value-type="percentage" office:value="0.696090687176822" calcext:value-type="percentage">
            <text:p>70%</text:p>
          </table:table-cell>
          <table:table-cell table:number-columns-repeated="5"/>
          <table:table-cell table:style-name="ce76"/>
          <table:table-cell table:number-columns-repeated="99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4" office:value-type="float" office:value="0.668187772168166" calcext:value-type="float">
            <text:p>0.668188</text:p>
          </table:table-cell>
          <table:table-cell table:style-name="ce74" office:value-type="float" office:value="-0.222741465849447" calcext:value-type="float">
            <text:p>-0.222741</text:p>
          </table:table-cell>
          <table:table-cell/>
          <table:table-cell table:style-name="ce74" office:value-type="float" office:value="-0.245494210768488" calcext:value-type="float">
            <text:p>-0.245494</text:p>
          </table:table-cell>
          <table:table-cell table:style-name="ce74" office:value-type="float" office:value="-0.240678503079463" calcext:value-type="float">
            <text:p>-0.240679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0.60210023300609" calcext:value-type="percentage">
            <text:p>60%</text:p>
          </table:table-cell>
          <table:table-cell table:style-name="ce314" office:value-type="percentage" office:value="0.397899766993909" calcext:value-type="percentage">
            <text:p>40%</text:p>
          </table:table-cell>
          <table:table-cell table:number-columns-repeated="5"/>
          <table:table-cell table:style-name="ce76"/>
          <table:table-cell table:number-columns-repeated="99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74" office:value-type="float" office:value="0.325194727417686" calcext:value-type="float">
            <text:p>0.325195</text:p>
          </table:table-cell>
          <table:table-cell table:style-name="ce74" office:value-type="float" office:value="0.361820061328025" calcext:value-type="float">
            <text:p>0.361820</text:p>
          </table:table-cell>
          <table:table-cell/>
          <table:table-cell table:style-name="ce74" office:value-type="float" office:value="-0.365699603331966" calcext:value-type="float">
            <text:p>-0.365700</text:p>
          </table:table-cell>
          <table:table-cell table:style-name="ce74" office:value-type="float" office:value="-0.350224487443536" calcext:value-type="float">
            <text:p>-0.35022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299872491795714" calcext:value-type="percentage">
            <text:p>-30%</text:p>
          </table:table-cell>
          <table:table-cell table:style-name="ce314" office:value-type="percentage" office:value="1.29987249179571" calcext:value-type="percentage">
            <text:p>130%</text:p>
          </table:table-cell>
          <table:table-cell table:number-columns-repeated="5"/>
          <table:table-cell table:style-name="ce76"/>
          <table:table-cell table:number-columns-repeated="993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75" office:value-type="float" office:value="0.60108787884837" calcext:value-type="float">
            <text:p>0.601088</text:p>
          </table:table-cell>
          <table:table-cell table:style-name="ce75" office:value-type="float" office:value="-0.422530447035883" calcext:value-type="float">
            <text:p>-0.422530</text:p>
          </table:table-cell>
          <table:table-cell/>
          <table:table-cell table:style-name="ce75" office:value-type="float" office:value="-0.518870246707878" calcext:value-type="float">
            <text:p>-0.518870</text:p>
          </table:table-cell>
          <table:table-cell table:style-name="ce75" office:value-type="float" office:value="-0.476827595071492" calcext:value-type="float">
            <text:p>-0.476828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489681413862367" calcext:value-type="percentage">
            <text:p>49%</text:p>
          </table:table-cell>
          <table:table-cell table:style-name="ce315" office:value-type="percentage" office:value="0.510318586137633" calcext:value-type="percentage">
            <text:p>51%</text:p>
          </table:table-cell>
          <table:table-cell table:number-columns-repeated="999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114"/>
          <table:covered-table-cell table:number-columns-repeated="2" table:style-name="ce115"/>
          <table:table-cell/>
          <table:table-cell table:style-name="ce353" office:value-type="string" calcext:value-type="string">
            <text:p>d<text:span text:style-name="T1">1,in</text:span></text:p>
          </table:table-cell>
          <table:table-cell table:style-name="ce353" office:value-type="string" calcext:value-type="string">
            <text:p>d<text:span text:style-name="T1">1,rec</text:span></text:p>
          </table:table-cell>
          <table:table-cell table:style-name="ce124"/>
          <table:table-cell table:style-name="ce353"/>
          <table:table-cell table:style-name="ce353" office:value-type="string" calcext:value-type="string">
            <text:p>d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O2</text:span>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8" table:number-matrix-columns-spanned="4" table:number-matrix-rows-spanned="1" table:formula="of:=[.C25:.F25]*TRANSPOSE([.A$25:.A$28])" office:value-type="float" office:value="-0.4" calcext:value-type="float">
            <text:p>-0.400000</text:p>
          </table:table-cell>
          <table:table-cell table:style-name="ce345" office:value-type="float" office:value="-0.54" calcext:value-type="float">
            <text:p>-0.540000</text:p>
          </table:table-cell>
          <table:table-cell table:style-name="ce345" office:value-type="float" office:value="0.72" calcext:value-type="float">
            <text:p>0.720000</text:p>
          </table:table-cell>
          <table:table-cell table:style-name="ce349" office:value-type="float" office:value="-0.6" calcext:value-type="float">
            <text:p>-0.600000</text:p>
          </table:table-cell>
          <table:table-cell/>
          <table:table-cell table:style-name="ce354" table:number-matrix-columns-spanned="1" table:number-matrix-rows-spanned="5" table:formula="of:=[.K25:.K29]*MMULT([.C25:.F29];[.A25:.A28])" office:value-type="float" office:value="0.246" calcext:value-type="float">
            <text:p>0.246</text:p>
          </table:table-cell>
          <table:table-cell table:style-name="ce358" table:number-matrix-columns-spanned="1" table:number-matrix-rows-spanned="5" table:formula="of:=[.L25:.L29]*MMULT([.H9:.L13];[.K2:.K6])" office:value-type="float" office:value="-0.442389510242068" calcext:value-type="float">
            <text:p>-0.442390</text:p>
          </table:table-cell>
          <table:table-cell table:style-name="ce362"/>
          <table:table-cell table:style-name="ce363"/>
          <table:table-cell table:style-name="ce365" table:number-matrix-columns-spanned="1" table:number-matrix-rows-spanned="5" table:formula="of:=[.J25:.J29]*MMULT([.C25:.F29];[.A25:.A28])*MMULT([.H9:.L13];[.K2:.K6])" office:value-type="float" office:value="0.45344924799812" calcext:value-type="float">
            <text:p>0.453</text:p>
          </table:table-cell>
          <table:table-cell table:style-name="ce362"/>
          <table:table-cell table:style-name="ce73" table:number-matrix-columns-spanned="1" table:number-matrix-rows-spanned="5" table:formula="of:=MMULT([.C25:.F29];[.A25:.A28])+[.H25:.H29]" office:value-type="float" office:value="0.0799999999999999" calcext:value-type="float">
            <text:p>0.080000</text:p>
          </table:table-cell>
          <table:table-cell table:style-name="ce73" table:number-matrix-columns-spanned="1" table:number-matrix-rows-spanned="5" table:formula="of:=[.H32:.H36]+[.I32:.I36]+[.L32:.L36]+[.I25:.I29]" office:value-type="float" office:value="0.657059737756052" calcext:value-type="float">
            <text:p>0.657060</text:p>
          </table:table-cell>
          <table:table-cell table:style-name="ce362"/>
          <table:table-cell table:style-name="ce371" table:number-matrix-columns-spanned="1" table:number-matrix-rows-spanned="5" table:formula="of:=[.N25:.N29]*[.O25:.O29]" office:value-type="float" office:value="0.299723599433847" calcext:value-type="float">
            <text:p>0.29972</text:p>
          </table:table-cell>
          <table:table-cell table:style-name="ce17" table:number-matrix-columns-spanned="1" table:number-matrix-rows-spanned="5" table:formula="of:=(1-[.N25:.N29])*[.K2:.K6]" office:value-type="float" office:value="-0.0947422576981595" calcext:value-type="float">
            <text:p>-0.09474</text:p>
          </table:table-cell>
          <table:table-cell/>
          <table:table-cell table:style-name="ce65" table:number-matrix-columns-spanned="1" table:number-matrix-rows-spanned="5" table:formula="of:=IF([.R32:.R36] &lt;&gt; 0; SIGN([.R32:.R36]); 1)*[.$D$1]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26:.F26]*TRANSPOSE([.A$25:.A$28])" office:value-type="float" office:value="-0.56" calcext:value-type="float">
            <text:p>-0.560000</text:p>
          </table:table-cell>
          <table:table-cell table:style-name="ce346" office:value-type="float" office:value="0.36" calcext:value-type="float">
            <text:p>0.360000</text:p>
          </table:table-cell>
          <table:table-cell table:style-name="ce346" office:value-type="float" office:value="-0.09" calcext:value-type="float">
            <text:p>-0.090000</text:p>
          </table:table-cell>
          <table:table-cell table:style-name="ce350" office:value-type="float" office:value="-0.8" calcext:value-type="float">
            <text:p>-0.800000</text:p>
          </table:table-cell>
          <table:table-cell/>
          <table:table-cell table:style-name="ce355" office:value-type="float" office:value="0.436" calcext:value-type="float">
            <text:p>0.436</text:p>
          </table:table-cell>
          <table:table-cell table:style-name="ce359" office:value-type="float" office:value="0.00828345691219715" calcext:value-type="float">
            <text:p>0.008283</text:p>
          </table:table-cell>
          <table:table-cell table:style-name="ce130"/>
          <table:table-cell table:style-name="ce364"/>
          <table:table-cell table:style-name="ce366" office:value-type="float" office:value="-0.0135434520514423" calcext:value-type="float">
            <text:p>-0.014</text:p>
          </table:table-cell>
          <table:table-cell table:style-name="ce130"/>
          <table:table-cell table:style-name="ce74" office:value-type="float" office:value="-1.59" calcext:value-type="float">
            <text:p>-1.590000</text:p>
          </table:table-cell>
          <table:table-cell table:style-name="ce74" office:value-type="float" office:value="0.430740004860755" calcext:value-type="float">
            <text:p>0.430740</text:p>
          </table:table-cell>
          <table:table-cell table:style-name="ce130"/>
          <table:table-cell table:style-name="ce18" office:value-type="float" office:value="0.0687596239205422" calcext:value-type="float">
            <text:p>0.06876</text:p>
          </table:table-cell>
          <table:table-cell table:style-name="ce18" office:value-type="float" office:value="0.16394311932661" calcext:value-type="float">
            <text:p>0.16394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27:.F27]*TRANSPOSE([.A$25:.A$28])" office:value-type="float" office:value="-0.56" calcext:value-type="float">
            <text:p>-0.560000</text:p>
          </table:table-cell>
          <table:table-cell table:style-name="ce346" office:value-type="float" office:value="0.63" calcext:value-type="float">
            <text:p>0.630000</text:p>
          </table:table-cell>
          <table:table-cell table:style-name="ce346" office:value-type="float" office:value="-0.27" calcext:value-type="float">
            <text:p>-0.270000</text:p>
          </table:table-cell>
          <table:table-cell table:style-name="ce350" office:value-type="float" office:value="0.5" calcext:value-type="float">
            <text:p>0.500000</text:p>
          </table:table-cell>
          <table:table-cell/>
          <table:table-cell table:style-name="ce355" office:value-type="float" office:value="-0.12" calcext:value-type="float">
            <text:p>-0.12</text:p>
          </table:table-cell>
          <table:table-cell table:style-name="ce359" office:value-type="float" office:value="0.177487297654301" calcext:value-type="float">
            <text:p>0.177487</text:p>
          </table:table-cell>
          <table:table-cell table:style-name="ce130"/>
          <table:table-cell table:style-name="ce364"/>
          <table:table-cell table:style-name="ce366" office:value-type="float" office:value="0.0159738567888871" calcext:value-type="float">
            <text:p>0.016</text:p>
          </table:table-cell>
          <table:table-cell table:style-name="ce130"/>
          <table:table-cell table:style-name="ce74" office:value-type="float" office:value="0.7" calcext:value-type="float">
            <text:p>0.700000</text:p>
          </table:table-cell>
          <table:table-cell table:style-name="ce74" office:value-type="float" office:value="-0.226538845556812" calcext:value-type="float">
            <text:p>-0.226539</text:p>
          </table:table-cell>
          <table:table-cell table:style-name="ce130"/>
          <table:table-cell table:style-name="ce18" office:value-type="float" office:value="-0.148833123835414" calcext:value-type="float">
            <text:p>-0.14883</text:p>
          </table:table-cell>
          <table:table-cell table:style-name="ce18" office:value-type="float" office:value="-0.096661086933074" calcext:value-type="float">
            <text:p>-0.09666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28:.F28]*TRANSPOSE([.A$25:.A$28])" office:value-type="float" office:value="-0.64" calcext:value-type="float">
            <text:p>-0.640000</text:p>
          </table:table-cell>
          <table:table-cell table:style-name="ce346" office:value-type="float" office:value="0.81" calcext:value-type="float">
            <text:p>0.810000</text:p>
          </table:table-cell>
          <table:table-cell table:style-name="ce346" office:value-type="float" office:value="-0" calcext:value-type="float">
            <text:p>0.000000</text:p>
          </table:table-cell>
          <table:table-cell table:style-name="ce350" office:value-type="float" office:value="-0.1" calcext:value-type="float">
            <text:p>-0.100000</text:p>
          </table:table-cell>
          <table:table-cell/>
          <table:table-cell table:style-name="ce355" office:value-type="float" office:value="-0.028" calcext:value-type="float">
            <text:p>-0.028</text:p>
          </table:table-cell>
          <table:table-cell table:style-name="ce359" office:value-type="float" office:value="-0.407276121604639" calcext:value-type="float">
            <text:p>-0.407276</text:p>
          </table:table-cell>
          <table:table-cell table:style-name="ce130"/>
          <table:table-cell table:style-name="ce364"/>
          <table:table-cell table:style-name="ce366" office:value-type="float" office:value="0.0142546642561623" calcext:value-type="float">
            <text:p>0.014</text:p>
          </table:table-cell>
          <table:table-cell table:style-name="ce130"/>
          <table:table-cell table:style-name="ce74" office:value-type="float" office:value="-0.73" calcext:value-type="float">
            <text:p>-0.730000</text:p>
          </table:table-cell>
          <table:table-cell table:style-name="ce74" office:value-type="float" office:value="0.378978542651524" calcext:value-type="float">
            <text:p>0.378979</text:p>
          </table:table-cell>
          <table:table-cell table:style-name="ce130"/>
          <table:table-cell table:style-name="ce18" office:value-type="float" office:value="0.117661976217818" calcext:value-type="float">
            <text:p>0.11766</text:p>
          </table:table-cell>
          <table:table-cell table:style-name="ce18" office:value-type="float" office:value="-0.483361579549783" calcext:value-type="float">
            <text:p>-0.48336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340" table:number-matrix-columns-spanned="4" table:number-matrix-rows-spanned="1" table:formula="of:=[.C29:.F29]*TRANSPOSE([.A$25:.A$28])" office:value-type="float" office:value="-0.32" calcext:value-type="float">
            <text:p>-0.320000</text:p>
          </table:table-cell>
          <table:table-cell table:style-name="ce347" office:value-type="float" office:value="-0.9" calcext:value-type="float">
            <text:p>-0.900000</text:p>
          </table:table-cell>
          <table:table-cell table:style-name="ce347" office:value-type="float" office:value="0.63" calcext:value-type="float">
            <text:p>0.630000</text:p>
          </table:table-cell>
          <table:table-cell table:style-name="ce351" office:value-type="float" office:value="0.8" calcext:value-type="float">
            <text:p>0.800000</text:p>
          </table:table-cell>
          <table:table-cell/>
          <table:table-cell table:style-name="ce356" office:value-type="float" office:value="-0.084" calcext:value-type="float">
            <text:p>-0.084</text:p>
          </table:table-cell>
          <table:table-cell table:style-name="ce360" office:value-type="float" office:value="0.0274641112408869" calcext:value-type="float">
            <text:p>0.027464</text:p>
          </table:table-cell>
          <table:table-cell table:style-name="ce130"/>
          <table:table-cell table:style-name="ce364"/>
          <table:table-cell table:style-name="ce367" office:value-type="float" office:value="0.00576746336058625" calcext:value-type="float">
            <text:p>0.006</text:p>
          </table:table-cell>
          <table:table-cell table:style-name="ce130"/>
          <table:table-cell table:style-name="ce75" office:value-type="float" office:value="0.41" calcext:value-type="float">
            <text:p>0.410000</text:p>
          </table:table-cell>
          <table:table-cell table:style-name="ce75" office:value-type="float" office:value="-0.450768425398527" calcext:value-type="float">
            <text:p>-0.450768</text:p>
          </table:table-cell>
          <table:table-cell table:style-name="ce130"/>
          <table:table-cell table:style-name="ce19" office:value-type="float" office:value="-0.253977930157652" calcext:value-type="float">
            <text:p>-0.25398</text:p>
          </table:table-cell>
          <table:table-cell table:style-name="ce19" office:value-type="float" office:value="-0.264892316550225" calcext:value-type="float">
            <text:p>-0.2648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8" office:value-type="string" calcext:value-type="string">
            <text:p>I<text:span text:style-name="T1">relevance,p</text:span></text:p>
          </table:table-cell>
          <table:table-cell/>
          <table:table-cell table:style-name="ce29" office:value-type="string" calcext:value-type="string" table:number-columns-spanned="4" table:number-rows-spanned="1">
            <text:p>Contributions<text:span text:style-name="T1">p,in</text:span>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p</text:span>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O<text:span text:style-name="T1">relevance,in,p</text:span></text:p>
          </table:table-cell>
          <table:table-cell table:style-name="ce8" office:value-type="string" calcext:value-type="string">
            <text:p>O<text:span text:style-name="T1">relevance,rec,p</text:span></text:p>
          </table:table-cell>
          <table:table-cell table:style-name="ce8"/>
          <table:table-cell table:style-name="ce8" office:value-type="string" calcext:value-type="string">
            <text:p>O<text:span text:style-name="T1">relevance,in</text:span></text:p>
          </table:table-cell>
          <table:table-cell table:style-name="ce8"/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45:.M45])" office:value-type="float" office:value="-0.162973661224102" calcext:value-type="float">
            <text:p>-0.162974</text:p>
          </table:table-cell>
          <table:table-cell table:style-name="ce76"/>
          <table:table-cell table:style-name="ce341" table:number-matrix-columns-spanned="4" table:number-matrix-rows-spanned="5" table:formula="of:=[.C32:.F36]+[.H25:.H29]/4" office:value-type="float" office:value="-0.175" calcext:value-type="float">
            <text:p>-0.175000</text:p>
          </table:table-cell>
          <table:table-cell table:style-name="ce345" office:value-type="float" office:value="-0.315" calcext:value-type="float">
            <text:p>-0.315000</text:p>
          </table:table-cell>
          <table:table-cell table:style-name="ce345" office:value-type="float" office:value="0.945" calcext:value-type="float">
            <text:p>0.945000</text:p>
          </table:table-cell>
          <table:table-cell table:style-name="ce349" office:value-type="float" office:value="-0.375" calcext:value-type="float">
            <text:p>-0.375000</text:p>
          </table:table-cell>
          <table:table-cell table:style-name="ce68" table:formula="of:=SUM([.C40:.F40])" office:value-type="float" office:value="0.0799999999999998" calcext:value-type="float">
            <text:p>0.08</text:p>
          </table:table-cell>
          <table:table-cell table:style-name="ce65" table:number-matrix-columns-spanned="1" table:number-matrix-rows-spanned="5" table:formula="of:=IF([.G40:.G44] &lt;&gt; 0; SIGN([.G40:.G44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O40:.O44]*([.C40:.F44]+[.H40:.H44]/4)/([.G40:.G44]+[.H40:.H44])" office:value-type="float" office:value="-0.191666666666667" calcext:value-type="float">
            <text:p>-0.1917</text:p>
          </table:table-cell>
          <table:table-cell table:style-name="ce289" office:value-type="float" office:value="-0.347222222222223" calcext:value-type="float">
            <text:p>-0.3472</text:p>
          </table:table-cell>
          <table:table-cell table:style-name="ce289" office:value-type="float" office:value="1.05277777777778" calcext:value-type="float">
            <text:p>1.0528</text:p>
          </table:table-cell>
          <table:table-cell table:style-name="ce300" office:value-type="float" office:value="-0.41388888888889" calcext:value-type="float">
            <text:p>-0.4139</text:p>
          </table:table-cell>
          <table:table-cell/>
          <table:table-cell table:style-name="ce334" table:number-matrix-columns-spanned="1" table:number-matrix-rows-spanned="5" table:formula="of:=[.T40:.T44]+[.U40:.U44]" office:value-type="float" office:value="0.1" calcext:value-type="float">
            <text:p>0.100000</text:p>
          </table:table-cell>
          <table:table-cell table:style-name="ce370"/>
          <table:table-cell table:number-columns-repeated="3"/>
          <table:table-cell table:style-name="ce369" table:number-matrix-columns-spanned="1" table:number-matrix-rows-spanned="5" table:formula="of:=[.W40:.W44]/2" office:value-type="float" office:value="0.151154770405349" calcext:value-type="float">
            <text:p>0.151155</text:p>
          </table:table-cell>
          <table:table-cell table:style-name="ce334" table:number-matrix-columns-spanned="1" table:number-matrix-rows-spanned="5" table:formula="of:=[.T25:.T29]*[.V25:.V29]/2" office:value-type="float" office:value="-0.0511547704053489" calcext:value-type="float">
            <text:p>-0.051155</text:p>
          </table:table-cell>
          <table:table-cell table:style-name="ce316"/>
          <table:table-cell table:style-name="ce149" table:number-matrix-columns-spanned="1" table:number-matrix-rows-spanned="5" table:formula="of:=[.T25:.T29]*[.U25:.U29]" office:value-type="float" office:value="0.302309540810698" calcext:value-type="float">
            <text:p>0.30231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5" office:value-type="float" office:value="-0.542464767018025" calcext:value-type="float">
            <text:p>-0.542465</text:p>
          </table:table-cell>
          <table:table-cell table:style-name="ce76"/>
          <table:table-cell table:style-name="ce342" office:value-type="float" office:value="-0.685" calcext:value-type="float">
            <text:p>-0.685000</text:p>
          </table:table-cell>
          <table:table-cell table:style-name="ce346" office:value-type="float" office:value="0.235" calcext:value-type="float">
            <text:p>0.235000</text:p>
          </table:table-cell>
          <table:table-cell table:style-name="ce346" office:value-type="float" office:value="-0.215" calcext:value-type="float">
            <text:p>-0.215000</text:p>
          </table:table-cell>
          <table:table-cell table:style-name="ce350" office:value-type="float" office:value="-0.925" calcext:value-type="float">
            <text:p>-0.925000</text:p>
          </table:table-cell>
          <table:table-cell table:style-name="ce68" table:formula="of:=SUM([.C41:.F41])" office:value-type="float" office:value="-1.59" calcext:value-type="float">
            <text:p>-1.5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4296875" calcext:value-type="float">
            <text:p>0.0430</text:p>
          </table:table-cell>
          <table:table-cell table:style-name="ce290" office:value-type="float" office:value="-0.01453125" calcext:value-type="float">
            <text:p>-0.0145</text:p>
          </table:table-cell>
          <table:table-cell table:style-name="ce290" office:value-type="float" office:value="0.01359375" calcext:value-type="float">
            <text:p>0.0136</text:p>
          </table:table-cell>
          <table:table-cell table:style-name="ce301" office:value-type="float" office:value="0.05796875" calcext:value-type="float">
            <text:p>0.0580</text:p>
          </table:table-cell>
          <table:table-cell/>
          <table:table-cell table:style-name="ce335" office:value-type="float" office:value="0.1" calcext:value-type="float">
            <text:p>0.100000</text:p>
          </table:table-cell>
          <table:table-cell table:style-name="ce43"/>
          <table:table-cell table:number-columns-repeated="3"/>
          <table:table-cell table:style-name="ce335" office:value-type="float" office:value="0.0303909312823178" calcext:value-type="float">
            <text:p>0.030391</text:p>
          </table:table-cell>
          <table:table-cell table:style-name="ce335" office:value-type="float" office:value="0.0696090687176822" calcext:value-type="float">
            <text:p>0.069609</text:p>
          </table:table-cell>
          <table:table-cell table:style-name="ce316"/>
          <table:table-cell table:style-name="ce150" office:value-type="float" office:value="0.0607818625646356" calcext:value-type="float">
            <text:p>0.06078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5" office:value-type="float" office:value="1.23264484334687" calcext:value-type="float">
            <text:p>1.232645</text:p>
          </table:table-cell>
          <table:table-cell table:style-name="ce76"/>
          <table:table-cell table:style-name="ce342" office:value-type="float" office:value="-0.46" calcext:value-type="float">
            <text:p>-0.460000</text:p>
          </table:table-cell>
          <table:table-cell table:style-name="ce346" office:value-type="float" office:value="0.73" calcext:value-type="float">
            <text:p>0.730000</text:p>
          </table:table-cell>
          <table:table-cell table:style-name="ce346" office:value-type="float" office:value="-0.17" calcext:value-type="float">
            <text:p>-0.170000</text:p>
          </table:table-cell>
          <table:table-cell table:style-name="ce350" office:value-type="float" office:value="0.6" calcext:value-type="float">
            <text:p>0.600000</text:p>
          </table:table-cell>
          <table:table-cell table:style-name="ce68" table:formula="of:=SUM([.C42:.F42])" office:value-type="float" office:value="0.7" calcext:value-type="float">
            <text:p>0.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644366197183099" calcext:value-type="float">
            <text:p>-0.0644</text:p>
          </table:table-cell>
          <table:table-cell table:style-name="ce290" office:value-type="float" office:value="0.103169014084507" calcext:value-type="float">
            <text:p>0.1032</text:p>
          </table:table-cell>
          <table:table-cell table:style-name="ce290" office:value-type="float" office:value="-0.0235915492957746" calcext:value-type="float">
            <text:p>-0.0236</text:p>
          </table:table-cell>
          <table:table-cell table:style-name="ce301" office:value-type="float" office:value="0.0848591549295774" calcext:value-type="float">
            <text:p>0.0849</text:p>
          </table:table-cell>
          <table:table-cell/>
          <table:table-cell table:style-name="ce335" office:value-type="float" office:value="0.1" calcext:value-type="float">
            <text:p>0.100000</text:p>
          </table:table-cell>
          <table:table-cell table:style-name="ce43"/>
          <table:table-cell table:number-columns-repeated="3"/>
          <table:table-cell table:style-name="ce335" office:value-type="float" office:value="0.060210023300609" calcext:value-type="float">
            <text:p>0.060210</text:p>
          </table:table-cell>
          <table:table-cell table:style-name="ce335" office:value-type="float" office:value="0.0397899766993909" calcext:value-type="float">
            <text:p>0.039790</text:p>
          </table:table-cell>
          <table:table-cell table:style-name="ce316"/>
          <table:table-cell table:style-name="ce150" office:value-type="float" office:value="0.120420046601218" calcext:value-type="float">
            <text:p>0.12042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6" office:value-type="float" office:value="-0.0272064151047439" calcext:value-type="float">
            <text:p>-0.027206</text:p>
          </table:table-cell>
          <table:table-cell table:style-name="ce76"/>
          <table:table-cell table:style-name="ce342" office:value-type="float" office:value="-0.84" calcext:value-type="float">
            <text:p>-0.840000</text:p>
          </table:table-cell>
          <table:table-cell table:style-name="ce346" office:value-type="float" office:value="0.61" calcext:value-type="float">
            <text:p>0.610000</text:p>
          </table:table-cell>
          <table:table-cell table:style-name="ce346" office:value-type="float" office:value="-0.2" calcext:value-type="float">
            <text:p>-0.200000</text:p>
          </table:table-cell>
          <table:table-cell table:style-name="ce350" office:value-type="float" office:value="-0.3" calcext:value-type="float">
            <text:p>-0.300000</text:p>
          </table:table-cell>
          <table:table-cell table:style-name="ce68" table:formula="of:=SUM([.C43:.F43])" office:value-type="float" office:value="-0.73" calcext:value-type="float">
            <text:p>-0.73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0.113851351351351" calcext:value-type="float">
            <text:p>0.1139</text:p>
          </table:table-cell>
          <table:table-cell table:style-name="ce290" office:value-type="float" office:value="-0.0820945945945946" calcext:value-type="float">
            <text:p>-0.0821</text:p>
          </table:table-cell>
          <table:table-cell table:style-name="ce290" office:value-type="float" office:value="0.0273648648648649" calcext:value-type="float">
            <text:p>0.0274</text:p>
          </table:table-cell>
          <table:table-cell table:style-name="ce301" office:value-type="float" office:value="0.0408783783783784" calcext:value-type="float">
            <text:p>0.0409</text:p>
          </table:table-cell>
          <table:table-cell/>
          <table:table-cell table:style-name="ce335" office:value-type="float" office:value="0.1" calcext:value-type="float">
            <text:p>0.100000</text:p>
          </table:table-cell>
          <table:table-cell table:style-name="ce43"/>
          <table:table-cell table:number-columns-repeated="3"/>
          <table:table-cell table:style-name="ce335" office:value-type="float" office:value="-0.0299872491795714" calcext:value-type="float">
            <text:p>-0.029987</text:p>
          </table:table-cell>
          <table:table-cell table:style-name="ce335" office:value-type="float" office:value="0.129987249179571" calcext:value-type="float">
            <text:p>0.129987</text:p>
          </table:table-cell>
          <table:table-cell table:style-name="ce316"/>
          <table:table-cell table:style-name="ce150" office:value-type="float" office:value="-0.0599744983591428" calcext:value-type="float">
            <text:p>-0.05997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-0.27" calcext:value-type="float">
            <text:p>-0.270000</text:p>
          </table:table-cell>
          <table:table-cell table:style-name="ce347" office:value-type="float" office:value="-0.85" calcext:value-type="float">
            <text:p>-0.850000</text:p>
          </table:table-cell>
          <table:table-cell table:style-name="ce347" office:value-type="float" office:value="0.68" calcext:value-type="float">
            <text:p>0.680000</text:p>
          </table:table-cell>
          <table:table-cell table:style-name="ce351" office:value-type="float" office:value="0.85" calcext:value-type="float">
            <text:p>0.850000</text:p>
          </table:table-cell>
          <table:table-cell table:style-name="ce68" table:formula="of:=SUM([.C44:.F44])" office:value-type="float" office:value="0.41" calcext:value-type="float">
            <text:p>0.4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0636904761904762" calcext:value-type="float">
            <text:p>-0.0637</text:p>
          </table:table-cell>
          <table:table-cell table:style-name="ce291" office:value-type="float" office:value="-0.201785714285714" calcext:value-type="float">
            <text:p>-0.2018</text:p>
          </table:table-cell>
          <table:table-cell table:style-name="ce291" office:value-type="float" office:value="0.1625" calcext:value-type="float">
            <text:p>0.1625</text:p>
          </table:table-cell>
          <table:table-cell table:style-name="ce302" office:value-type="float" office:value="0.20297619047619" calcext:value-type="float">
            <text:p>0.2030</text:p>
          </table:table-cell>
          <table:table-cell/>
          <table:table-cell table:style-name="ce336" office:value-type="float" office:value="0.1" calcext:value-type="float">
            <text:p>0.100000</text:p>
          </table:table-cell>
          <table:table-cell table:style-name="ce43"/>
          <table:table-cell table:number-columns-repeated="3"/>
          <table:table-cell table:style-name="ce336" office:value-type="float" office:value="0.0489681413862367" calcext:value-type="float">
            <text:p>0.048968</text:p>
          </table:table-cell>
          <table:table-cell table:style-name="ce336" office:value-type="float" office:value="0.0510318586137633" calcext:value-type="float">
            <text:p>0.051032</text:p>
          </table:table-cell>
          <table:table-cell table:style-name="ce316"/>
          <table:table-cell table:style-name="ce151" office:value-type="float" office:value="0.0979362827724734" calcext:value-type="float">
            <text:p>0.09794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76" table:number-columns-repeated="6"/>
          <table:table-cell table:number-columns-repeated="3"/>
          <table:table-cell table:style-name="ce288" table:formula="of:=SUM([.J40:.J44])" office:value-type="float" office:value="-0.162973661224102" calcext:value-type="float">
            <text:p>-0.1630</text:p>
          </table:table-cell>
          <table:table-cell table:style-name="ce288" table:formula="of:=SUM([.K40:.K44])" office:value-type="float" office:value="-0.542464767018025" calcext:value-type="float">
            <text:p>-0.5425</text:p>
          </table:table-cell>
          <table:table-cell table:style-name="ce288" table:formula="of:=SUM([.L40:.L44])" office:value-type="float" office:value="1.23264484334687" calcext:value-type="float">
            <text:p>1.2326</text:p>
          </table:table-cell>
          <table:table-cell table:style-name="ce288" table:formula="of:=SUM([.M40:.M44])" office:value-type="float" office:value="-0.0272064151047439" calcext:value-type="float">
            <text:p>-0.0272</text:p>
          </table:table-cell>
          <table:table-cell table:number-columns-repeated="1008"/>
        </table:table-row>
        <table:table-row table:style-name="ro2">
          <table:table-cell table:style-name="ce76" table:number-columns-repeated="6"/>
          <table:table-cell table:number-columns-repeated="1015"/>
        </table:table-row>
        <table:table-row table:style-name="ro1">
          <table:table-cell table:style-name="ce337" office:value-type="string" calcext:value-type="string">
            <text:p>I<text:span text:style-name="T1">relevance,d1</text:span></text:p>
          </table:table-cell>
          <table:table-cell table:style-name="ce76"/>
          <table:table-cell table:style-name="ce344" office:value-type="string" calcext:value-type="string" table:number-columns-spanned="4" table:number-rows-spanned="1">
            <text:p>Contributions<text:span text:style-name="T1">d1,in</text:span></text:p>
          </table:table-cell>
          <table:covered-table-cell table:style-name="ce348"/>
          <table:covered-table-cell table:number-columns-repeated="2" table:style-name="ce337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d1,in</text:span></text:p>
          </table:table-cell>
          <table:table-cell table:number-columns-repeated="4"/>
          <table:table-cell table:style-name="ce8" office:value-type="string" calcext:value-type="string">
            <text:p>O<text:span text:style-name="T1">relevance,in,c</text:span></text:p>
          </table:table-cell>
          <table:table-cell table:style-name="ce8" office:value-type="string" calcext:value-type="string">
            <text:p>d1,in<text:span text:style-name="T1">partition</text:span></text:p>
          </table:table-cell>
          <table:table-cell table:style-name="ce8" office:value-type="string" calcext:value-type="string">
            <text:p>d1,rec<text:span text:style-name="T1">partition</text:span></text:p>
          </table:table-cell>
          <table:table-cell table:style-name="ce8" office:value-type="string" calcext:value-type="string">
            <text:p>d2<text:span text:style-name="T1">partition</text:span></text:p>
          </table:table-cell>
          <table:table-cell/>
          <table:table-cell table:style-name="ce121" office:value-type="string" calcext:value-type="string">
            <text:p>Eps<text:span text:style-name="T1">d2</text:span></text:p>
          </table:table-cell>
          <table:table-cell table:number-columns-repeated="996"/>
        </table:table-row>
        <table:table-row table:style-name="ro2">
          <table:table-cell table:style-name="ce334" table:number-matrix-columns-spanned="1" table:number-matrix-rows-spanned="4" table:formula="of:=TRANSPOSE([.J53:.M53])" office:value-type="float" office:value="-0.0295005300068647" calcext:value-type="float">
            <text:p>-0.029501</text:p>
          </table:table-cell>
          <table:table-cell table:style-name="ce76"/>
          <table:table-cell table:style-name="ce341" table:number-matrix-columns-spanned="4" table:number-matrix-rows-spanned="5" table:formula="of:=[.C32:.F36]*[.K25:.K29]+([.I25:.I29]/2)/4" office:value-type="float" office:value="0.17" calcext:value-type="float">
            <text:p>0.170000</text:p>
          </table:table-cell>
          <table:table-cell table:style-name="ce345" office:value-type="float" office:value="0.212" calcext:value-type="float">
            <text:p>0.212000</text:p>
          </table:table-cell>
          <table:table-cell table:style-name="ce345" office:value-type="float" office:value="-0.166" calcext:value-type="float">
            <text:p>-0.166000</text:p>
          </table:table-cell>
          <table:table-cell table:style-name="ce349" office:value-type="float" office:value="0.23" calcext:value-type="float">
            <text:p>0.230000</text:p>
          </table:table-cell>
          <table:table-cell table:style-name="ce352" table:formula="of:=SUM([.C48:.F48])" office:value-type="float" office:value="0.446" calcext:value-type="float">
            <text:p>0.45</text:p>
          </table:table-cell>
          <table:table-cell table:style-name="ce65" table:number-matrix-columns-spanned="1" table:number-matrix-rows-spanned="5" table:formula="of:=IF([.G48:.G52] &lt;&gt; 0; SIGN([.G48:.G52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O48:.O52]*([.C48:.F52]+[.H48:.H52]/4)/([.G48:.G52]+[.H48:.H52])" office:value-type="float" office:value="0.0385167845053014" calcext:value-type="float">
            <text:p>0.0385</text:p>
          </table:table-cell>
          <table:table-cell table:style-name="ce289" office:value-type="float" office:value="0.04789478421094" calcext:value-type="float">
            <text:p>0.0479</text:p>
          </table:table-cell>
          <table:table-cell table:style-name="ce289" office:value-type="float" office:value="-0.0365072131398074" calcext:value-type="float">
            <text:p>-0.0365</text:p>
          </table:table-cell>
          <table:table-cell table:style-name="ce300" office:value-type="float" office:value="0.051913926941928" calcext:value-type="float">
            <text:p>0.0519</text:p>
          </table:table-cell>
          <table:table-cell/>
          <table:table-cell table:style-name="ce369" table:number-matrix-columns-spanned="1" table:number-matrix-rows-spanned="5" table:formula="of:=[.T48:.T52]*[.U48:.U52]" office:value-type="float" office:value="0.101818282518362" calcext:value-type="float">
            <text:p>0.101818</text:p>
          </table:table-cell>
          <table:table-cell table:number-columns-repeated="4"/>
          <table:table-cell table:style-name="ce369" table:number-matrix-columns-spanned="1" table:number-matrix-rows-spanned="5" table:formula="of:=[.W40:.W44]/2" office:value-type="float" office:value="0.151154770405349" calcext:value-type="float">
            <text:p>0.151155</text:p>
          </table:table-cell>
          <table:table-cell table:style-name="ce313" table:number-matrix-columns-spanned="1" table:number-matrix-rows-spanned="5" table:formula="of:=([.H32:.H36]+[.I25:.I29]/2+[.Y48:.Y52]/3)/([.O32:.O36]+[.Y48:.Y52])" office:value-type="percentage" office:value="0.673602839297217" calcext:value-type="percentage">
            <text:p>67%</text:p>
          </table:table-cell>
          <table:table-cell table:style-name="ce373" table:number-matrix-columns-spanned="1" table:number-matrix-rows-spanned="5" table:formula="of:=([.I32:.I36]+[.I25:.I29]/2+[.Y48:.Y52]/3)/([.O32:.O36]+[.Y48:.Y52])" office:value-type="percentage" office:value="-0.358372966284706" calcext:value-type="percentage">
            <text:p>-35.84%</text:p>
          </table:table-cell>
          <table:table-cell table:style-name="ce376" table:number-matrix-columns-spanned="1" table:number-matrix-rows-spanned="5" table:formula="of:=([.L32:.L36]+[.Y48:.Y52]/3)/([.O32:.O36]+[.Y48:.Y52])" office:value-type="percentage" office:value="0.684770126987489" calcext:value-type="percentage">
            <text:p>68%</text:p>
          </table:table-cell>
          <table:table-cell/>
          <table:table-cell table:style-name="ce65" table:number-matrix-columns-spanned="1" table:number-matrix-rows-spanned="5" table:formula="of:=IF(([.L32:.L36]) &lt;&gt; 0; SIGN([.L32:.L36]); 1)*[.$D$1]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335" office:value-type="float" office:value="0.0994705318475903" calcext:value-type="float">
            <text:p>0.099471</text:p>
          </table:table-cell>
          <table:table-cell table:style-name="ce76"/>
          <table:table-cell table:style-name="ce342" office:value-type="float" office:value="0.224" calcext:value-type="float">
            <text:p>0.224000</text:p>
          </table:table-cell>
          <table:table-cell table:style-name="ce346" office:value-type="float" office:value="-0.144" calcext:value-type="float">
            <text:p>-0.144000</text:p>
          </table:table-cell>
          <table:table-cell table:style-name="ce346" office:value-type="float" office:value="0.036" calcext:value-type="float">
            <text:p>0.036000</text:p>
          </table:table-cell>
          <table:table-cell table:style-name="ce350" office:value-type="float" office:value="0.32" calcext:value-type="float">
            <text:p>0.320000</text:p>
          </table:table-cell>
          <table:table-cell table:style-name="ce352" table:formula="of:=SUM([.C49:.F49])" office:value-type="float" office:value="0.436" calcext:value-type="float">
            <text:p>0.44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86" office:value-type="float" office:value="0.0158714639246982" calcext:value-type="float">
            <text:p>0.0159</text:p>
          </table:table-cell>
          <table:table-cell table:style-name="ce290" office:value-type="float" office:value="-0.00991528540991078" calcext:value-type="float">
            <text:p>-0.0099</text:p>
          </table:table-cell>
          <table:table-cell table:style-name="ce290" office:value-type="float" office:value="0.00269779850375664" calcext:value-type="float">
            <text:p>0.0027</text:p>
          </table:table-cell>
          <table:table-cell table:style-name="ce301" office:value-type="float" office:value="0.0225984420119875" calcext:value-type="float">
            <text:p>0.0226</text:p>
          </table:table-cell>
          <table:table-cell/>
          <table:table-cell table:style-name="ce335" office:value-type="float" office:value="0.0312524190305315" calcext:value-type="float">
            <text:p>0.031252</text:p>
          </table:table-cell>
          <table:table-cell table:number-columns-repeated="4"/>
          <table:table-cell table:style-name="ce335" office:value-type="float" office:value="0.0303909312823178" calcext:value-type="float">
            <text:p>0.030391</text:p>
          </table:table-cell>
          <table:table-cell table:style-name="ce314" office:value-type="percentage" office:value="1.02834686901204" calcext:value-type="percentage">
            <text:p>103%</text:p>
          </table:table-cell>
          <table:table-cell table:style-name="ce374" office:value-type="percentage" office:value="0.0117652790836994" calcext:value-type="percentage">
            <text:p>1.18%</text:p>
          </table:table-cell>
          <table:table-cell table:style-name="ce314" office:value-type="percentage" office:value="-0.0401121480957369" calcext:value-type="percentage">
            <text:p>-4%</text:p>
          </table:table-cell>
          <table:table-cell/>
          <table:table-cell table:style-name="ce65"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style-name="ce335" office:value-type="float" office:value="-0.0272860352233037" calcext:value-type="float">
            <text:p>-0.027286</text:p>
          </table:table-cell>
          <table:table-cell table:style-name="ce76"/>
          <table:table-cell table:style-name="ce342" office:value-type="float" office:value="0.1865" calcext:value-type="float">
            <text:p>0.186500</text:p>
          </table:table-cell>
          <table:table-cell table:style-name="ce346" office:value-type="float" office:value="-0.2895" calcext:value-type="float">
            <text:p>-0.289500</text:p>
          </table:table-cell>
          <table:table-cell table:style-name="ce346" office:value-type="float" office:value="0.0705" calcext:value-type="float">
            <text:p>0.070500</text:p>
          </table:table-cell>
          <table:table-cell table:style-name="ce350" office:value-type="float" office:value="-0.2375" calcext:value-type="float">
            <text:p>-0.237500</text:p>
          </table:table-cell>
          <table:table-cell table:style-name="ce352" table:formula="of:=SUM([.C50:.F50])" office:value-type="float" office:value="-0.27" calcext:value-type="float">
            <text:p>-0.27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487260831667815" calcext:value-type="float">
            <text:p>-0.0487</text:p>
          </table:table-cell>
          <table:table-cell table:style-name="ce290" office:value-type="float" office:value="0.0773261754603272" calcext:value-type="float">
            <text:p>0.0773</text:p>
          </table:table-cell>
          <table:table-cell table:style-name="ce290" office:value-type="float" office:value="-0.0180074655181584" calcext:value-type="float">
            <text:p>-0.0180</text:p>
          </table:table-cell>
          <table:table-cell table:style-name="ce301" office:value-type="float" office:value="0.0635557606523237" calcext:value-type="float">
            <text:p>0.0636</text:p>
          </table:table-cell>
          <table:table-cell/>
          <table:table-cell table:style-name="ce335" office:value-type="float" office:value="0.074148387427711" calcext:value-type="float">
            <text:p>0.074148</text:p>
          </table:table-cell>
          <table:table-cell table:number-columns-repeated="4"/>
          <table:table-cell table:style-name="ce335" office:value-type="float" office:value="0.060210023300609" calcext:value-type="float">
            <text:p>0.060210</text:p>
          </table:table-cell>
          <table:table-cell table:style-name="ce314" office:value-type="percentage" office:value="1.23149574378193" calcext:value-type="percentage">
            <text:p>123%</text:p>
          </table:table-cell>
          <table:table-cell table:style-name="ce374" office:value-type="percentage" office:value="-0.142333034557296" calcext:value-type="percentage">
            <text:p>-14.23%</text:p>
          </table:table-cell>
          <table:table-cell table:style-name="ce314" office:value-type="percentage" office:value="-0.0891627092246364" calcext:value-type="percentage">
            <text:p>-9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336" office:value-type="float" office:value="0.166781096716918" calcext:value-type="float">
            <text:p>0.166781</text:p>
          </table:table-cell>
          <table:table-cell table:style-name="ce76"/>
          <table:table-cell table:style-name="ce342" office:value-type="float" office:value="0.356" calcext:value-type="float">
            <text:p>0.356000</text:p>
          </table:table-cell>
          <table:table-cell table:style-name="ce346" office:value-type="float" office:value="-0.224" calcext:value-type="float">
            <text:p>-0.224000</text:p>
          </table:table-cell>
          <table:table-cell table:style-name="ce346" office:value-type="float" office:value="0.1" calcext:value-type="float">
            <text:p>0.100000</text:p>
          </table:table-cell>
          <table:table-cell table:style-name="ce350" office:value-type="float" office:value="0.14" calcext:value-type="float">
            <text:p>0.140000</text:p>
          </table:table-cell>
          <table:table-cell table:style-name="ce352" table:formula="of:=SUM([.C51:.F51])" office:value-type="float" office:value="0.372" calcext:value-type="float">
            <text:p>0.3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271552569452044" calcext:value-type="float">
            <text:p>-0.0272</text:p>
          </table:table-cell>
          <table:table-cell table:style-name="ce290" office:value-type="float" office:value="0.0167779342074275" calcext:value-type="float">
            <text:p>0.0168</text:p>
          </table:table-cell>
          <table:table-cell table:style-name="ce290" office:value-type="float" office:value="-0.00776405533300822" calcext:value-type="float">
            <text:p>-0.0078</text:p>
          </table:table-cell>
          <table:table-cell table:style-name="ce301" office:value-type="float" office:value="-0.0107939305849139" calcext:value-type="float">
            <text:p>-0.0108</text:p>
          </table:table-cell>
          <table:table-cell/>
          <table:table-cell table:style-name="ce335" office:value-type="float" office:value="-0.0289353086556989" calcext:value-type="float">
            <text:p>-0.028935</text:p>
          </table:table-cell>
          <table:table-cell table:number-columns-repeated="4"/>
          <table:table-cell table:style-name="ce335" office:value-type="float" office:value="-0.0299872491795714" calcext:value-type="float">
            <text:p>-0.029987</text:p>
          </table:table-cell>
          <table:table-cell table:style-name="ce314" office:value-type="percentage" office:value="0.964920406084161" calcext:value-type="percentage">
            <text:p>96%</text:p>
          </table:table-cell>
          <table:table-cell table:style-name="ce374" office:value-type="percentage" office:value="-0.0101362616159463" calcext:value-type="percentage">
            <text:p>-1.01%</text:p>
          </table:table-cell>
          <table:table-cell table:style-name="ce314" office:value-type="percentage" office:value="0.0452158555317853" calcext:value-type="percentage">
            <text:p>5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76" table:number-columns-repeated="2"/>
          <table:table-cell table:style-name="ce343" office:value-type="float" office:value="0.078" calcext:value-type="float">
            <text:p>0.078000</text:p>
          </table:table-cell>
          <table:table-cell table:style-name="ce347" office:value-type="float" office:value="0.31" calcext:value-type="float">
            <text:p>0.310000</text:p>
          </table:table-cell>
          <table:table-cell table:style-name="ce347" office:value-type="float" office:value="-0.302" calcext:value-type="float">
            <text:p>-0.302000</text:p>
          </table:table-cell>
          <table:table-cell table:style-name="ce351" office:value-type="float" office:value="-0.37" calcext:value-type="float">
            <text:p>-0.370000</text:p>
          </table:table-cell>
          <table:table-cell table:style-name="ce352" table:formula="of:=SUM([.C52:.F52])" office:value-type="float" office:value="-0.284" calcext:value-type="float">
            <text:p>-0.2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0800743832487844" calcext:value-type="float">
            <text:p>-0.0080</text:p>
          </table:table-cell>
          <table:table-cell table:style-name="ce291" office:value-type="float" office:value="-0.0326130766211936" calcext:value-type="float">
            <text:p>-0.0326</text:p>
          </table:table-cell>
          <table:table-cell table:style-name="ce291" office:value-type="float" office:value="0.0322949002639137" calcext:value-type="float">
            <text:p>0.0323</text:p>
          </table:table-cell>
          <table:table-cell table:style-name="ce302" office:value-type="float" office:value="0.0395068976955923" calcext:value-type="float">
            <text:p>0.0395</text:p>
          </table:table-cell>
          <table:table-cell/>
          <table:table-cell table:style-name="ce336" office:value-type="float" office:value="0.0311812830134339" calcext:value-type="float">
            <text:p>0.031181</text:p>
          </table:table-cell>
          <table:table-cell table:number-columns-repeated="4"/>
          <table:table-cell table:style-name="ce336" office:value-type="float" office:value="0.0489681413862367" calcext:value-type="float">
            <text:p>0.048968</text:p>
          </table:table-cell>
          <table:table-cell table:style-name="ce315" office:value-type="percentage" office:value="0.636766724868956" calcext:value-type="percentage">
            <text:p>64%</text:p>
          </table:table-cell>
          <table:table-cell table:style-name="ce375" office:value-type="percentage" office:value="0.38388084462446" calcext:value-type="percentage">
            <text:p>38.39%</text:p>
          </table:table-cell>
          <table:table-cell table:style-name="ce315" office:value-type="percentage" office:value="-0.0206475694934159" calcext:value-type="percentage">
            <text:p>-2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76" table:number-columns-repeated="6"/>
          <table:table-cell table:number-columns-repeated="3"/>
          <table:table-cell table:style-name="ce288" table:formula="of:=SUM([.J48:.J52])" office:value-type="float" office:value="-0.0295005300068647" calcext:value-type="float">
            <text:p>-0.0295</text:p>
          </table:table-cell>
          <table:table-cell table:style-name="ce288" table:formula="of:=SUM([.K48:.K52])" office:value-type="float" office:value="0.0994705318475903" calcext:value-type="float">
            <text:p>0.0995</text:p>
          </table:table-cell>
          <table:table-cell table:style-name="ce288" table:formula="of:=SUM([.L48:.L52])" office:value-type="float" office:value="-0.0272860352233037" calcext:value-type="float">
            <text:p>-0.0273</text:p>
          </table:table-cell>
          <table:table-cell table:style-name="ce288" table:formula="of:=SUM([.M48:.M52])" office:value-type="float" office:value="0.166781096716918" calcext:value-type="float">
            <text:p>0.1668</text:p>
          </table:table-cell>
          <table:table-cell table:number-columns-repeated="1008"/>
        </table:table-row>
        <table:table-row table:style-name="ro2">
          <table:table-cell table:style-name="ce76" table:number-columns-repeated="6"/>
          <table:table-cell table:number-columns-repeated="1015"/>
        </table:table-row>
        <table:table-row table:style-name="ro1">
          <table:table-cell table:style-name="ce337" office:value-type="string" calcext:value-type="string">
            <text:p>I<text:span text:style-name="T1">relevance,d2</text:span></text:p>
          </table:table-cell>
          <table:table-cell table:style-name="ce76"/>
          <table:table-cell table:style-name="ce344" office:value-type="string" calcext:value-type="string" table:number-columns-spanned="4" table:number-rows-spanned="1">
            <text:p>Contributions<text:span text:style-name="T1">d2,in</text:span></text:p>
          </table:table-cell>
          <table:covered-table-cell table:style-name="ce348"/>
          <table:covered-table-cell table:number-columns-repeated="2" table:style-name="ce337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d2,in</text:span></text:p>
          </table:table-cell>
          <table:table-cell table:number-columns-repeated="4"/>
          <table:table-cell table:style-name="ce8" table:number-columns-repeated="3"/>
          <table:table-cell/>
          <table:table-cell table:style-name="ce377"/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61:.M61])" office:value-type="float" office:value="0.0357447675938656" calcext:value-type="float">
            <text:p>0.035745</text:p>
          </table:table-cell>
          <table:table-cell table:style-name="ce76"/>
          <table:table-cell table:style-name="ce341" table:number-matrix-columns-spanned="4" table:number-matrix-rows-spanned="5" table:formula="of:=[.C32:.F36]" office:value-type="float" office:value="-0.4" calcext:value-type="float">
            <text:p>-0.400000</text:p>
          </table:table-cell>
          <table:table-cell table:style-name="ce345" office:value-type="float" office:value="-0.54" calcext:value-type="float">
            <text:p>-0.540000</text:p>
          </table:table-cell>
          <table:table-cell table:style-name="ce345" office:value-type="float" office:value="0.72" calcext:value-type="float">
            <text:p>0.720000</text:p>
          </table:table-cell>
          <table:table-cell table:style-name="ce349" office:value-type="float" office:value="-0.6" calcext:value-type="float">
            <text:p>-0.600000</text:p>
          </table:table-cell>
          <table:table-cell table:style-name="ce352" table:formula="of:=SUM([.C56:.F56])" office:value-type="float" office:value="-0.82" calcext:value-type="float">
            <text:p>-0.82</text:p>
          </table:table-cell>
          <table:table-cell table:style-name="ce65" table:number-matrix-columns-spanned="1" table:number-matrix-rows-spanned="5" table:formula="of:=IF([.G56:.G60] &lt;&gt; 0; SIGN([.G56:.G6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O56:.O60]*([.C56:.F60]+[.H56:.H60]/4)/([.G56:.G60]+[.H56:.H60])" office:value-type="float" office:value="0.0250971531375948" calcext:value-type="float">
            <text:p>0.0251</text:p>
          </table:table-cell>
          <table:table-cell table:style-name="ce289" office:value-type="float" office:value="0.0338265977071929" calcext:value-type="float">
            <text:p>0.0338</text:p>
          </table:table-cell>
          <table:table-cell table:style-name="ce289" office:value-type="float" office:value="-0.0447384034191907" calcext:value-type="float">
            <text:p>-0.0447</text:p>
          </table:table-cell>
          <table:table-cell table:style-name="ce300" office:value-type="float" office:value="0.0375677882370207" calcext:value-type="float">
            <text:p>0.0376</text:p>
          </table:table-cell>
          <table:table-cell/>
          <table:table-cell table:style-name="ce369" table:number-matrix-columns-spanned="1" table:number-matrix-rows-spanned="5" table:formula="of:=[.T48:.T52]*[.W48:.W52]/2" office:value-type="float" office:value="0.0517531356626178" calcext:value-type="float">
            <text:p>0.051753</text:p>
          </table:table-cell>
          <table:table-cell table:number-columns-repeated="4"/>
          <table:table-cell table:style-name="ce370"/>
          <table:table-cell table:style-name="ce372" table:number-columns-repeated="2"/>
          <table:table-cell/>
          <table:table-cell table:style-name="ce72"/>
          <table:table-cell table:number-columns-repeated="997"/>
        </table:table-row>
        <table:table-row table:style-name="ro2">
          <table:table-cell table:style-name="ce335" office:value-type="float" office:value="0.0237249022320521" calcext:value-type="float">
            <text:p>0.023725</text:p>
          </table:table-cell>
          <table:table-cell table:style-name="ce76"/>
          <table:table-cell table:style-name="ce342" office:value-type="float" office:value="-0.56" calcext:value-type="float">
            <text:p>-0.560000</text:p>
          </table:table-cell>
          <table:table-cell table:style-name="ce346" office:value-type="float" office:value="0.36" calcext:value-type="float">
            <text:p>0.360000</text:p>
          </table:table-cell>
          <table:table-cell table:style-name="ce346" office:value-type="float" office:value="-0.09" calcext:value-type="float">
            <text:p>-0.090000</text:p>
          </table:table-cell>
          <table:table-cell table:style-name="ce350" office:value-type="float" office:value="-0.8" calcext:value-type="float">
            <text:p>-0.800000</text:p>
          </table:table-cell>
          <table:table-cell table:style-name="ce352" table:formula="of:=SUM([.C57:.F5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003116877791839" calcext:value-type="float">
            <text:p>-0.0003</text:p>
          </table:table-cell>
          <table:table-cell table:style-name="ce290" office:value-type="float" office:value="0.000198094899659101" calcext:value-type="float">
            <text:p>0.0002</text:p>
          </table:table-cell>
          <table:table-cell table:style-name="ce290" office:value-type="float" office:value="-0.0000512553236880191" calcext:value-type="float">
            <text:p>-0.0001</text:p>
          </table:table-cell>
          <table:table-cell table:style-name="ce301" office:value-type="float" office:value="-0.00044467456496903" calcext:value-type="float">
            <text:p>-0.0004</text:p>
          </table:table-cell>
          <table:table-cell/>
          <table:table-cell table:style-name="ce335" office:value-type="float" office:value="-0.000609522768181848" calcext:value-type="float">
            <text:p>-0.000610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65"/>
          <table:table-cell table:number-columns-repeated="997"/>
        </table:table-row>
        <table:table-row table:style-name="ro2">
          <table:table-cell table:style-name="ce335" office:value-type="float" office:value="-0.0439480190996013" calcext:value-type="float">
            <text:p>-0.043948</text:p>
          </table:table-cell>
          <table:table-cell table:style-name="ce76"/>
          <table:table-cell table:style-name="ce342" office:value-type="float" office:value="-0.56" calcext:value-type="float">
            <text:p>-0.560000</text:p>
          </table:table-cell>
          <table:table-cell table:style-name="ce346" office:value-type="float" office:value="0.63" calcext:value-type="float">
            <text:p>0.630000</text:p>
          </table:table-cell>
          <table:table-cell table:style-name="ce346" office:value-type="float" office:value="-0.27" calcext:value-type="float">
            <text:p>-0.270000</text:p>
          </table:table-cell>
          <table:table-cell table:style-name="ce350" office:value-type="float" office:value="0.5" calcext:value-type="float">
            <text:p>0.500000</text:p>
          </table:table-cell>
          <table:table-cell table:style-name="ce352" table:formula="of:=SUM([.C58:.F58])" office:value-type="float" office:value="0.3" calcext:value-type="float">
            <text:p>0.30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0482731049351313" calcext:value-type="float">
            <text:p>0.0048</text:p>
          </table:table-cell>
          <table:table-cell table:style-name="ce290" office:value-type="float" office:value="-0.00547672446125032" calcext:value-type="float">
            <text:p>-0.0055</text:p>
          </table:table-cell>
          <table:table-cell table:style-name="ce290" office:value-type="float" office:value="0.00231624315159599" calcext:value-type="float">
            <text:p>0.0023</text:p>
          </table:table-cell>
          <table:table-cell table:style-name="ce301" office:value-type="float" office:value="-0.00435107358383919" calcext:value-type="float">
            <text:p>-0.0044</text:p>
          </table:table-cell>
          <table:table-cell/>
          <table:table-cell table:style-name="ce335" office:value-type="float" office:value="-0.00268424439998039" calcext:value-type="float">
            <text:p>-0.002684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122"/>
          <table:table-cell table:number-columns-repeated="997"/>
        </table:table-row>
        <table:table-row table:style-name="ro2">
          <table:table-cell table:style-name="ce336" office:value-type="float" office:value="0.0317542316536717" calcext:value-type="float">
            <text:p>0.031754</text:p>
          </table:table-cell>
          <table:table-cell table:style-name="ce76"/>
          <table:table-cell table:style-name="ce342" office:value-type="float" office:value="-0.64" calcext:value-type="float">
            <text:p>-0.640000</text:p>
          </table:table-cell>
          <table:table-cell table:style-name="ce346" office:value-type="float" office:value="0.81" calcext:value-type="float">
            <text:p>0.810000</text:p>
          </table:table-cell>
          <table:table-cell table:style-name="ce346" office:value-type="float" office:value="-0" calcext:value-type="float">
            <text:p>0.000000</text:p>
          </table:table-cell>
          <table:table-cell table:style-name="ce350" office:value-type="float" office:value="-0.1" calcext:value-type="float">
            <text:p>-0.100000</text:p>
          </table:table-cell>
          <table:table-cell table:style-name="ce352" table:formula="of:=SUM([.C59:.F59])" office:value-type="float" office:value="0.07" calcext:value-type="float">
            <text:p>0.0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0540241058294192" calcext:value-type="float">
            <text:p>0.0054</text:p>
          </table:table-cell>
          <table:table-cell table:style-name="ce290" office:value-type="float" office:value="-0.00688542525276911" calcext:value-type="float">
            <text:p>-0.0069</text:p>
          </table:table-cell>
          <table:table-cell table:style-name="ce290" office:value-type="float" office:value="-0.0000211859238546742" calcext:value-type="float">
            <text:p>0.0000</text:p>
          </table:table-cell>
          <table:table-cell table:style-name="ce301" office:value-type="float" office:value="0.000826251030332293" calcext:value-type="float">
            <text:p>0.0008</text:p>
          </table:table-cell>
          <table:table-cell/>
          <table:table-cell table:style-name="ce335" office:value-type="float" office:value="-0.000677949563349573" calcext:value-type="float">
            <text:p>-0.000678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122"/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-0.32" calcext:value-type="float">
            <text:p>-0.320000</text:p>
          </table:table-cell>
          <table:table-cell table:style-name="ce347" office:value-type="float" office:value="-0.9" calcext:value-type="float">
            <text:p>-0.900000</text:p>
          </table:table-cell>
          <table:table-cell table:style-name="ce347" office:value-type="float" office:value="0.63" calcext:value-type="float">
            <text:p>0.630000</text:p>
          </table:table-cell>
          <table:table-cell table:style-name="ce351" office:value-type="float" office:value="0.8" calcext:value-type="float">
            <text:p>0.800000</text:p>
          </table:table-cell>
          <table:table-cell table:style-name="ce352" table:formula="of:=SUM([.C60:.F60])" office:value-type="float" office:value="0.21" calcext:value-type="float">
            <text:p>0.2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0.000729581158999652" calcext:value-type="float">
            <text:p>0.0007</text:p>
          </table:table-cell>
          <table:table-cell table:style-name="ce291" office:value-type="float" office:value="0.00206235933921949" calcext:value-type="float">
            <text:p>0.0021</text:p>
          </table:table-cell>
          <table:table-cell table:style-name="ce291" office:value-type="float" office:value="-0.00145341758446387" calcext:value-type="float">
            <text:p>-0.0015</text:p>
          </table:table-cell>
          <table:table-cell table:style-name="ce302" office:value-type="float" office:value="-0.00184405946487313" calcext:value-type="float">
            <text:p>-0.0018</text:p>
          </table:table-cell>
          <table:table-cell/>
          <table:table-cell table:style-name="ce336" office:value-type="float" office:value="-0.000505536551117869" calcext:value-type="float">
            <text:p>-0.000506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122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288" table:formula="of:=SUM([.J56:.J60])" office:value-type="float" office:value="0.0357447675938656" calcext:value-type="float">
            <text:p>0.0357</text:p>
          </table:table-cell>
          <table:table-cell table:style-name="ce288" table:formula="of:=SUM([.K56:.K60])" office:value-type="float" office:value="0.0237249022320521" calcext:value-type="float">
            <text:p>0.0237</text:p>
          </table:table-cell>
          <table:table-cell table:style-name="ce288" table:formula="of:=SUM([.L56:.L60])" office:value-type="float" office:value="-0.0439480190996013" calcext:value-type="float">
            <text:p>-0.0439</text:p>
          </table:table-cell>
          <table:table-cell table:style-name="ce288" table:formula="of:=SUM([.M56:.M60])" office:value-type="float" office:value="0.0317542316536717" calcext:value-type="float">
            <text:p>0.0318</text:p>
          </table:table-cell>
          <table:table-cell table:number-columns-repeated="1008"/>
        </table:table-row>
        <table:table-row table:style-name="ro2" table:number-rows-repeated="37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47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RNN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0" table:number-matrix-columns-spanned="5" table:number-matrix-rows-spanned="5" table:formula="of:=MMULT([.O9:.O13]*(['DeltaRNN Forward'.J25:.J29]*MMULT(['DeltaRNN Forward'.C25:.F29];['DeltaRNN Forward'.A25:.A28])+['DeltaRNN Forward'.L25:.L29]);TRANSPOSE(['DeltaRNN Forward'.K2:.K6]))" office:value-type="float" office:value="0.000110065290225677" calcext:value-type="float">
            <text:p>0.000110</text:p>
          </table:table-cell>
          <table:table-cell table:style-name="ce88" office:value-type="float" office:value="-0.000110065290225677" calcext:value-type="float">
            <text:p>-0.000110</text:p>
          </table:table-cell>
          <table:table-cell table:style-name="ce88" office:value-type="float" office:value="0.000162448918128919" calcext:value-type="float">
            <text:p>0.000162</text:p>
          </table:table-cell>
          <table:table-cell table:style-name="ce88" office:value-type="float" office:value="0.000399439670986496" calcext:value-type="float">
            <text:p>0.000399</text:p>
          </table:table-cell>
          <table:table-cell table:style-name="ce94" office:value-type="float" office:value="0.000370296548508551" calcext:value-type="float">
            <text:p>0.00037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00828158944582171" calcext:value-type="float">
            <text:p>0.000828</text:p>
          </table:table-cell>
          <table:table-cell table:style-name="ce89" office:value-type="float" office:value="-0.000828158944582171" calcext:value-type="float">
            <text:p>-0.000828</text:p>
          </table:table-cell>
          <table:table-cell table:style-name="ce89" office:value-type="float" office:value="0.00122230654469101" calcext:value-type="float">
            <text:p>0.001222</text:p>
          </table:table-cell>
          <table:table-cell table:style-name="ce89" office:value-type="float" office:value="0.00300548461436078" calcext:value-type="float">
            <text:p>0.003005</text:p>
          </table:table-cell>
          <table:table-cell table:style-name="ce95" office:value-type="float" office:value="0.00278620442617723" calcext:value-type="float">
            <text:p>0.0027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24104098361564" calcext:value-type="float">
            <text:p>0.024104</text:p>
          </table:table-cell>
          <table:table-cell table:style-name="ce89" office:value-type="float" office:value="-0.024104098361564" calcext:value-type="float">
            <text:p>-0.024104</text:p>
          </table:table-cell>
          <table:table-cell table:style-name="ce89" office:value-type="float" office:value="0.0355760175917441" calcext:value-type="float">
            <text:p>0.035576</text:p>
          </table:table-cell>
          <table:table-cell table:style-name="ce89" office:value-type="float" office:value="0.0874765614048517" calcext:value-type="float">
            <text:p>0.087477</text:p>
          </table:table-cell>
          <table:table-cell table:style-name="ce95" office:value-type="float" office:value="0.0810942705906345" calcext:value-type="float">
            <text:p>0.081094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-0.03621882509159" calcext:value-type="float">
            <text:p>-0.036219</text:p>
          </table:table-cell>
          <table:table-cell table:style-name="ce89" office:value-type="float" office:value="0.03621882509159" calcext:value-type="float">
            <text:p>0.036219</text:p>
          </table:table-cell>
          <table:table-cell table:style-name="ce89" office:value-type="float" office:value="-0.0534565342077" calcext:value-type="float">
            <text:p>-0.053457</text:p>
          </table:table-cell>
          <table:table-cell table:style-name="ce89" office:value-type="float" office:value="-0.131442306184254" calcext:value-type="float">
            <text:p>-0.131442</text:p>
          </table:table-cell>
          <table:table-cell table:style-name="ce95" office:value-type="float" office:value="-0.121852274181547" calcext:value-type="float">
            <text:p>-0.121852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4" office:value-type="float" office:value="0.00878721202770167" calcext:value-type="float">
            <text:p>0.008787</text:p>
          </table:table-cell>
          <table:table-cell table:style-name="ce90" office:value-type="float" office:value="-0.00878721202770167" calcext:value-type="float">
            <text:p>-0.008787</text:p>
          </table:table-cell>
          <table:table-cell table:style-name="ce90" office:value-type="float" office:value="0.0129693301525184" calcext:value-type="float">
            <text:p>0.012969</text:p>
          </table:table-cell>
          <table:table-cell table:style-name="ce90" office:value-type="float" office:value="0.0318898089855298" calcext:value-type="float">
            <text:p>0.031890</text:p>
          </table:table-cell>
          <table:table-cell table:style-name="ce96" office:value-type="float" office:value="0.029563128195992" calcext:value-type="float">
            <text:p>0.0295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94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73" table:number-matrix-columns-spanned="1" table:number-matrix-rows-spanned="4" table:formula="of:=MMULT(TRANSPOSE(['DeltaRNN Forward'.C25:.F29]);[.N9:.N13]+[.O9:.O13]*(['DeltaRNN Forward'.J25:.J29]*MMULT(['DeltaRNN Forward'.H9:.L13];['DeltaRNN Forward'.K2:.K6])+['DeltaRNN Forward'.K25:.K29]))" office:value-type="float" office:value="-0.0465169964527821" calcext:value-type="float">
            <text:p>-0.046517</text:p>
          </table:table-cell>
          <table:table-cell table:style-name="ce76"/>
          <table:table-cell table:style-name="ce80" table:number-matrix-columns-spanned="4" table:number-matrix-rows-spanned="5" table:formula="of:=MMULT(([.N9:.N13]+[.O9:.O13]*(['DeltaRNN Forward'.J25:.J29]*MMULT(['DeltaRNN Forward'.H9:.L13];['DeltaRNN Forward'.K2:.K6])+['DeltaRNN Forward'.K25:.K29])); TRANSPOSE(['DeltaRNN Forward'.A25:.A28]))" office:value-type="float" office:value="-0.0132391701762193" calcext:value-type="float">
            <text:p>-0.013239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91" office:value-type="float" office:value="0.0165489627202741" calcext:value-type="float">
            <text:p>0.016549</text:p>
          </table:table-cell>
          <table:table-cell table:style-name="ce76"/>
          <table:table-cell table:style-name="ce73" table:number-matrix-columns-spanned="1" table:number-matrix-rows-spanned="5" table:formula="of:=[.N9:.N13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O9:.O13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[.O9:.O13]*MMULT(['DeltaRNN Forward'.H9:.L13];['DeltaRNN Forward'.K2:.K6])*MMULT(['DeltaRNN Forward'.C25:.F29];['DeltaRNN Forward'.A25:.A28])" office:value-type="float" office:value="0.0505727089148305" calcext:value-type="float">
            <text:p>0.050573</text:p>
          </table:table-cell>
          <table:table-cell table:style-name="ce73" table:number-matrix-columns-spanned="1" table:number-matrix-rows-spanned="5" table:formula="of:=[.O9:.O13]*MMULT(['DeltaRNN Forward'.C25:.F29];['DeltaRNN Forward'.A25:.A28])" office:value-type="float" office:value="0.0457268608264767" calcext:value-type="float">
            <text:p>0.045727</text:p>
          </table:table-cell>
          <table:table-cell table:style-name="ce73" table:number-matrix-columns-spanned="1" table:number-matrix-rows-spanned="5" table:formula="of:=[.O9:.O13]*MMULT(['DeltaRNN Forward'.H9:.L13];['DeltaRNN Forward'.K2:.K6])" office:value-type="float" office:value="-0.0616740352619885" calcext:value-type="float">
            <text:p>-0.061674</text:p>
          </table:table-cell>
          <table:table-cell/>
          <table:table-cell table:style-name="ce73" table:number-matrix-columns-spanned="1" table:number-matrix-rows-spanned="5" table:formula="of:=[.P9:.P13]*(['DeltaRNN Forward'.O25:.O29]-['DeltaRNN Forward'.K2:.K6])*[.N16:.N20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P9:.P13]*['DeltaRNN Forward'.N25:.N29]*[.O16:.O20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(['DeltaRNN Forward'.R25:.R29]-[.R9:.R13]+[.T9:.T13])*[.P16:.P20]" office:value-type="float" office:value="-0.160599145974242" calcext:value-type="float">
            <text:p>-0.160599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/>
          <table:table-cell table:style-name="ce233" table:number-matrix-columns-spanned="1" table:number-matrix-rows-spanned="5" table:formula="of:=MMULT(TRANSPOSE(['DeltaRNN Forward'.H9:.L13]);[.P32:.P36]*(['DeltaRNN Forward'.J25:.J29]*[.N32:.N36]+['DeltaRNN Forward'.L25:.L29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74" office:value-type="float" office:value="0.213223250160511" calcext:value-type="float">
            <text:p>0.213223</text:p>
          </table:table-cell>
          <table:table-cell table:style-name="ce76"/>
          <table:table-cell table:style-name="ce81" office:value-type="float" office:value="-0.00476169844651811" calcext:value-type="float">
            <text:p>-0.004762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92" office:value-type="float" office:value="0.00595212305814764" calcext:value-type="float">
            <text:p>0.005952</text:p>
          </table:table-cell>
          <table:table-cell table:style-name="ce76"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00149150683557518" calcext:value-type="float">
            <text:p>-0.001492</text:p>
          </table:table-cell>
          <table:table-cell table:style-name="ce74" office:value-type="float" office:value="0.0360117002209302" calcext:value-type="float">
            <text:p>0.036012</text:p>
          </table:table-cell>
          <table:table-cell table:style-name="ce74" office:value-type="float" office:value="0.0013683548950231" calcext:value-type="float">
            <text:p>0.001368</text:p>
          </table:table-cell>
          <table:table-cell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233532711899339" calcext:value-type="float">
            <text:p>-0.233533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34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74" office:value-type="float" office:value="-0.0675367872298113" calcext:value-type="float">
            <text:p>-0.067537</text:p>
          </table:table-cell>
          <table:table-cell table:style-name="ce76"/>
          <table:table-cell table:style-name="ce81" office:value-type="float" office:value="-0.0289342968931083" calcext:value-type="float">
            <text:p>-0.028934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92" office:value-type="float" office:value="0.0361678711163854" calcext:value-type="float">
            <text:p>0.036168</text:p>
          </table:table-cell>
          <table:table-cell table:style-name="ce76"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00596568169092739" calcext:value-type="float">
            <text:p>-0.005966</text:p>
          </table:table-cell>
          <table:table-cell table:style-name="ce74" office:value-type="float" office:value="-0.0336118796655915" calcext:value-type="float">
            <text:p>-0.033612</text:p>
          </table:table-cell>
          <table:table-cell table:style-name="ce74" office:value-type="float" office:value="-0.0198856056364246" calcext:value-type="float">
            <text:p>-0.019886</text:p>
          </table:table-cell>
          <table:table-cell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176430181945643" calcext:value-type="float">
            <text:p>-0.176430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/>
          <table:table-cell table:style-name="ce234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99" office:value-type="float" office:value="0.0937583109680739" calcext:value-type="float">
            <text:p>0.093758</text:p>
          </table:table-cell>
          <table:table-cell table:style-name="ce76"/>
          <table:table-cell table:style-name="ce81" office:value-type="float" office:value="0.121843011274705" calcext:value-type="float">
            <text:p>0.12184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92" office:value-type="float" office:value="-0.152303764093381" calcext:value-type="float">
            <text:p>-0.152304</text:p>
          </table:table-cell>
          <table:table-cell table:style-name="ce76"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00847073726403566" calcext:value-type="float">
            <text:p>-0.008471</text:p>
          </table:table-cell>
          <table:table-cell table:style-name="ce74" office:value-type="float" office:value="-0.0166388095244309" calcext:value-type="float">
            <text:p>-0.016639</text:p>
          </table:table-cell>
          <table:table-cell table:style-name="ce74" office:value-type="float" office:value="-0.121010532343367" calcext:value-type="float">
            <text:p>-0.121011</text:p>
          </table:table-cell>
          <table:table-cell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841042300009845" calcext:value-type="float">
            <text:p>-0.84104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182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76" table:number-columns-repeated="2"/>
          <table:table-cell table:style-name="ce82" office:value-type="float" office:value="-0.0751350750792256" calcext:value-type="float">
            <text:p>-0.075135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93" office:value-type="float" office:value="0.093918843849032" calcext:value-type="float">
            <text:p>0.093919</text:p>
          </table:table-cell>
          <table:table-cell table:style-name="ce76"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021220603557036" calcext:value-type="float">
            <text:p>-0.021221</text:p>
          </table:table-cell>
          <table:table-cell table:style-name="ce75" office:value-type="float" office:value="-0.0772666676555113" calcext:value-type="float">
            <text:p>-0.077267</text:p>
          </table:table-cell>
          <table:table-cell table:style-name="ce75" office:value-type="float" office:value="-0.101050493128743" calcext:value-type="float">
            <text:p>-0.101050</text:p>
          </table:table-cell>
          <table:table-cell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745150943681679" calcext:value-type="float">
            <text:p>-0.745151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83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180" office:value-type="string" calcext:value-type="string">
            <text:p>sigm’(p)</text:p>
          </table:table-cell>
          <table:table-cell table:style-name="ce180" office:value-type="string" calcext:value-type="string">
            <text:p>tanh’(c)</text:p>
          </table:table-cell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78" table:number-matrix-columns-spanned="1" table:number-matrix-rows-spanned="5" table:formula="of:=['DeltaRNN Forward'.N25:.N29]*(1-['DeltaRNN Forward'.N25:.N29])" office:value-type="float" office:value="0.249600426280144" calcext:value-type="float">
            <text:p>0.249600</text:p>
          </table:table-cell>
          <table:table-cell table:style-name="ce378" table:number-matrix-columns-spanned="1" table:number-matrix-rows-spanned="5" table:formula="of:=1-['DeltaRNN Forward'.O25:.O29]^2" office:value-type="float" office:value="0.66775917410961" calcext:value-type="float">
            <text:p>0.667759</text:p>
          </table:table-cell>
          <table:table-cell table:style-name="ce381" table:number-matrix-columns-spanned="1" table:number-matrix-rows-spanned="5" table:formula="of:=1-['DeltaRNN Forward'.R25:.R29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79" office:value-type="float" office:value="0.140692992393464" calcext:value-type="float">
            <text:p>0.140693</text:p>
          </table:table-cell>
          <table:table-cell table:style-name="ce379" office:value-type="float" office:value="0.835213076847696" calcext:value-type="float">
            <text:p>0.835213</text:p>
          </table:table-cell>
          <table:table-cell table:style-name="ce382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79" office:value-type="float" office:value="0.221712873293109" calcext:value-type="float">
            <text:p>0.221713</text:p>
          </table:table-cell>
          <table:table-cell table:style-name="ce379" office:value-type="float" office:value="0.95038623939124" calcext:value-type="float">
            <text:p>0.950386</text:p>
          </table:table-cell>
          <table:table-cell table:style-name="ce382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79" office:value-type="float" office:value="0.219443116677423" calcext:value-type="float">
            <text:p>0.219443</text:p>
          </table:table-cell>
          <table:table-cell table:style-name="ce379" office:value-type="float" office:value="0.869086243220584" calcext:value-type="float">
            <text:p>0.869086</text:p>
          </table:table-cell>
          <table:table-cell table:style-name="ce382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80" office:value-type="float" office:value="0.239781240749937" calcext:value-type="float">
            <text:p>0.239781</text:p>
          </table:table-cell>
          <table:table-cell table:style-name="ce380" office:value-type="float" office:value="0.821468021327657" calcext:value-type="float">
            <text:p>0.821468</text:p>
          </table:table-cell>
          <table:table-cell table:style-name="ce383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61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4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2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table:number-columns-repeated="3"/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5:58:08.570866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26T16:02:15.516850137</dc:date>
    <meta:editing-duration>P3DT8H12M</meta:editing-duration>
    <meta:editing-cycles>248</meta:editing-cycles>
    <meta:generator>LibreOffice/5.1.6.2$Linux_X86_64 LibreOffice_project/10m0$Build-2</meta:generator>
    <meta:document-statistic meta:table-count="14" meta:cell-count="3926" meta:object-count="0"/>
  </office:meta>
</office:document-meta>
</file>